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47cm"/>
    </style:style>
    <style:style style:name="co2" style:family="table-column">
      <style:table-column-properties fo:break-before="auto" style:column-width="1.986cm"/>
    </style:style>
    <style:style style:name="co3" style:family="table-column">
      <style:table-column-properties fo:break-before="auto" style:column-width="9.65cm"/>
    </style:style>
    <style:style style:name="co4" style:family="table-column">
      <style:table-column-properties fo:break-before="auto" style:column-width="1.575cm"/>
    </style:style>
    <style:style style:name="co5" style:family="table-column">
      <style:table-column-properties fo:break-before="auto" style:column-width="1.261cm"/>
    </style:style>
    <style:style style:name="co6" style:family="table-column">
      <style:table-column-properties fo:break-before="auto" style:column-width="1cm"/>
    </style:style>
    <style:style style:name="co7" style:family="table-column">
      <style:table-column-properties fo:break-before="auto" style:column-width="0.831cm"/>
    </style:style>
    <style:style style:name="co8" style:family="table-column">
      <style:table-column-properties fo:break-before="auto" style:column-width="0.755cm"/>
    </style:style>
    <style:style style:name="co9" style:family="table-column">
      <style:table-column-properties fo:break-before="auto" style:column-width="0.866cm"/>
    </style:style>
    <style:style style:name="co10" style:family="table-column">
      <style:table-column-properties fo:break-before="auto" style:column-width="0.707cm"/>
    </style:style>
    <style:style style:name="co11" style:family="table-column">
      <style:table-column-properties fo:break-before="auto" style:column-width="1.79cm"/>
    </style:style>
    <style:style style:name="co12" style:family="table-column">
      <style:table-column-properties fo:break-before="auto" style:column-width="5.286cm"/>
    </style:style>
    <style:style style:name="co13" style:family="table-column">
      <style:table-column-properties fo:break-before="auto" style:column-width="1.252cm"/>
    </style:style>
    <style:style style:name="co14" style:family="table-column">
      <style:table-column-properties fo:break-before="auto" style:column-width="3.676cm"/>
    </style:style>
    <style:style style:name="co15" style:family="table-column">
      <style:table-column-properties fo:break-before="auto" style:column-width="7.939cm"/>
    </style:style>
    <style:style style:name="co16" style:family="table-column">
      <style:table-column-properties fo:break-before="auto" style:column-width="4.357cm"/>
    </style:style>
    <style:style style:name="co17" style:family="table-column">
      <style:table-column-properties fo:break-before="auto" style:column-width="5.309cm"/>
    </style:style>
    <style:style style:name="co18" style:family="table-column">
      <style:table-column-properties fo:break-before="auto" style:column-width="7.87cm"/>
    </style:style>
    <style:style style:name="co19" style:family="table-column">
      <style:table-column-properties fo:break-before="auto" style:column-width="2.831cm"/>
    </style:style>
    <style:style style:name="co20" style:family="table-column">
      <style:table-column-properties fo:break-before="auto" style:column-width="2.641cm"/>
    </style:style>
    <style:style style:name="co21" style:family="table-column">
      <style:table-column-properties fo:break-before="auto" style:column-width="1.85cm"/>
    </style:style>
    <style:style style:name="co22" style:family="table-column">
      <style:table-column-properties fo:break-before="auto" style:column-width="9.966cm"/>
    </style:style>
    <style:style style:name="co23" style:family="table-column">
      <style:table-column-properties fo:break-before="auto" style:column-width="2.424cm"/>
    </style:style>
    <style:style style:name="co24" style:family="table-column">
      <style:table-column-properties fo:break-before="auto" style:column-width="2.981cm"/>
    </style:style>
    <style:style style:name="co25" style:family="table-column">
      <style:table-column-properties fo:break-before="auto" style:column-width="6.334cm"/>
    </style:style>
    <style:style style:name="co26" style:family="table-column">
      <style:table-column-properties fo:break-before="auto" style:column-width="3.697cm"/>
    </style:style>
    <style:style style:name="co27" style:family="table-column">
      <style:table-column-properties fo:break-before="auto" style:column-width="2.321cm"/>
    </style:style>
    <style:style style:name="co28" style:family="table-column">
      <style:table-column-properties fo:break-before="auto" style:column-width="1.774cm"/>
    </style:style>
    <style:style style:name="co29" style:family="table-column">
      <style:table-column-properties fo:break-before="auto" style:column-width="2.258cm"/>
    </style:style>
    <style:style style:name="co30" style:family="table-column">
      <style:table-column-properties fo:break-before="auto" style:column-width="4.787cm"/>
    </style:style>
    <style:style style:name="co31" style:family="table-column">
      <style:table-column-properties fo:break-before="auto" style:column-width="7.74cm"/>
    </style:style>
    <style:style style:name="co32" style:family="table-column">
      <style:table-column-properties fo:break-before="auto" style:column-width="5.188cm"/>
    </style:style>
    <style:style style:name="co33" style:family="table-column">
      <style:table-column-properties fo:break-before="auto" style:column-width="5.904cm"/>
    </style:style>
    <style:style style:name="co34" style:family="table-column">
      <style:table-column-properties fo:break-before="auto" style:column-width="8.054cm"/>
    </style:style>
    <style:style style:name="co35" style:family="table-column">
      <style:table-column-properties fo:break-before="auto" style:column-width="3.295cm"/>
    </style:style>
    <style:style style:name="co36" style:family="table-column">
      <style:table-column-properties fo:break-before="auto" style:column-width="5.36cm"/>
    </style:style>
    <style:style style:name="ro1" style:family="table-row">
      <style:table-row-properties style:row-height="0.45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0.397cm" fo:break-before="auto" style:use-optimal-row-height="false"/>
    </style:style>
    <style:style style:name="ro4" style:family="table-row">
      <style:table-row-properties style:row-height="0.476cm" fo:break-before="auto" style:use-optimal-row-height="false"/>
    </style:style>
    <style:style style:name="ro5" style:family="table-row">
      <style:table-row-properties style:row-height="0.36cm" fo:break-before="auto" style:use-optimal-row-height="false"/>
    </style:style>
    <style:style style:name="ro6" style:family="table-row">
      <style:table-row-properties style:row-height="0.277cm" fo:break-before="auto" style:use-optimal-row-height="false"/>
    </style:style>
    <style:style style:name="ro7" style:family="table-row">
      <style:table-row-properties style:row-height="0.579cm" fo:break-before="auto" style:use-optimal-row-height="false"/>
    </style:style>
    <style:style style:name="ro8" style:family="table-row">
      <style:table-row-properties style:row-height="2.499cm" fo:break-before="auto" style:use-optimal-row-height="false"/>
    </style:style>
    <style:style style:name="ro9" style:family="table-row">
      <style:table-row-properties style:row-height="0.37cm" fo:break-before="auto" style:use-optimal-row-height="false"/>
    </style:style>
    <style:style style:name="ro10" style:family="table-row">
      <style:table-row-properties style:row-height="0.741cm" fo:break-before="auto" style:use-optimal-row-height="false"/>
    </style:style>
    <style:style style:name="ro11" style:family="table-row">
      <style:table-row-properties style:row-height="1.942cm" fo:break-before="auto" style:use-optimal-row-height="false"/>
    </style:style>
    <style:style style:name="ro12" style:family="table-row">
      <style:table-row-properties style:row-height="1.515cm" fo:break-before="auto" style:use-optimal-row-height="false"/>
    </style:style>
    <style:style style:name="ro13" style:family="table-row">
      <style:table-row-properties style:row-height="0.515cm" fo:break-before="auto" style:use-optimal-row-height="true"/>
    </style:style>
    <style:style style:name="ro14" style:family="table-row">
      <style:table-row-properties style:row-height="2.18cm" fo:break-before="auto" style:use-optimal-row-height="true"/>
    </style:style>
    <style:style style:name="ro15" style:family="table-row">
      <style:table-row-properties style:row-height="0.452cm" fo:break-before="auto" style:use-optimal-row-height="true"/>
    </style:style>
    <style:style style:name="ta1" style:family="table" style:master-page-name="PageStyle_5f_Burndown">
      <style:table-properties table:display="true" style:writing-mode="lr-tb"/>
    </style:style>
    <style:style style:name="ta2" style:family="table" style:master-page-name="PageStyle_5f_Backlog">
      <style:table-properties table:display="true" style:writing-mode="lr-tb"/>
    </style:style>
    <style:style style:name="ta3" style:family="table" style:master-page-name="PageStyle_5f_Impediments">
      <style:table-properties table:display="true" style:writing-mode="lr-tb"/>
    </style:style>
    <style:style style:name="ta4" style:family="table" style:master-page-name="Default">
      <style:table-properties table:display="true" style:writing-mode="lr-tb"/>
    </styl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style:style style:name="ce1" style:family="table-cell" style:parent-style-name="Default">
      <style:table-cell-properties fo:background-color="#83caff" style:text-align-source="fix" style:repeat-content="false"/>
      <style:paragraph-properties fo:text-align="end" fo:margin-left="0cm"/>
      <style:text-properties fo:font-weight="bold" style:font-weight-asian="bold" style:font-weight-complex="bold"/>
    </style:style>
    <style:style style:name="ce2" style:family="table-cell" style:parent-style-name="Default">
      <style:table-cell-properties fo:background-color="#83caff" style:text-align-source="fix" style:repeat-content="false"/>
      <style:paragraph-properties fo:text-align="center" fo:margin-left="0cm"/>
      <style:text-properties fo:font-weight="bold" style:font-weight-asian="bold" style:font-weight-complex="bold"/>
    </style:style>
    <style:style style:name="ce3" style:family="table-cell" style:parent-style-name="Default">
      <style:table-cell-properties fo:border-bottom="none" fo:background-color="#ffff00" style:diagonal-bl-tr="none" style:diagonal-tl-br="none" style:text-align-source="fix" style:repeat-content="false" fo:border-left="0.74pt solid #000000" fo:padding="0.071cm" fo:border-right="none" style:rotation-align="none" fo:border-top="0.74pt solid #000000"/>
      <style:paragraph-properties fo:text-align="center" fo:margin-left="0cm"/>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 style:family="table-cell" style:parent-style-name="Default">
      <style:table-cell-properties fo:border-bottom="0.06pt solid #000000" style:text-align-source="fix" style:repeat-content="false" fo:border-left="0.06pt solid #000000" fo:border-right="none" style:rotation-angle="90" fo:border-top="0.06pt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order-bottom="none" fo:border-left="0.06pt solid #000000" fo:border-right="none" fo:border-top="none"/>
    </style:style>
    <style:style style:name="ce6" style:family="table-cell" style:parent-style-name="Default">
      <style:table-cell-properties fo:border-bottom="0.06pt solid #000000" fo:border-left="0.06pt solid #000000" fo:border-right="none" fo:border-top="none"/>
    </style:style>
    <style:style style:name="ce7"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center" fo:margin-left="0cm"/>
    </style:style>
    <style:style style:name="ce8" style:family="table-cell" style:parent-style-name="Default">
      <style:table-cell-properties fo:background-color="#ccff99" style:text-align-source="fix" style:repeat-content="false" fo:border="0.06pt solid #000000"/>
      <style:paragraph-properties fo:text-align="center" fo:margin-left="0cm"/>
    </style:style>
    <style:style style:name="ce9" style:family="table-cell" style:parent-style-name="Default">
      <style:table-cell-properties style:diagonal-bl-tr="none" style:diagonal-tl-br="none" style:text-align-source="fix" style:repeat-content="false" fo:border="0.74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10" style:family="table-cell" style:parent-style-name="Default">
      <style:table-cell-properties style:diagonal-bl-tr="none" style:diagonal-tl-br="none" style:text-align-source="fix" style:repeat-content="false" fo:border="0.74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6"/>
      <style:map style:condition="is-true-formula(OFFSET([Backlog.$E6];0;COUNTIF(backlog.$#REF!4:backlog.$#REF!4;&quot;&gt;-1&quot;);1;1)=0)" style:apply-style-name="Excel_5f_CondFormat_5f_1_5f_8_5f_2" style:base-cell-address="Backlog.C6"/>
    </style:style>
    <style:style style:name="ce11" style:family="table-cell" style:parent-style-name="Default">
      <style:table-cell-properties style:diagonal-bl-tr="none" style:diagonal-tl-br="none" style:text-align-source="fix" style:repeat-content="false" fo:border="0.74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12" style:family="table-cell" style:parent-style-name="Default" style:data-style-name="N165">
      <style:table-cell-properties style:glyph-orientation-vertical="0" fo:border-bottom="0.74pt solid #000000" fo:background-color="#99cc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style:vertical-justify="auto"/>
      <style:paragraph-properties fo:text-align="end" css3t:text-justify="auto" fo:margin-left="0cm" style:writing-mode="page"/>
      <style:text-properties fo:color="#800000"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3"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14"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5"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6" style:family="table-cell" style:parent-style-name="Default">
      <style:table-cell-properties fo:padding="0.071cm"/>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data-style-name="N38">
      <style:table-cell-properties fo:background-color="#83caff" style:text-align-source="fix" style:repeat-content="false"/>
      <style:paragraph-properties fo:text-align="center" fo:margin-left="0cm"/>
      <style:text-properties fo:font-style="italic" fo:font-weight="bold" style:font-style-asian="italic" style:font-weight-asian="bold" style:font-style-complex="italic" style:font-weight-complex="bold"/>
    </style:style>
    <style:style style:name="ce18"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19"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D6"/>
      <style:map style:condition="is-true-formula(OFFSET([Backlog.$E6];0;COUNTIF(backlog.$#REF!4:backlog.$#REF!4;&quot;&gt;-1&quot;);1;1)=0)" style:apply-style-name="Excel_5f_CondFormat_5f_1_5f_8_5f_2" style:base-cell-address="Backlog.D6"/>
    </style:style>
    <style:style style:name="ce20"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21"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D20"/>
      <style:map style:condition="is-true-formula(OFFSET([Backlog.$E20];0;COUNTIF(backlog.$#REF!4:backlog.$#REF!4;&quot;&gt;-1&quot;);1;1)=0)" style:apply-style-name="Excel_5f_CondFormat_5f_1_5f_8_5f_2" style:base-cell-address="Backlog.D20"/>
    </style:style>
    <style:style style:name="ce22"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D21"/>
      <style:map style:condition="is-true-formula(OFFSET([Backlog.$E21];0;COUNTIF(backlog.$#REF!4:backlog.$#REF!4;&quot;&gt;-1&quot;);1;1)=0)" style:apply-style-name="Excel_5f_CondFormat_5f_1_5f_8_5f_2" style:base-cell-address="Backlog.D21"/>
    </style:style>
    <style:style style:name="ce23" style:family="table-cell" style:parent-style-name="Default" style:data-style-name="N165">
      <style:table-cell-properties style:glyph-orientation-vertical="0" fo:border-bottom="0.74pt solid #000000" fo:background-color="#99ccff"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end" css3t:text-justify="auto" fo:margin-left="0cm" style:writing-mode="page"/>
      <style:text-properties fo:color="#800000"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4" style:family="table-cell" style:parent-style-name="Default">
      <style:table-cell-properties fo:background-color="#ffff00" style:text-align-source="fix" style:repeat-content="false" fo:border="0.06pt solid #000000" fo:padding="0.071cm"/>
      <style:paragraph-properties fo:text-align="end" fo:margin-left="0cm"/>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Default">
      <style:table-cell-properties fo:background-color="#ccff00" style:diagonal-bl-tr="none" style:diagonal-tl-br="none" style:text-align-source="fix" style:repeat-content="false" fo:border="0.06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bold" style:font-name-asian="DejaVu Sans" style:font-size-asian="9pt" style:font-style-asian="normal" style:font-weight-asian="bold" style:font-name-complex="Arial" style:font-size-complex="9pt" style:font-style-complex="normal" style:font-weight-complex="bold"/>
      <style:map style:condition="is-true-formula(AND(backlog.$#REF!4=0;COUNTA(backlog.$#REF!4:backlog.$#REF!4)&gt;0))" style:apply-style-name="Excel_5f_CondFormat_5f_1_5f_8_5f_1" style:base-cell-address="Backlog.D38"/>
      <style:map style:condition="is-true-formula(OFFSET([Backlog.$F38];0;COUNTIF(backlog.$#REF!4:backlog.$#REF!4;&quot;&gt;-1&quot;);1;1)=0)" style:apply-style-name="Excel_5f_CondFormat_5f_1_5f_8_5f_2" style:base-cell-address="Backlog.D38"/>
    </style:style>
    <style:style style:name="ce26" style:family="table-cell" style:parent-style-name="Default">
      <style:table-cell-properties fo:background-color="#ff9999" style:diagonal-bl-tr="none" style:diagonal-tl-br="none" style:text-align-source="fix" style:repeat-content="false" fo:border="0.06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bold" style:font-name-asian="DejaVu Sans" style:font-size-asian="9pt" style:font-style-asian="normal" style:font-weight-asian="bold" style:font-name-complex="Arial" style:font-size-complex="9pt" style:font-style-complex="normal" style:font-weight-complex="bold"/>
      <style:map style:condition="is-true-formula(AND(backlog.$#REF!4=0;COUNTA(backlog.$#REF!4:backlog.$#REF!4)&gt;0))" style:apply-style-name="Excel_5f_CondFormat_5f_1_5f_8_5f_1" style:base-cell-address="Backlog.D39"/>
      <style:map style:condition="is-true-formula(OFFSET([Backlog.$F39];0;COUNTIF(backlog.$#REF!4:backlog.$#REF!4;&quot;&gt;-1&quot;);1;1)=0)" style:apply-style-name="Excel_5f_CondFormat_5f_1_5f_8_5f_2" style:base-cell-address="Backlog.D39"/>
    </style:style>
    <style:style style:name="ce27" style:family="table-cell" style:parent-style-name="Default">
      <style:table-cell-properties fo:background-color="#83caff" style:diagonal-bl-tr="none" style:diagonal-tl-br="none" style:text-align-source="fix" style:repeat-content="false" fo:border="0.06pt solid #000000" fo:padding="0.071cm" style:rotation-align="none"/>
      <style:paragraph-properties fo:text-align="center" fo:margin-left="0cm"/>
      <style:text-properties fo:color="#8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8" style:family="table-cell" style:parent-style-name="Default">
      <style:table-cell-properties fo:background-color="#83caff" style:text-align-source="fix" style:repeat-content="false" fo:border="0.06pt solid #000000"/>
      <style:paragraph-properties fo:text-align="center" fo:margin-left="0cm"/>
      <style:text-properties fo:color="#800000" style:font-name="Arial1" fo:font-weight="bold" style:font-weight-asian="bold" style:font-weight-complex="bold"/>
    </style:style>
    <style:style style:name="ce29" style:family="table-cell" style:parent-style-name="Default">
      <style:table-cell-properties style:glyph-orientation-vertical="0" fo:border-bottom="none" fo:background-color="#ffff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31"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6"/>
      <style:map style:condition="is-true-formula(OFFSET([Backlog.$E6];0;COUNTIF(backlog.$#REF!4:backlog.$#REF!4;&quot;&gt;-1&quot;);1;1)=0)" style:apply-style-name="Excel_5f_CondFormat_5f_1_5f_8_5f_2" style:base-cell-address="Backlog.C6"/>
    </style:style>
    <style:style style:name="ce32"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33"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20"/>
      <style:map style:condition="is-true-formula(OFFSET([Backlog.$E20];0;COUNTIF(backlog.$#REF!4:backlog.$#REF!4;&quot;&gt;-1&quot;);1;1)=0)" style:apply-style-name="Excel_5f_CondFormat_5f_1_5f_8_5f_2" style:base-cell-address="Backlog.D20"/>
    </style:style>
    <style:style style:name="ce34"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21"/>
      <style:map style:condition="is-true-formula(OFFSET([Backlog.$E21];0;COUNTIF(backlog.$#REF!4:backlog.$#REF!4;&quot;&gt;-1&quot;);1;1)=0)" style:apply-style-name="Excel_5f_CondFormat_5f_1_5f_8_5f_2" style:base-cell-address="Backlog.D21"/>
    </style:style>
    <style:style style:name="ce35" style:family="table-cell" style:parent-style-name="Default" style:data-style-name="N138">
      <style:table-cell-properties style:glyph-orientation-vertical="0" fo:border-bottom="0.74pt solid #000000" fo:background-color="#99cc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fo:color="#800000"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36" style:family="table-cell" style:parent-style-name="Default">
      <style:table-cell-properties fo:background-color="#ffffcc" fo:border="0.06pt solid #000000"/>
      <style:text-properties style:font-name="Verdana" fo:font-size="9pt" style:font-name-asian="DejaVu Sans" style:font-size-asian="9pt" style:font-name-complex="Arial" style:font-size-complex="9pt"/>
    </style:style>
    <style:style style:name="ce37" style:family="table-cell" style:parent-style-name="Default">
      <style:table-cell-properties fo:background-color="#ccffff"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38"/>
      <style:map style:condition="is-true-formula(OFFSET([Backlog.$F38];0;COUNTIF(backlog.$#REF!4:backlog.$#REF!4;&quot;&gt;-1&quot;);1;1)=0)" style:apply-style-name="Excel_5f_CondFormat_5f_1_5f_8_5f_2" style:base-cell-address="Backlog.D38"/>
    </style:style>
    <style:style style:name="ce38"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39"/>
      <style:map style:condition="is-true-formula(OFFSET([Backlog.$F39];0;COUNTIF(backlog.$#REF!4:backlog.$#REF!4;&quot;&gt;-1&quot;);1;1)=0)" style:apply-style-name="Excel_5f_CondFormat_5f_1_5f_8_5f_2" style:base-cell-address="Backlog.D39"/>
    </style:style>
    <style:style style:name="ce39"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20"/>
      <style:map style:condition="is-true-formula(OFFSET([Backlog.$E20];0;COUNTIF(backlog.$#REF!4:backlog.$#REF!4;&quot;&gt;-1&quot;);1;1)=0)" style:apply-style-name="Excel_5f_CondFormat_5f_1_5f_8_5f_2" style:base-cell-address="Backlog.D20"/>
    </style:style>
    <style:style style:name="ce40"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21"/>
      <style:map style:condition="is-true-formula(OFFSET([Backlog.$E21];0;COUNTIF(backlog.$#REF!4:backlog.$#REF!4;&quot;&gt;-1&quot;);1;1)=0)" style:apply-style-name="Excel_5f_CondFormat_5f_1_5f_8_5f_2" style:base-cell-address="Backlog.D21"/>
    </style:style>
    <style:style style:name="ce41"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42" style:family="table-cell" style:parent-style-name="Default">
      <style:table-cell-properties fo:background-color="#ccffff"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38"/>
    </style:style>
    <style:style style:name="ce43"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39"/>
    </style:style>
    <style:style style:name="ce44" style:family="table-cell" style:parent-style-name="Default" style:data-style-name="N171">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45" style:family="table-cell" style:parent-style-name="Default" style:data-style-name="N171">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20"/>
      <style:map style:condition="is-true-formula(OFFSET([Backlog.$E20];0;COUNTIF(backlog.$#REF!4:backlog.$#REF!4;&quot;&gt;-1&quot;);1;1)=0)" style:apply-style-name="Excel_5f_CondFormat_5f_1_5f_8_5f_2" style:base-cell-address="Backlog.D20"/>
    </style:style>
    <style:style style:name="ce46" style:family="table-cell" style:parent-style-name="Default" style:data-style-name="N171">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21"/>
      <style:map style:condition="is-true-formula(OFFSET([Backlog.$E21];0;COUNTIF(backlog.$#REF!4:backlog.$#REF!4;&quot;&gt;-1&quot;);1;1)=0)" style:apply-style-name="Excel_5f_CondFormat_5f_1_5f_8_5f_2" style:base-cell-address="Backlog.D21"/>
    </style:style>
    <style:style style:name="ce47" style:family="table-cell" style:parent-style-name="Default" style:data-style-name="N171">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48" style:family="table-cell" style:parent-style-name="Default">
      <style:table-cell-properties fo:border-bottom="none" fo:background-color="#3465a4" style:diagonal-bl-tr="none" style:diagonal-tl-br="none" fo:border-left="0.06pt solid #000000" fo:padding="0.071cm" fo:border-right="0.06pt solid #000000" style:rotation-align="none" fo:border-top="0.06pt solid #000000"/>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38"/>
    </style:style>
    <style:style style:name="ce49" style:family="table-cell" style:parent-style-name="Default">
      <style:table-cell-properties fo:border-bottom="0.06pt solid #000000" fo:background-color="#3465a4" style:diagonal-bl-tr="none" style:diagonal-tl-br="none" fo:border-left="0.06pt solid #000000" fo:padding="0.071cm" fo:border-right="0.06pt solid #000000" style:rotation-align="none" fo:border-top="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39"/>
    </style:style>
    <style:style style:name="ce50"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51" style:family="table-cell" style:parent-style-name="Default">
      <style:table-cell-properties style:glyph-orientation-vertical="0" fo:border-bottom="0.74pt solid #000000" fo:background-color="#99cc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5pt" fo:font-style="normal" fo:text-shadow="none" style:text-underline-style="none" fo:font-weight="bold" style:font-size-asian="5pt" style:font-style-asian="normal" style:font-weight-asian="bold" style:font-size-complex="5pt" style:font-style-complex="normal" style:font-weight-complex="bold"/>
    </style:style>
    <style:style style:name="ce52" style:family="table-cell" style:parent-style-name="Default" style:data-style-name="N138">
      <style:table-cell-properties fo:background-color="#99cc00"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3"/>
    </style:style>
    <style:style style:name="ce53"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4"/>
    </style:style>
    <style:style style:name="ce54"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20"/>
    </style:style>
    <style:style style:name="ce55"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21"/>
    </style:style>
    <style:style style:name="ce56"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map style:condition="cell-content()&gt;#REF!" style:apply-style-name="Excel_5f_CondFormat_5f_1_5f_1_5f_1" style:base-cell-address="Backlog.H32"/>
      <style:map style:condition="cell-content()&lt;#REF!" style:apply-style-name="Excel_5f_CondFormat_5f_1_5f_1_5f_2" style:base-cell-address="Backlog.H32"/>
    </style:style>
    <style:style style:name="ce57"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38"/>
    </style:style>
    <style:style style:name="ce58"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4"/>
    </style:style>
    <style:style style:name="ce59"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60"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1"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2" style:family="table-cell" style:parent-style-name="Default">
      <style:table-cell-properties fo:background-color="#cccc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4"/>
    </style:style>
    <style:style style:name="ce63"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0.06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64" style:family="table-cell" style:parent-style-name="Default" style:data-style-name="N138">
      <style:table-cell-properties fo:border-bottom="0.74pt solid #000000" fo:background-color="#99cc00" style:diagonal-bl-tr="none" style:diagonal-tl-br="none" fo:border-left="0.74pt solid #000000" fo:padding="0.071cm" fo:border-right="0.06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3"/>
    </style:style>
    <style:style style:name="ce65" style:family="table-cell" style:parent-style-name="Default" style:data-style-name="N167">
      <style:table-cell-properties style:glyph-orientation-vertical="0" fo:border-bottom="0.06pt solid #000000" fo:background-color="#ffff99" style:diagonal-bl-tr="none" style:diagonal-tl-br="none" style:text-align-source="fix" style:repeat-content="false" fo:wrap-option="no-wrap" fo:border-left="0.06pt solid #000000" style:direction="ltr" fo:padding="0.071cm" fo:border-right="none"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66" style:family="table-cell" style:parent-style-name="Default" style:data-style-name="N138">
      <style:table-cell-properties fo:background-color="#99cc00"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O3"/>
    </style:style>
    <style:style style:name="ce67"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1]&lt;2)" style:apply-style-name="Excel_5f_CondFormat_5f_1_5f_4_5f_1" style:base-cell-address="Backlog.O4"/>
    </style:style>
    <style:style style:name="ce68" style:family="table-cell" style:parent-style-name="Default" style:data-style-name="N167">
      <style:table-cell-properties style:glyph-orientation-vertical="0" fo:border-bottom="0.06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69" style:family="table-cell" style:parent-style-name="Default" style:data-style-name="N167">
      <style:table-cell-properties style:glyph-orientation-vertical="0" fo:border-bottom="0.06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0" style:family="table-cell" style:parent-style-name="Default" style:data-style-name="N167">
      <style:table-cell-properties style:glyph-orientation-vertical="0" fo:border-bottom="0.06pt solid #000000" fo:background-color="#ffff99" style:diagonal-bl-tr="none" style:diagonal-tl-br="none" style:text-align-source="fix" style:repeat-content="false" fo:wrap-option="no-wrap" fo:border-left="none" style:direction="ltr" fo:padding="0.071cm" fo:border-right="0.06pt solid #000000"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1" style:family="table-cell" style:parent-style-name="Default">
      <style:table-cell-properties fo:background-color="#cccc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1]&lt;2)" style:apply-style-name="Excel_5f_CondFormat_5f_1_5f_4_5f_1" style:base-cell-address="Backlog.U4"/>
    </style:style>
    <style:style style:name="ce72"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1]&lt;2)" style:apply-style-name="Excel_5f_CondFormat_5f_1_5f_4_5f_1" style:base-cell-address="Backlog.U4"/>
    </style:style>
    <style:style style:name="ce73" style:family="table-cell" style:parent-style-name="Default">
      <style:table-cell-properties fo:background-color="#cccc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1]&lt;2)" style:apply-style-name="Excel_5f_CondFormat_5f_1_5f_4_5f_1" style:base-cell-address="Backlog.AA4"/>
    </style:style>
    <style:style style:name="ce74" style:family="table-cell" style:parent-style-name="Default">
      <style:table-cell-properties fo:background-color="#cccc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1]&lt;2)" style:apply-style-name="Excel_5f_CondFormat_5f_1_5f_4_5f_1" style:base-cell-address="Backlog.AB4"/>
    </style:style>
    <style:style style:name="ce75"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1]&lt;2)" style:apply-style-name="Excel_5f_CondFormat_5f_1_5f_4_5f_1" style:base-cell-address="Backlog.AC4"/>
    </style:style>
    <style:style style:name="ce76"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AJ4"/>
    </style:style>
    <style:style style:name="ce77"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1]&lt;2)" style:apply-style-name="Excel_5f_CondFormat_5f_1_5f_4_5f_1" style:base-cell-address="Backlog.AK4"/>
    </style:style>
    <style:style style:name="ce78"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9" style:family="table-cell" style:parent-style-name="Default" style:data-style-name="N140">
      <style:table-cell-properties style:glyph-orientation-vertical="0" fo:border-bottom="none" fo:background-color="#99cc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0" style:family="table-cell" style:parent-style-name="Default">
      <style:table-cell-properties style:glyph-orientation-vertical="0" fo:background-color="#ccffcc" style:diagonal-bl-tr="none" style:diagonal-tl-br="none" style:text-align-source="fix" style:repeat-content="false" fo:wrap-option="no-wrap" fo:border="0.74pt solid #000000"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81" style:family="table-cell" style:parent-style-name="Default">
      <style:table-cell-properties fo:background-color="#00ff00"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map style:condition="cell-content()&gt;[.$E$1]" style:apply-style-name="Excel_5f_CondFormat_5f_1_5f_5_5f_1" style:base-cell-address="Backlog.AL32"/>
      <style:map style:condition="cell-content()&lt;[.$E$1]" style:apply-style-name="Excel_5f_CondFormat_5f_1_5f_5_5f_2" style:base-cell-address="Backlog.AL32"/>
    </style:style>
    <style:style style:name="ce82" style:family="table-cell" style:parent-style-name="Default">
      <style:table-cell-properties fo:background-color="#000000" fo:padding="0.071c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3" style:family="table-cell" style:parent-style-name="Default">
      <style:table-cell-properties fo:background-color="#000000" fo:padding="0.071cm"/>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 style:family="table-cell" style:parent-style-name="Default">
      <style:table-cell-properties fo:background-color="#ffffff" fo:padding="0.071c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5" style:family="table-cell" style:parent-style-name="Default">
      <style:table-cell-properties fo:background-color="#ffffff" fo:padding="0.071cm"/>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 style:family="table-cell" style:parent-style-name="Default">
      <style:table-cell-properties fo:padding="0.071c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7" style:family="table-cell" style:parent-style-name="Default">
      <style:table-cell-properties fo:background-color="#99ccff" style:text-align-source="fix" style:repeat-content="false" fo:border="0.06pt solid #000000"/>
      <style:paragraph-properties fo:text-align="center" fo:margin-left="0cm"/>
      <style:text-properties fo:font-weight="bold" style:font-weight-asian="bold" style:font-weight-complex="bold"/>
    </style:style>
    <style:style style:name="ce88" style:family="table-cell" style:parent-style-name="Default">
      <style:table-cell-properties fo:background-color="#ffff00" style:text-align-source="fix" style:repeat-content="false" fo:wrap-option="wrap" fo:border="0.06pt solid #000000" style:rotation-angle="0" style:vertical-align="middle"/>
      <style:paragraph-properties fo:text-align="center" fo:margin-left="0cm"/>
      <style:text-properties style:font-name="Liberation Sans" fo:font-weight="bold" style:font-name-asian="DejaVu Sans" style:font-weight-asian="bold" style:font-name-complex="FreeSans" style:font-weight-complex="bold"/>
    </style:style>
    <style:style style:name="ce89" style:family="table-cell" style:parent-style-name="Default">
      <style:table-cell-properties style:text-align-source="fix" style:repeat-content="false" fo:wrap-option="wrap" fo:border="0.06pt solid #000000" style:rotation-angle="0" style:vertical-align="middle"/>
      <style:paragraph-properties fo:text-align="center" fo:margin-left="0cm"/>
      <style:text-properties style:font-name="Liberation Sans" style:font-name-asian="DejaVu Sans" style:font-name-complex="FreeSans"/>
    </style:style>
    <style:style style:name="ce90" style:family="table-cell" style:parent-style-name="Default">
      <style:table-cell-properties style:text-align-source="fix" style:repeat-content="false" fo:wrap-option="wrap" style:rotation-angle="0" style:vertical-align="justify"/>
      <style:paragraph-properties fo:text-align="center" fo:margin-left="0cm"/>
      <style:text-properties style:font-name="Liberation Sans" style:font-name-asian="DejaVu Sans" style:font-name-complex="FreeSans"/>
    </style:style>
    <style:style style:name="ce91" style:family="table-cell" style:parent-style-name="Default">
      <style:table-cell-properties style:text-align-source="fix" style:repeat-content="false" fo:border="0.06pt solid #000000" style:rotation-angle="0" style:vertical-align="middle"/>
      <style:paragraph-properties fo:text-align="center" fo:margin-left="0cm"/>
      <style:text-properties fo:font-weight="bold" style:font-weight-asian="bold" style:font-weight-complex="bold"/>
    </style:style>
    <style:style style:name="ce92" style:family="table-cell" style:parent-style-name="Default">
      <style:table-cell-properties style:text-align-source="fix" style:repeat-content="false" fo:wrap-option="wrap" fo:border="0.06pt solid #000000" style:rotation-angle="0" style:vertical-align="middle"/>
      <style:paragraph-properties fo:text-align="center" fo:margin-left="0cm"/>
      <style:text-properties style:font-name="Liberation Sans" fo:font-weight="bold" style:font-name-asian="DejaVu Sans" style:font-weight-asian="bold" style:font-name-complex="FreeSans" style:font-weight-complex="bold"/>
    </style:style>
    <style:style style:name="ce93" style:family="table-cell" style:parent-style-name="Default">
      <style:table-cell-properties style:text-align-source="fix" style:repeat-content="false" style:rotation-angle="0" style:vertical-align="middle"/>
      <style:paragraph-properties fo:text-align="center" fo:margin-left="0cm"/>
      <style:text-properties fo:font-weight="bold" style:font-weight-asian="bold" style:font-weight-complex="bold"/>
    </style:style>
    <style:style style:name="ce9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5" style:family="table-cell" style:parent-style-name="Default">
      <style:table-cell-properties style:text-align-source="fix" style:repeat-content="false" fo:border="0.06pt solid #000000" style:rotation-angle="0" style:vertical-align="middle"/>
      <style:paragraph-properties fo:text-align="center" fo:margin-left="0cm"/>
    </style:style>
    <style:style style:name="ce96" style:family="table-cell" style:parent-style-name="Default">
      <style:table-cell-properties style:text-align-source="fix" style:repeat-content="false" fo:border="0.06pt solid #000000" style:rotation-angle="0" style:vertical-align="middle"/>
      <style:paragraph-properties fo:text-align="justify" fo:margin-left="0cm"/>
    </style:style>
    <style:style style:name="ce97" style:family="table-cell" style:parent-style-name="Default">
      <style:table-cell-properties style:text-align-source="fix" style:repeat-content="false" style:rotation-angle="0" style:vertical-align="middle"/>
      <style:paragraph-properties fo:text-align="center" fo:margin-left="0cm"/>
    </style:style>
    <style:style style:name="ce98" style:family="table-cell" style:parent-style-name="Default">
      <style:table-cell-properties style:text-align-source="fix" style:repeat-content="false" fo:border="0.06pt solid #000000" style:rotation-angle="0" style:vertical-align="middle"/>
      <style:paragraph-properties fo:text-align="justify"/>
    </style:style>
    <style:style style:name="ce99" style:family="table-cell" style:parent-style-name="Default">
      <style:table-cell-properties style:text-align-source="fix" style:repeat-content="false" style:rotation-angle="0" style:vertical-align="middle"/>
      <style:paragraph-properties fo:text-align="justify"/>
    </style:style>
    <style:style style:name="ce100" style:family="table-cell" style:parent-style-name="Default">
      <style:table-cell-properties style:text-align-source="fix" style:repeat-content="false" fo:border="0.06pt solid #000000" style:rotation-angle="0" style:vertical-align="middle"/>
      <style:paragraph-properties fo:text-align="center" fo:margin-left="0cm"/>
      <style:text-properties fo:font-size="30pt" fo:font-weight="bold" style:font-size-asian="30pt" style:font-weight-asian="bold" style:font-size-complex="30pt" style:font-weight-complex="bold"/>
    </style:style>
    <style:style style:name="ce101" style:family="table-cell" style:parent-style-name="Default">
      <style:table-cell-properties style:text-align-source="fix" style:repeat-content="false" style:rotation-angle="0" style:vertical-align="middle"/>
      <style:paragraph-properties fo:text-align="center" fo:margin-left="0cm"/>
      <style:text-properties fo:font-size="30pt" fo:font-weight="bold" style:font-size-asian="30pt" style:font-weight-asian="bold" style:font-size-complex="30pt" style:font-weight-complex="bold"/>
    </style:style>
    <style:style style:name="ce102" style:family="table-cell" style:parent-style-name="Default">
      <style:text-properties fo:font-size="30pt" style:font-size-asian="30pt" style:font-size-complex="30pt"/>
    </style:style>
    <style:style style:name="ce103" style:family="table-cell" style:parent-style-name="Default">
      <style:table-cell-properties fo:padding="0.071cm"/>
      <style:text-properties style:use-window-font-color="true" style:text-outline="false" style:text-line-through-style="none" style:text-line-through-type="none" style:font-name="Verdana" fo:font-size="30pt" fo:font-style="normal" fo:text-shadow="none" style:text-underline-style="none" fo:font-weight="normal" style:font-size-asian="30pt" style:font-style-asian="normal" style:font-weight-asian="normal" style:font-size-complex="30pt" style:font-style-complex="normal" style:font-weight-complex="normal"/>
    </style:style>
    <style:style style:name="ce104" style:family="table-cell" style:parent-style-name="Default">
      <style:table-cell-properties style:text-align-source="fix" style:repeat-content="false" fo:border="0.06pt solid #000000" style:rotation-angle="0" style:vertical-align="middle"/>
      <style:paragraph-properties fo:text-align="center" fo:margin-left="0cm"/>
      <style:text-properties fo:font-size="30pt" style:text-underline-style="none" fo:font-weight="bold" style:font-size-asian="30pt" style:font-weight-asian="bold" style:font-size-complex="30pt" style:font-weight-complex="bold"/>
    </style:style>
    <style:style style:name="ce105" style:family="table-cell" style:parent-style-name="Default">
      <style:table-cell-properties style:text-align-source="fix" style:repeat-content="false" fo:border="0.06pt solid #000000" style:rotation-angle="0" style:vertical-align="middle"/>
      <style:paragraph-properties fo:text-align="justify"/>
      <style:text-properties fo:font-size="30pt" fo:font-weight="bold" style:font-size-asian="30pt" style:font-weight-asian="bold" style:font-size-complex="30pt" style:font-weight-complex="bold"/>
    </style:style>
    <style:style style:name="ce106" style:family="table-cell" style:parent-style-name="Default">
      <style:table-cell-properties style:text-align-source="fix" style:repeat-content="false" style:rotation-angle="0" style:vertical-align="middle"/>
      <style:paragraph-properties fo:text-align="justify"/>
      <style:text-properties fo:font-size="30pt" fo:font-weight="bold" style:font-size-asian="30pt" style:font-weight-asian="bold" style:font-size-complex="30pt" style:font-weight-complex="bold"/>
    </style:style>
    <style:style style:name="ce107" style:family="table-cell" style:parent-style-name="Default">
      <style:table-cell-properties style:text-align-source="fix" style:repeat-content="false" fo:border="0.06pt solid #000000" style:vertical-align="middle"/>
      <style:paragraph-properties fo:text-align="justify" fo:margin-left="0cm"/>
    </style:style>
    <style:style style:name="ce108" style:family="table-cell" style:parent-style-name="Default">
      <style:table-cell-properties style:text-align-source="fix" style:repeat-content="false" fo:border="0.06pt solid #000000" style:vertical-align="middle"/>
      <style:paragraph-properties fo:text-align="justify"/>
    </style:style>
    <style:style style:name="ce109" style:family="table-cell" style:parent-style-name="Default">
      <style:table-cell-properties style:text-align-source="fix" style:repeat-content="false" fo:border="0.06pt solid #000000" style:vertical-align="middle"/>
      <style:paragraph-properties fo:text-align="justify"/>
      <style:text-properties style:font-name="Arial" style:font-name-asian="DejaVu Sans" style:font-name-complex="Arial"/>
    </style:style>
    <style:style style:name="ce110" style:family="table-cell" style:parent-style-name="Default">
      <style:table-cell-properties style:text-align-source="fix" style:repeat-content="false" style:vertical-align="middle"/>
      <style:paragraph-properties fo:text-align="justify"/>
    </style:style>
    <style:style style:name="ce111" style:family="table-cell" style:parent-style-name="Default">
      <style:table-cell-properties fo:border="0.06pt solid #000000"/>
    </style:style>
    <style:style style:name="ce112"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113" style:family="table-cell" style:parent-style-name="Default">
      <style:table-cell-properties style:text-align-source="fix" style:repeat-content="false" fo:border="0.06pt solid #000000"/>
      <style:paragraph-properties fo:text-align="center" fo:margin-left="0cm"/>
    </style:style>
    <style:style style:name="ce114" style:family="table-cell" style:parent-style-name="Default">
      <style:table-cell-properties fo:padding="0.071cm"/>
    </style:style>
    <style:style style:name="ce115" style:family="table-cell" style:parent-style-name="Default">
      <style:table-cell-properties style:text-align-source="fix" style:repeat-content="false" fo:border="0.06pt solid #000000" style:rotation-angle="0" style:vertical-align="middle"/>
      <style:paragraph-properties fo:text-align="center" fo:margin-left="0cm"/>
      <style:text-properties fo:font-size="50pt" fo:font-weight="bold" style:font-size-asian="50pt" style:font-weight-asian="bold" style:font-size-complex="50pt" style:font-weight-complex="bold"/>
    </style:style>
    <style:style style:name="ce116" style:family="table-cell" style:parent-style-name="Default">
      <style:table-cell-properties fo:background-color="#ffff00" style:text-align-source="fix" style:repeat-content="false" fo:border="0.06pt solid #000000"/>
      <style:paragraph-properties fo:text-align="center" fo:margin-left="0cm"/>
    </style:style>
    <style:style style:name="ce117" style:family="table-cell" style:parent-style-name="Default">
      <style:table-cell-properties style:text-align-source="fix" style:repeat-content="false" fo:border="0.06pt solid #000000" style:vertical-align="middle"/>
      <style:paragraph-properties fo:text-align="center" fo:margin-left="0cm"/>
    </style:style>
    <style:style style:name="ce118" style:family="table-cell" style:parent-style-name="Default">
      <style:table-cell-properties fo:background-color="#ffff00"/>
    </style:style>
    <style:style style:name="gr1" style:family="graphic">
      <style:graphic-properties draw:stroke="none" draw:fill="none" draw:textarea-horizontal-align="center" draw:textarea-vertical-align="middle" draw:ole-draw-aspect="1"/>
    </style:style>
    <style:style style:name="gr2" style:family="graphic">
      <style:graphic-properties draw:marker-start="Fin_20_de_20_línea_20_1" draw:marker-start-width="0.2cm" draw:marker-start-center="false" draw:fill="solid" draw:fill-color="#ffffc0" draw:auto-grow-height="true" draw:auto-grow-width="false" fo:min-height="7.506cm" fo:padding-top="0.1cm" fo:padding-bottom="0.1cm" fo:padding-left="0.1cm" fo:padding-right="0.1cm" draw:shadow="hidden" draw:shadow-offset-x="0.1cm" draw:shadow-offset-y="0.1cm" draw:caption-escape-direction="auto"/>
    </style:style>
    <style:style style:name="gr3" style:family="graphic">
      <style:graphic-properties draw:marker-start="Fin_20_de_20_línea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gr4" style:family="graphic">
      <style:graphic-properties draw:marker-start="Fin_20_de_20_línea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style>
    <style:style style:name="gr5" style:family="graphic">
      <style:graphic-properties draw:marker-start="Fin_20_de_20_línea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6" style:family="graphic">
      <style:graphic-properties draw:marker-start="Fin_20_de_20_línea_20_1" draw:marker-start-width="0.2cm" draw:marker-start-center="false" draw:fill="solid" draw:fill-color="#ffffc0" draw:auto-grow-height="true" draw:auto-grow-width="false" fo:min-height="11.456cm"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fo:font-variant="normal" fo:text-transform="none" fo:color="#000000" style:text-outline="false" style:text-line-through-style="none" style:text-line-through-type="none" style:text-position="0% 100%" style:font-name="Liberation Sans" fo:font-size="10pt" fo:letter-spacing="normal" fo:language="es" fo:country="CO" fo:font-style="normal" fo:text-shadow="none" style:text-underline-style="none" fo:font-weight="normal" style:text-underline-mode="continuous" style:text-overline-mode="continuous" style:text-line-through-mode="continuous" style:letter-kerning="false"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 fo:font-size="10pt" fo:language="es" fo:country="CO"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text-line-through-type="none" style:font-name="Liberation Sans" fo:font-size="10pt" fo:language="es" fo:country="CO"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font-variant="normal" fo:text-transform="none" fo:color="#000000" style:text-outline="false" style:text-line-through-style="none" style:text-line-through-type="none" style:text-position="0% 100%" style:font-name="Liberation Sans" fo:font-size="10pt" fo:letter-spacing="normal" fo:language="es" fo:country="CO" fo:font-style="normal" fo:text-shadow="none" style:text-underline-style="none" fo:font-weight="bold" style:text-underline-mode="continuous" style:text-overline-mode="continuous" style:text-line-through-mode="continuous" style:letter-kerning="false"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text-scale="100%"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text-position="0% 100%" style:font-name="Liberation Sans" fo:font-size="10pt" fo:letter-spacing="normal" fo:language="es" fo:country="CO" fo:font-style="normal" fo:text-shadow="none" style:text-underline-style="none" fo:font-weight="normal" style:text-underline-mode="continuous" style:text-overline-mode="continuous" style:text-line-through-mode="continuous" style:letter-kerning="false"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Arial" fo:font-size="10pt" fo:language="es" fo:country="CO"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text-line-through-type="none" style:font-name="Arial"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Liberation Sans" fo:font-size="10pt" fo:language="es" fo:country="CO"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Backlog" table:style-name="ta1">
        <office:forms form:automatic-focus="false" form:apply-design-mode="false"/>
        <table:shapes>
          <draw:frame draw:z-index="0" draw:style-name="gr1" draw:text-style-name="P1" svg:width="12.997cm" svg:height="6.232cm" svg:x="2.277cm" svg:y="15.919cm">
            <draw:object draw:notify-on-update-of-ranges="Backlog.B1:Backlog.B1 Backlog.H35:Backlog.L35 Backlog.B1:Backlog.B1 Backlog.H39:Backlog.L39" xlink:href="./Object 1" xlink:type="simple" xlink:show="embed" xlink:actuate="onLoad"/>
            <draw:image xlink:href="./ObjectReplacements/Object 1" xlink:type="simple" xlink:show="embed" xlink:actuate="onLoad"/>
          </draw:frame>
        </table:shapes>
        <table:table-column table:style-name="co1" table:number-columns-repeated="2" table:default-cell-style-name="Default"/>
        <table:table-column table:style-name="co2" table:default-cell-style-name="ce16"/>
        <table:table-column table:style-name="co3" table:default-cell-style-name="ce16"/>
        <table:table-column table:style-name="co4" table:default-cell-style-name="ce16"/>
        <table:table-column table:style-name="co5" table:default-cell-style-name="ce16"/>
        <table:table-column table:style-name="co6" table:number-columns-repeated="31" table:default-cell-style-name="ce16"/>
        <table:table-column table:style-name="co7" table:default-cell-style-name="ce16"/>
        <table:table-column table:style-name="co8" table:number-columns-repeated="6" table:default-cell-style-name="ce16"/>
        <table:table-column table:style-name="co9" table:default-cell-style-name="ce16"/>
        <table:table-column table:style-name="co10" table:default-cell-style-name="ce85"/>
        <table:table-column table:style-name="co11" table:number-columns-repeated="3" table:default-cell-style-name="ce85"/>
        <table:table-column table:style-name="co12" table:visibility="collapse" table:default-cell-style-name="ce85"/>
        <table:table-column table:style-name="co11" table:number-columns-repeated="33" table:default-cell-style-name="ce85"/>
        <table:table-column table:style-name="co11" table:number-columns-repeated="201" table:default-cell-style-name="ce16"/>
        <table:table-column table:style-name="co11" table:number-columns-repeated="740" table:default-cell-style-name="Default"/>
        <table:table-row table:style-name="ro1">
          <table:table-cell table:style-name="ce1" office:value-type="string" calcext:value-type="string" table:number-columns-spanned="3" table:number-rows-spanned="1">
            <text:p>Sprint Proyecto</text:p>
          </table:table-cell>
          <table:covered-table-cell table:number-columns-repeated="2" table:style-name="ce2"/>
          <table:table-cell table:style-name="ce17" office:value-type="date" office:date-value="2015-06-22" calcext:value-type="date">
            <text:p>lunes 22 de junio de 2015</text:p>
          </table:table-cell>
          <table:table-cell table:style-name="ce27" office:value-type="string" calcext:value-type="string">
            <text:p>Puntos</text:p>
          </table:table-cell>
          <table:table-cell table:style-name="ce27" table:number-columns-repeated="2"/>
          <table:table-cell table:style-name="ce50" table:number-columns-repeated="2"/>
          <table:table-cell table:style-name="ce59"/>
          <table:table-cell table:style-name="ce60" office:value-type="string" calcext:value-type="string">
            <text:p>Sprint <text:s/>1</text:p>
          </table:table-cell>
          <table:table-cell table:style-name="ce50" table:number-columns-repeated="2"/>
          <table:table-cell table:style-name="ce63"/>
          <table:table-cell table:style-name="ce65"/>
          <table:table-cell table:style-name="ce68"/>
          <table:table-cell table:style-name="ce60" office:value-type="string" calcext:value-type="string">
            <text:p>Sprint <text:s/>2</text:p>
          </table:table-cell>
          <table:table-cell table:style-name="ce69" table:number-columns-repeated="3"/>
          <table:table-cell table:style-name="ce70"/>
          <table:table-cell table:style-name="ce50"/>
          <table:table-cell table:style-name="ce59"/>
          <table:table-cell table:style-name="ce60" office:value-type="string" calcext:value-type="string">
            <text:p>Sprint <text:s/>3</text:p>
          </table:table-cell>
          <table:table-cell table:style-name="ce50" table:number-columns-repeated="3"/>
          <table:table-cell table:style-name="ce63"/>
          <table:table-cell table:style-name="ce50"/>
          <table:table-cell table:style-name="ce59"/>
          <table:table-cell table:style-name="ce50"/>
          <table:table-cell table:style-name="ce60" office:value-type="string" calcext:value-type="string">
            <text:p>Sprint <text:s/>4</text:p>
          </table:table-cell>
          <table:table-cell table:style-name="ce50" table:number-columns-repeated="5"/>
          <table:table-cell table:style-name="ce78"/>
          <table:table-cell table:style-name="ce82"/>
          <table:table-cell table:style-name="ce84" table:number-columns-repeated="22"/>
          <table:table-cell table:style-name="ce86" table:number-columns-repeated="963"/>
        </table:table-row>
        <table:table-row table:style-name="ro1">
          <table:table-cell table:style-name="ce2" table:number-columns-repeated="2"/>
          <table:table-cell table:style-name="ce2" office:value-type="float" office:value="4" calcext:value-type="float">
            <text:p>4</text:p>
          </table:table-cell>
          <table:table-cell table:style-name="ce17" office:value-type="date" office:date-value="2015-07-17" calcext:value-type="date">
            <text:p>viernes 17 de julio de 2015</text:p>
          </table:table-cell>
          <table:table-cell table:style-name="ce28" table:formula="of:=SUM(['Historias de Usuario'.G2:'Historias de Usuario'.G38])" office:value-type="float" office:value="58" calcext:value-type="float">
            <text:p>58</text:p>
          </table:table-cell>
          <table:table-cell table:style-name="ce28" table:number-columns-repeated="2"/>
          <table:table-cell table:style-name="ce51" table:formula="of:=[.E2]/30" office:value-type="float" office:value="1.93333333333333" calcext:value-type="float">
            <text:p>1,9333333333</text:p>
          </table:table-cell>
          <table:table-cell table:style-name="ce51" table:formula="of:=[.H2]" office:value-type="float" office:value="1.93333333333333" calcext:value-type="float">
            <text:p>1,9333333333</text:p>
          </table:table-cell>
          <table:table-cell table:style-name="ce51" table:formula="of:=[.I2]" office:value-type="float" office:value="1.93333333333333" calcext:value-type="float">
            <text:p>1,9333333333</text:p>
          </table:table-cell>
          <table:table-cell table:style-name="ce51" table:formula="of:=[.J2]" office:value-type="float" office:value="1.93333333333333" calcext:value-type="float">
            <text:p>1,9333333333</text:p>
          </table:table-cell>
          <table:table-cell table:style-name="ce51" table:formula="of:=[.K2]" office:value-type="float" office:value="1.93333333333333" calcext:value-type="float">
            <text:p>1,9333333333</text:p>
          </table:table-cell>
          <table:table-cell table:style-name="ce51" table:formula="of:=[.L2]" office:value-type="float" office:value="1.93333333333333" calcext:value-type="float">
            <text:p>1,9333333333</text:p>
          </table:table-cell>
          <table:table-cell table:style-name="ce51" table:formula="of:=[.M2]" office:value-type="float" office:value="1.93333333333333" calcext:value-type="float">
            <text:p>1,9333333333</text:p>
          </table:table-cell>
          <table:table-cell table:style-name="ce51" table:formula="of:=[.N2]" office:value-type="float" office:value="1.93333333333333" calcext:value-type="float">
            <text:p>1,9333333333</text:p>
          </table:table-cell>
          <table:table-cell table:style-name="ce51" table:formula="of:=[.O2]" office:value-type="float" office:value="1.93333333333333" calcext:value-type="float">
            <text:p>1,9333333333</text:p>
          </table:table-cell>
          <table:table-cell table:style-name="ce51" table:formula="of:=[.P2]" office:value-type="float" office:value="1.93333333333333" calcext:value-type="float">
            <text:p>1,9333333333</text:p>
          </table:table-cell>
          <table:table-cell table:style-name="ce51" table:formula="of:=[.Q2]" office:value-type="float" office:value="1.93333333333333" calcext:value-type="float">
            <text:p>1,9333333333</text:p>
          </table:table-cell>
          <table:table-cell table:style-name="ce51" table:formula="of:=[.R2]" office:value-type="float" office:value="1.93333333333333" calcext:value-type="float">
            <text:p>1,9333333333</text:p>
          </table:table-cell>
          <table:table-cell table:style-name="ce51" table:formula="of:=[.S2]" office:value-type="float" office:value="1.93333333333333" calcext:value-type="float">
            <text:p>1,9333333333</text:p>
          </table:table-cell>
          <table:table-cell table:style-name="ce51" table:formula="of:=[.T2]" office:value-type="float" office:value="1.93333333333333" calcext:value-type="float">
            <text:p>1,9333333333</text:p>
          </table:table-cell>
          <table:table-cell table:style-name="ce51" table:formula="of:=[.U2]" office:value-type="float" office:value="1.93333333333333" calcext:value-type="float">
            <text:p>1,9333333333</text:p>
          </table:table-cell>
          <table:table-cell table:style-name="ce51" table:formula="of:=[.V2]" office:value-type="float" office:value="1.93333333333333" calcext:value-type="float">
            <text:p>1,9333333333</text:p>
          </table:table-cell>
          <table:table-cell table:style-name="ce51" table:formula="of:=[.W2]" office:value-type="float" office:value="1.93333333333333" calcext:value-type="float">
            <text:p>1,9333333333</text:p>
          </table:table-cell>
          <table:table-cell table:style-name="ce51" table:formula="of:=[.X2]" office:value-type="float" office:value="1.93333333333333" calcext:value-type="float">
            <text:p>1,9333333333</text:p>
          </table:table-cell>
          <table:table-cell table:style-name="ce51" table:formula="of:=[.Y2]" office:value-type="float" office:value="1.93333333333333" calcext:value-type="float">
            <text:p>1,9333333333</text:p>
          </table:table-cell>
          <table:table-cell table:style-name="ce51" table:formula="of:=[.Z2]" office:value-type="float" office:value="1.93333333333333" calcext:value-type="float">
            <text:p>1,9333333333</text:p>
          </table:table-cell>
          <table:table-cell table:style-name="ce51" table:formula="of:=[.AA2]" office:value-type="float" office:value="1.93333333333333" calcext:value-type="float">
            <text:p>1,9333333333</text:p>
          </table:table-cell>
          <table:table-cell table:style-name="ce51" table:formula="of:=[.AB2]" office:value-type="float" office:value="1.93333333333333" calcext:value-type="float">
            <text:p>1,9333333333</text:p>
          </table:table-cell>
          <table:table-cell table:style-name="ce51" table:formula="of:=[.AC2]" office:value-type="float" office:value="1.93333333333333" calcext:value-type="float">
            <text:p>1,9333333333</text:p>
          </table:table-cell>
          <table:table-cell table:style-name="ce51" table:formula="of:=[.AD2]" office:value-type="float" office:value="1.93333333333333" calcext:value-type="float">
            <text:p>1,9333333333</text:p>
          </table:table-cell>
          <table:table-cell table:style-name="ce51" table:formula="of:=[.AE2]" office:value-type="float" office:value="1.93333333333333" calcext:value-type="float">
            <text:p>1,9333333333</text:p>
          </table:table-cell>
          <table:table-cell table:style-name="ce51" table:formula="of:=[.AF2]" office:value-type="float" office:value="1.93333333333333" calcext:value-type="float">
            <text:p>1,9333333333</text:p>
          </table:table-cell>
          <table:table-cell table:style-name="ce51" table:formula="of:=[.AG2]" office:value-type="float" office:value="1.93333333333333" calcext:value-type="float">
            <text:p>1,9333333333</text:p>
          </table:table-cell>
          <table:table-cell table:style-name="ce51" table:formula="of:=[.AH2]" office:value-type="float" office:value="1.93333333333333" calcext:value-type="float">
            <text:p>1,9333333333</text:p>
          </table:table-cell>
          <table:table-cell table:style-name="ce51" table:formula="of:=[.AI2]" office:value-type="float" office:value="1.93333333333333" calcext:value-type="float">
            <text:p>1,9333333333</text:p>
          </table:table-cell>
          <table:table-cell table:style-name="ce51" table:formula="of:=[.AJ2]" office:value-type="float" office:value="1.93333333333333" calcext:value-type="float">
            <text:p>1,9333333333</text:p>
          </table:table-cell>
          <table:table-cell table:style-name="ce51" table:formula="of:=[.AK2]" office:value-type="float" office:value="1.93333333333333" calcext:value-type="float">
            <text:p>1,9333333333</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2">
          <table:table-cell table:style-name="ce3" office:value-type="string" calcext:value-type="string">
            <text:p>Sprint</text:p>
          </table:table-cell>
          <table:table-cell table:style-name="ce3"/>
          <table:table-cell table:style-name="ce3" office:value-type="string" calcext:value-type="string">
            <text:p>ID</text:p>
          </table:table-cell>
          <table:table-cell table:style-name="ce3" office:value-type="string" calcext:value-type="string">
            <text:p>Historia de Usuario</text:p>
          </table:table-cell>
          <table:table-cell table:style-name="ce29" office:value-type="string" calcext:value-type="string">
            <text:p>Esti</text:p>
          </table:table-cell>
          <table:table-cell table:style-name="ce29" office:value-type="string" calcext:value-type="string">
            <text:p>Real</text:p>
          </table:table-cell>
          <table:table-cell table:style-name="ce29" office:value-type="string" calcext:value-type="string">
            <text:p>Dif</text:p>
          </table:table-cell>
          <table:table-cell table:style-name="ce52" office:value-type="float" office:value="1" calcext:value-type="float">
            <text:p>#1</text:p>
          </table:table-cell>
          <table:table-cell table:style-name="ce52" office:value-type="float" office:value="2" calcext:value-type="float">
            <text:p>#2</text:p>
          </table:table-cell>
          <table:table-cell table:style-name="ce52" office:value-type="float" office:value="3" calcext:value-type="float">
            <text:p>#3</text:p>
          </table:table-cell>
          <table:table-cell table:style-name="ce52" office:value-type="float" office:value="4" calcext:value-type="float">
            <text:p>#4</text:p>
          </table:table-cell>
          <table:table-cell table:style-name="ce52" office:value-type="float" office:value="5" calcext:value-type="float">
            <text:p>#5</text:p>
          </table:table-cell>
          <table:table-cell table:style-name="ce52" office:value-type="float" office:value="6" calcext:value-type="float">
            <text:p>#6</text:p>
          </table:table-cell>
          <table:table-cell table:style-name="ce64" office:value-type="float" office:value="7" calcext:value-type="float">
            <text:p>#7</text:p>
          </table:table-cell>
          <table:table-cell table:style-name="ce66" office:value-type="float" office:value="8" calcext:value-type="float">
            <text:p>#8</text:p>
          </table:table-cell>
          <table:table-cell table:style-name="ce66" office:value-type="float" office:value="9" calcext:value-type="float">
            <text:p>#9</text:p>
          </table:table-cell>
          <table:table-cell table:style-name="ce66" office:value-type="float" office:value="10" calcext:value-type="float">
            <text:p>#10</text:p>
          </table:table-cell>
          <table:table-cell table:style-name="ce66" office:value-type="float" office:value="11" calcext:value-type="float">
            <text:p>#11</text:p>
          </table:table-cell>
          <table:table-cell table:style-name="ce66" office:value-type="float" office:value="12" calcext:value-type="float">
            <text:p>#12</text:p>
          </table:table-cell>
          <table:table-cell table:style-name="ce66" office:value-type="float" office:value="13" calcext:value-type="float">
            <text:p>#13</text:p>
          </table:table-cell>
          <table:table-cell table:style-name="ce66" office:value-type="float" office:value="14" calcext:value-type="float">
            <text:p>#14</text:p>
          </table:table-cell>
          <table:table-cell table:style-name="ce66" office:value-type="float" office:value="15" calcext:value-type="float">
            <text:p>#15</text:p>
          </table:table-cell>
          <table:table-cell table:style-name="ce66" office:value-type="float" office:value="16" calcext:value-type="float">
            <text:p>#16</text:p>
          </table:table-cell>
          <table:table-cell table:style-name="ce66" office:value-type="float" office:value="17" calcext:value-type="float">
            <text:p>#17</text:p>
          </table:table-cell>
          <table:table-cell table:style-name="ce66" office:value-type="float" office:value="18" calcext:value-type="float">
            <text:p>#18</text:p>
          </table:table-cell>
          <table:table-cell table:style-name="ce66" office:value-type="float" office:value="19" calcext:value-type="float">
            <text:p>#19</text:p>
          </table:table-cell>
          <table:table-cell table:style-name="ce66" office:value-type="float" office:value="20" calcext:value-type="float">
            <text:p>#20</text:p>
          </table:table-cell>
          <table:table-cell table:style-name="ce66" office:value-type="float" office:value="21" calcext:value-type="float">
            <text:p>#21</text:p>
          </table:table-cell>
          <table:table-cell table:style-name="ce66" office:value-type="float" office:value="22" calcext:value-type="float">
            <text:p>#22</text:p>
          </table:table-cell>
          <table:table-cell table:style-name="ce66" office:value-type="float" office:value="23" calcext:value-type="float">
            <text:p>#23</text:p>
          </table:table-cell>
          <table:table-cell table:style-name="ce66" office:value-type="float" office:value="24" calcext:value-type="float">
            <text:p>#24</text:p>
          </table:table-cell>
          <table:table-cell table:style-name="ce66" office:value-type="float" office:value="25" calcext:value-type="float">
            <text:p>#25</text:p>
          </table:table-cell>
          <table:table-cell table:style-name="ce66" office:value-type="float" office:value="26" calcext:value-type="float">
            <text:p>#26</text:p>
          </table:table-cell>
          <table:table-cell table:style-name="ce66" office:value-type="float" office:value="27" calcext:value-type="float">
            <text:p>#27</text:p>
          </table:table-cell>
          <table:table-cell table:style-name="ce66" office:value-type="float" office:value="28" calcext:value-type="float">
            <text:p>#28</text:p>
          </table:table-cell>
          <table:table-cell table:style-name="ce66" office:value-type="float" office:value="29" calcext:value-type="float">
            <text:p>#29</text:p>
          </table:table-cell>
          <table:table-cell table:style-name="ce66" office:value-type="float" office:value="30" calcext:value-type="float">
            <text:p>#30</text:p>
          </table:table-cell>
          <table:table-cell table:style-name="ce79" office:value-type="string" calcext:value-type="string">
            <text:p>∑</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table-cell table:style-name="ce4" office:value-type="string" calcext:value-type="string" table:number-columns-spanned="1" table:number-rows-spanned="16">
            <text:p>Sprint # 1</text:p>
          </table:table-cell>
          <table:table-cell table:style-name="ce7" table:formula="of:=['Historias de Usuario'.I2]" office:value-type="string" office:string-value="x" calcext:value-type="string">
            <text:p>x</text:p>
          </table:table-cell>
          <table:table-cell table:style-name="ce9" table:formula="of:=IF(['Historias de Usuario'.A2]&lt;&gt;&quot;&quot;;['Historias de Usuario'.A2];&quot;&quot;)" office:value-type="float" office:value="2" calcext:value-type="float">
            <text:p>2</text:p>
          </table:table-cell>
          <table:table-cell table:style-name="ce18" table:formula="of:=IF(['Historias de Usuario'.C2]&lt;&gt;&quot;&quot;;['Historias de Usuario'.C2];&quot;&quot;)" office:value-type="string" office:string-value="Afiliar Registrar Afiliado" calcext:value-type="string">
            <text:p>Afiliar Registrar Afiliado</text:p>
          </table:table-cell>
          <table:table-cell table:style-name="ce30" table:formula="of:=IF(['Historias de Usuario'.G2]&lt;&gt;&quot;&quot;;['Historias de Usuario'.G2];&quot;&quot;)" office:value-type="float" office:value="8" calcext:value-type="float">
            <text:p>8</text:p>
          </table:table-cell>
          <table:table-cell table:style-name="ce30" table:formula="of:=SUM([.H4:.L4])" office:value-type="float" office:value="12" calcext:value-type="float">
            <text:p>12</text:p>
          </table:table-cell>
          <table:table-cell table:style-name="ce44" table:formula="of:=IF([.F4]=0;&quot;&quot;;[.E4]-[.F4])" office:value-type="float" office:value="-4" calcext:value-type="float">
            <text:p>-4</text:p>
          </table:table-cell>
          <table:table-cell table:style-name="ce53" office:value-type="float" office:value="0" calcext:value-type="float">
            <text:p>0</text:p>
          </table:table-cell>
          <table:table-cell table:style-name="ce58" office:value-type="float" office:value="0" calcext:value-type="float">
            <text:p>0</text:p>
          </table:table-cell>
          <table:table-cell table:style-name="ce53" office:value-type="float" office:value="4" calcext:value-type="float">
            <text:p>4</text:p>
          </table:table-cell>
          <table:table-cell table:style-name="ce53" office:value-type="float" office:value="8" calcext:value-type="float">
            <text:p>8</text:p>
          </table:table-cell>
          <table:table-cell table:style-name="ce53"/>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4:.AK4])&gt;0;SUM([.H4:.AK4]);&quot;&quot;)" office:value-type="float" office:value="12" calcext:value-type="float">
            <text:p>12</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7" table:formula="of:=['Historias de Usuario'.I3]" office:value-type="string" office:string-value="✓" calcext:value-type="string">
            <text:p>✓</text:p>
          </table:table-cell>
          <table:table-cell table:style-name="ce9" table:formula="of:=IF(['Historias de Usuario'.A3]&lt;&gt;&quot;&quot;;['Historias de Usuario'.A3];&quot;&quot;)" office:value-type="float" office:value="5" calcext:value-type="float">
            <text:p>5</text:p>
          </table:table-cell>
          <table:table-cell table:style-name="ce18" table:formula="of:=IF(['Historias de Usuario'.C3]&lt;&gt;&quot;&quot;;['Historias de Usuario'.C3];&quot;&quot;)" office:value-type="string" office:string-value="Cambio grafico Mod Comercial" calcext:value-type="string">
            <text:p>Cambio grafico Mod Comercial</text:p>
          </table:table-cell>
          <table:table-cell table:style-name="ce30" table:formula="of:=IF(['Historias de Usuario'.G3]&lt;&gt;&quot;&quot;;['Historias de Usuario'.G3];&quot;&quot;)" office:value-type="float" office:value="8" calcext:value-type="float">
            <text:p>8</text:p>
          </table:table-cell>
          <table:table-cell table:style-name="ce30" table:formula="of:=SUM([.H5:.L5])" office:value-type="float" office:value="4" calcext:value-type="float">
            <text:p>4</text:p>
          </table:table-cell>
          <table:table-cell table:style-name="ce44" table:formula="of:=IF([.F5]=0;&quot;&quot;;[.E5]-[.F5])" office:value-type="float" office:value="4" calcext:value-type="float">
            <text:p>+4</text:p>
          </table:table-cell>
          <table:table-cell table:style-name="ce53"/>
          <table:table-cell table:style-name="ce53" office:value-type="float" office:value="1" calcext:value-type="float">
            <text:p>1</text:p>
          </table:table-cell>
          <table:table-cell table:style-name="ce53" office:value-type="float" office:value="2" calcext:value-type="float">
            <text:p>2</text:p>
          </table:table-cell>
          <table:table-cell table:style-name="ce53"/>
          <table:table-cell table:style-name="ce53" office:value-type="float" office:value="1" calcext:value-type="float">
            <text:p>1</text:p>
          </table:table-cell>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5:.AK5])&gt;0;SUM([.H5:.AK5]);&quot;&quot;)" office:value-type="float" office:value="4" calcext:value-type="float">
            <text:p>4</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7" table:formula="of:=['Historias de Usuario'.I4]" office:value-type="string" office:string-value="x" calcext:value-type="string">
            <text:p>x</text:p>
          </table:table-cell>
          <table:table-cell table:style-name="ce10" table:formula="of:=IF(['Historias de Usuario'.A4]&lt;&gt;&quot;&quot;;['Historias de Usuario'.A4];&quot;&quot;)" office:value-type="float" office:value="6" calcext:value-type="float">
            <text:p>6</text:p>
          </table:table-cell>
          <table:table-cell table:style-name="ce19" table:formula="of:=IF(['Historias de Usuario'.C4]&lt;&gt;&quot;&quot;;['Historias de Usuario'.C4];&quot;&quot;)" office:value-type="string" office:string-value="Cambio grafico Mod Administrativo" calcext:value-type="string">
            <text:p>Cambio grafico Mod Administrativo</text:p>
          </table:table-cell>
          <table:table-cell table:style-name="ce31" table:formula="of:=IF(['Historias de Usuario'.G4]&lt;&gt;&quot;&quot;;['Historias de Usuario'.G4];&quot;&quot;)" office:value-type="float" office:value="1" calcext:value-type="float">
            <text:p>1</text:p>
          </table:table-cell>
          <table:table-cell table:style-name="ce30" table:formula="of:=SUM([.H6:.L6])" office:value-type="float" office:value="2" calcext:value-type="float">
            <text:p>2</text:p>
          </table:table-cell>
          <table:table-cell table:style-name="ce44" table:formula="of:=IF([.F6]=0;&quot;&quot;;[.E6]-[.F6])" office:value-type="float" office:value="-1" calcext:value-type="float">
            <text:p>-1</text:p>
          </table:table-cell>
          <table:table-cell table:style-name="ce53" table:number-columns-repeated="2"/>
          <table:table-cell table:style-name="ce53" office:value-type="float" office:value="1" calcext:value-type="float">
            <text:p>1</text:p>
          </table:table-cell>
          <table:table-cell table:style-name="ce53"/>
          <table:table-cell table:style-name="ce53" office:value-type="float" office:value="1" calcext:value-type="float">
            <text:p>1</text:p>
          </table:table-cell>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6:.AK6])&gt;0;SUM([.H6:.AK6]);&quot;&quot;)" office:value-type="float" office:value="2" calcext:value-type="float">
            <text:p>2</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7" table:formula="of:=['Historias de Usuario'.I5]" office:value-type="string" office:string-value="x" calcext:value-type="string">
            <text:p>x</text:p>
          </table:table-cell>
          <table:table-cell table:style-name="ce11" table:formula="of:=IF(['Historias de Usuario'.A5]&lt;&gt;&quot;&quot;;['Historias de Usuario'.A5];&quot;&quot;)" office:value-type="float" office:value="7" calcext:value-type="float">
            <text:p>7</text:p>
          </table:table-cell>
          <table:table-cell table:style-name="ce20" table:formula="of:=IF(['Historias de Usuario'.C5]&lt;&gt;&quot;&quot;;['Historias de Usuario'.C5];&quot;&quot;)" office:value-type="string" office:string-value="Cambio grafico Mod Logistico" calcext:value-type="string">
            <text:p>Cambio grafico Mod Logistico</text:p>
          </table:table-cell>
          <table:table-cell table:style-name="ce32" table:formula="of:=IF(['Historias de Usuario'.G5]&lt;&gt;&quot;&quot;;['Historias de Usuario'.G5];&quot;&quot;)" office:value-type="float" office:value="1" calcext:value-type="float">
            <text:p>1</text:p>
          </table:table-cell>
          <table:table-cell table:style-name="ce30" table:formula="of:=SUM([.H7:.L7])" office:value-type="float" office:value="2" calcext:value-type="float">
            <text:p>2</text:p>
          </table:table-cell>
          <table:table-cell table:style-name="ce44" table:formula="of:=IF([.F7]=0;&quot;&quot;;[.E7]-[.F7])" office:value-type="float" office:value="-1" calcext:value-type="float">
            <text:p>-1</text:p>
          </table:table-cell>
          <table:table-cell table:style-name="ce53" table:number-columns-repeated="2"/>
          <table:table-cell table:style-name="ce53" office:value-type="float" office:value="1" calcext:value-type="float">
            <text:p>1</text:p>
          </table:table-cell>
          <table:table-cell table:style-name="ce53"/>
          <table:table-cell table:style-name="ce53" office:value-type="float" office:value="1" calcext:value-type="float">
            <text:p>1</text:p>
          </table:table-cell>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7:.AK7])&gt;0;SUM([.H7:.AK7]);&quot;&quot;)" office:value-type="float" office:value="2" calcext:value-type="float">
            <text:p>2</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7" table:formula="of:=['Historias de Usuario'.I6]" office:value-type="string" office:string-value="✓" calcext:value-type="string">
            <text:p>✓</text:p>
          </table:table-cell>
          <table:table-cell table:style-name="ce11" table:formula="of:=IF(['Historias de Usuario'.A6]&lt;&gt;&quot;&quot;;['Historias de Usuario'.A6];&quot;&quot;)" office:value-type="float" office:value="8" calcext:value-type="float">
            <text:p>8</text:p>
          </table:table-cell>
          <table:table-cell table:style-name="ce20" table:formula="of:=IF(['Historias de Usuario'.C6]&lt;&gt;&quot;&quot;;['Historias de Usuario'.C6];&quot;&quot;)" office:value-type="string" office:string-value="Cambio grafico Mod Oficina Virtual" calcext:value-type="string">
            <text:p>Cambio grafico Mod Oficina Virtual</text:p>
          </table:table-cell>
          <table:table-cell table:style-name="ce32" table:formula="of:=IF(['Historias de Usuario'.G6]&lt;&gt;&quot;&quot;;['Historias de Usuario'.G6];&quot;&quot;)" office:value-type="float" office:value="1" calcext:value-type="float">
            <text:p>1</text:p>
          </table:table-cell>
          <table:table-cell table:style-name="ce30" table:formula="of:=SUM([.H8:.L8])" office:value-type="float" office:value="1" calcext:value-type="float">
            <text:p>1</text:p>
          </table:table-cell>
          <table:table-cell table:style-name="ce44" table:formula="of:=IF([.F8]=0;&quot;&quot;;[.E8]-[.F8])" office:value-type="float" office:value="0" calcext:value-type="float">
            <text:p>+0</text:p>
          </table:table-cell>
          <table:table-cell table:style-name="ce53" table:number-columns-repeated="4"/>
          <table:table-cell table:style-name="ce53" office:value-type="float" office:value="1" calcext:value-type="float">
            <text:p>1</text:p>
          </table:table-cell>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8:.AK8])&gt;0;SUM([.H8:.AK8]);&quot;&quot;)" office:value-type="float" office:value="1" calcext:value-type="float">
            <text:p>1</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7" table:formula="of:=['Historias de Usuario'.I7]" office:value-type="string" office:string-value="✓" calcext:value-type="string">
            <text:p>✓</text:p>
          </table:table-cell>
          <table:table-cell table:style-name="ce11" table:formula="of:=IF(['Historias de Usuario'.A7]&lt;&gt;&quot;&quot;;['Historias de Usuario'.A7];&quot;&quot;)" office:value-type="float" office:value="9" calcext:value-type="float">
            <text:p>9</text:p>
          </table:table-cell>
          <table:table-cell table:style-name="ce20" table:formula="of:=IF(['Historias de Usuario'.C7]&lt;&gt;&quot;&quot;;['Historias de Usuario'.C7];&quot;&quot;)" office:value-type="string" office:string-value="Cambio grafico Mod Configuracion" calcext:value-type="string">
            <text:p>Cambio grafico Mod Configuracion</text:p>
          </table:table-cell>
          <table:table-cell table:style-name="ce32" table:formula="of:=IF(['Historias de Usuario'.G7]&lt;&gt;&quot;&quot;;['Historias de Usuario'.G7];&quot;&quot;)" office:value-type="float" office:value="1" calcext:value-type="float">
            <text:p>1</text:p>
          </table:table-cell>
          <table:table-cell table:style-name="ce30" table:formula="of:=SUM([.H9:.L9])" office:value-type="float" office:value="4" calcext:value-type="float">
            <text:p>4</text:p>
          </table:table-cell>
          <table:table-cell table:style-name="ce44" table:formula="of:=IF([.F9]=0;&quot;&quot;;[.E9]-[.F9])" office:value-type="float" office:value="-3" calcext:value-type="float">
            <text:p>-3</text:p>
          </table:table-cell>
          <table:table-cell table:style-name="ce53"/>
          <table:table-cell table:style-name="ce53" office:value-type="float" office:value="1" calcext:value-type="float">
            <text:p>1</text:p>
          </table:table-cell>
          <table:table-cell table:style-name="ce53"/>
          <table:table-cell table:style-name="ce53" office:value-type="float" office:value="2" calcext:value-type="float">
            <text:p>2</text:p>
          </table:table-cell>
          <table:table-cell table:style-name="ce53" office:value-type="float" office:value="1" calcext:value-type="float">
            <text:p>1</text:p>
          </table:table-cell>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9:.AK9])&gt;0;SUM([.H9:.AK9]);&quot;&quot;)" office:value-type="float" office:value="4" calcext:value-type="float">
            <text:p>4</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7" table:formula="of:=['Historias de Usuario'.I8]" office:value-type="string" office:string-value="✓" calcext:value-type="string">
            <text:p>✓</text:p>
          </table:table-cell>
          <table:table-cell table:style-name="ce11" table:formula="of:=IF(['Historias de Usuario'.A8]&lt;&gt;&quot;&quot;;['Historias de Usuario'.A8];&quot;&quot;)" office:value-type="float" office:value="12" calcext:value-type="float">
            <text:p>12</text:p>
          </table:table-cell>
          <table:table-cell table:style-name="ce20" table:formula="of:=IF(['Historias de Usuario'.C8]&lt;&gt;&quot;&quot;;['Historias de Usuario'.C8];&quot;&quot;)" office:value-type="string" office:string-value="Configurar Capacidad de red" calcext:value-type="string">
            <text:p>Configurar Capacidad de red</text:p>
          </table:table-cell>
          <table:table-cell table:style-name="ce32" table:formula="of:=IF(['Historias de Usuario'.G8]&lt;&gt;&quot;&quot;;['Historias de Usuario'.G8];&quot;&quot;)" office:value-type="float" office:value="3" calcext:value-type="float">
            <text:p>3</text:p>
          </table:table-cell>
          <table:table-cell table:style-name="ce30" table:formula="of:=SUM([.H10:.L10])" office:value-type="float" office:value="1" calcext:value-type="float">
            <text:p>1</text:p>
          </table:table-cell>
          <table:table-cell table:style-name="ce44" table:formula="of:=IF([.F10]=0;&quot;&quot;;[.E10]-[.F10])" office:value-type="float" office:value="2" calcext:value-type="float">
            <text:p>+2</text:p>
          </table:table-cell>
          <table:table-cell table:style-name="ce53" table:number-columns-repeated="2"/>
          <table:table-cell table:style-name="ce53" office:value-type="float" office:value="1" calcext:value-type="float">
            <text:p>1</text:p>
          </table:table-cell>
          <table:table-cell table:style-name="ce53" table:number-columns-repeated="2"/>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10:.AK10])&gt;0;SUM([.H10:.AK10]);&quot;&quot;)" office:value-type="float" office:value="1" calcext:value-type="float">
            <text:p>1</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7" table:formula="of:=['Historias de Usuario'.I9]" office:value-type="string" office:string-value="✓" calcext:value-type="string">
            <text:p>✓</text:p>
          </table:table-cell>
          <table:table-cell table:style-name="ce11" table:formula="of:=IF(['Historias de Usuario'.A9]&lt;&gt;&quot;&quot;;['Historias de Usuario'.A9];&quot;&quot;)" office:value-type="float" office:value="16" calcext:value-type="float">
            <text:p>16</text:p>
          </table:table-cell>
          <table:table-cell table:style-name="ce20" table:formula="of:=IF(['Historias de Usuario'.C9]&lt;&gt;&quot;&quot;;['Historias de Usuario'.C9];&quot;&quot;)" office:value-type="string" office:string-value="Ver red" calcext:value-type="string">
            <text:p>Ver red</text:p>
          </table:table-cell>
          <table:table-cell table:style-name="ce32" table:formula="of:=IF(['Historias de Usuario'.G9]&lt;&gt;&quot;&quot;;['Historias de Usuario'.G9];&quot;&quot;)" office:value-type="float" office:value="5" calcext:value-type="float">
            <text:p>5</text:p>
          </table:table-cell>
          <table:table-cell table:style-name="ce30" table:formula="of:=SUM([.H11:.L11])" office:value-type="float" office:value="10" calcext:value-type="float">
            <text:p>10</text:p>
          </table:table-cell>
          <table:table-cell table:style-name="ce44" table:formula="of:=IF([.F11]=0;&quot;&quot;;[.E11]-[.F11])" office:value-type="float" office:value="-5" calcext:value-type="float">
            <text:p>-5</text:p>
          </table:table-cell>
          <table:table-cell table:style-name="ce53" table:number-columns-repeated="3"/>
          <table:table-cell table:style-name="ce53" office:value-type="float" office:value="4" calcext:value-type="float">
            <text:p>4</text:p>
          </table:table-cell>
          <table:table-cell table:style-name="ce53" office:value-type="float" office:value="6" calcext:value-type="float">
            <text:p>6</text:p>
          </table:table-cell>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11:.AK11])&gt;0;SUM([.H11:.AK11]);&quot;&quot;)" office:value-type="float" office:value="10" calcext:value-type="float">
            <text:p>10</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7" table:formula="of:=['Historias de Usuario'.I10]" office:value-type="string" office:string-value="✓" calcext:value-type="string">
            <text:p>✓</text:p>
          </table:table-cell>
          <table:table-cell table:style-name="ce11" table:formula="of:=IF(['Historias de Usuario'.A10]&lt;&gt;&quot;&quot;;['Historias de Usuario'.A10];&quot;&quot;)" office:value-type="float" office:value="17" calcext:value-type="float">
            <text:p>17</text:p>
          </table:table-cell>
          <table:table-cell table:style-name="ce20" table:formula="of:=IF(['Historias de Usuario'.C10]&lt;&gt;&quot;&quot;;['Historias de Usuario'.C10];&quot;&quot;)" office:value-type="string" office:string-value="Registrar Tipo de Red" calcext:value-type="string">
            <text:p>Registrar Tipo de Red</text:p>
          </table:table-cell>
          <table:table-cell table:style-name="ce32" table:formula="of:=IF(['Historias de Usuario'.G10]&lt;&gt;&quot;&quot;;['Historias de Usuario'.G10];&quot;&quot;)" office:value-type="float" office:value="5" calcext:value-type="float">
            <text:p>5</text:p>
          </table:table-cell>
          <table:table-cell table:style-name="ce30" table:formula="of:=SUM([.H12:.L12])" office:value-type="float" office:value="5" calcext:value-type="float">
            <text:p>5</text:p>
          </table:table-cell>
          <table:table-cell table:style-name="ce44" table:formula="of:=IF([.F12]=0;&quot;&quot;;[.E12]-[.F12])" office:value-type="float" office:value="0" calcext:value-type="float">
            <text:p>+0</text:p>
          </table:table-cell>
          <table:table-cell table:style-name="ce53"/>
          <table:table-cell table:style-name="ce53" office:value-type="float" office:value="4" calcext:value-type="float">
            <text:p>4</text:p>
          </table:table-cell>
          <table:table-cell table:style-name="ce53" office:value-type="float" office:value="1" calcext:value-type="float">
            <text:p>1</text:p>
          </table:table-cell>
          <table:table-cell table:style-name="ce53" table:number-columns-repeated="2"/>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12:.AK12])&gt;0;SUM([.H12:.AK12]);&quot;&quot;)" office:value-type="float" office:value="5" calcext:value-type="float">
            <text:p>5</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7" table:formula="of:=['Historias de Usuario'.I11]" office:value-type="string" office:string-value="x" calcext:value-type="string">
            <text:p>x</text:p>
          </table:table-cell>
          <table:table-cell table:style-name="ce11" table:formula="of:=IF(['Historias de Usuario'.A11]&lt;&gt;&quot;&quot;;['Historias de Usuario'.A11];&quot;&quot;)" office:value-type="float" office:value="3" calcext:value-type="float">
            <text:p>3</text:p>
          </table:table-cell>
          <table:table-cell table:style-name="ce20" table:formula="of:=IF(['Historias de Usuario'.C11]&lt;&gt;&quot;&quot;;['Historias de Usuario'.C11];&quot;&quot;)" office:value-type="string" office:string-value="Cambios gráficos Red" calcext:value-type="string">
            <text:p>Cambios gráficos Red</text:p>
          </table:table-cell>
          <table:table-cell table:style-name="ce32" table:formula="of:=IF(['Historias de Usuario'.G11]&lt;&gt;&quot;&quot;;['Historias de Usuario'.G11];&quot;&quot;)" office:value-type="float" office:value="5" calcext:value-type="float">
            <text:p>5</text:p>
          </table:table-cell>
          <table:table-cell table:style-name="ce30" table:formula="of:=SUM([.H13:.L13])" office:value-type="float" office:value="8" calcext:value-type="float">
            <text:p>8</text:p>
          </table:table-cell>
          <table:table-cell table:style-name="ce44" table:formula="of:=IF([.F13]=0;&quot;&quot;;[.E13]-[.F13])" office:value-type="float" office:value="-3" calcext:value-type="float">
            <text:p>-3</text:p>
          </table:table-cell>
          <table:table-cell table:style-name="ce53" table:number-columns-repeated="4"/>
          <table:table-cell table:style-name="ce53" office:value-type="float" office:value="8" calcext:value-type="float">
            <text:p>8</text:p>
          </table:table-cell>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13:.AK13])&gt;0;SUM([.H13:.AK13]);&quot;&quot;)" office:value-type="float" office:value="8" calcext:value-type="float">
            <text:p>8</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7" table:formula="of:=['Historias de Usuario'.I12]" office:value-type="string" office:string-value="x" calcext:value-type="string">
            <text:p>x</text:p>
          </table:table-cell>
          <table:table-cell table:style-name="ce11" table:formula="of:=IF(['Historias de Usuario'.A12]&lt;&gt;&quot;&quot;;['Historias de Usuario'.A12];&quot;&quot;)" office:value-type="float" office:value="4" calcext:value-type="float">
            <text:p>4</text:p>
          </table:table-cell>
          <table:table-cell table:style-name="ce20" table:formula="of:=IF(['Historias de Usuario'.C12]&lt;&gt;&quot;&quot;;['Historias de Usuario'.C12];&quot;&quot;)" office:value-type="string" office:string-value="Cambio grafico Backoffice" calcext:value-type="string">
            <text:p>Cambio grafico Backoffice</text:p>
          </table:table-cell>
          <table:table-cell table:style-name="ce32" table:formula="of:=IF(['Historias de Usuario'.G12]&lt;&gt;&quot;&quot;;['Historias de Usuario'.G12];&quot;&quot;)" office:value-type="float" office:value="5" calcext:value-type="float">
            <text:p>5</text:p>
          </table:table-cell>
          <table:table-cell table:style-name="ce30" table:formula="of:=SUM([.H14:.L14])" office:value-type="float" office:value="0" calcext:value-type="float">
            <text:p>0</text:p>
          </table:table-cell>
          <table:table-cell table:style-name="ce44" table:formula="of:=IF([.F14]=0;&quot;&quot;;[.E14]-[.F14])">
            <text:p/>
          </table:table-cell>
          <table:table-cell table:style-name="ce53" table:number-columns-repeated="5"/>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14:.AK14])&gt;0;SUM([.H14:.AK14]);&quot;&quot;)">
            <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7" table:formula="of:=['Historias de Usuario'.I13]" office:value-type="string" office:string-value="x" calcext:value-type="string">
            <text:p>x</text:p>
          </table:table-cell>
          <table:table-cell table:style-name="ce11" table:formula="of:=IF(['Historias de Usuario'.A13]&lt;&gt;&quot;&quot;;['Historias de Usuario'.A13];&quot;&quot;)" office:value-type="float" office:value="18" calcext:value-type="float">
            <text:p>18</text:p>
          </table:table-cell>
          <table:table-cell table:style-name="ce20" table:formula="of:=IF(['Historias de Usuario'.C13]&lt;&gt;&quot;&quot;;['Historias de Usuario'.C13];&quot;&quot;)" office:value-type="string" office:string-value="Sutituir Tipo de Red" calcext:value-type="string">
            <text:p>Sutituir Tipo de Red</text:p>
          </table:table-cell>
          <table:table-cell table:style-name="ce32" table:formula="of:=IF(['Historias de Usuario'.G13]&lt;&gt;&quot;&quot;;['Historias de Usuario'.G13];&quot;&quot;)" office:value-type="float" office:value="2" calcext:value-type="float">
            <text:p>2</text:p>
          </table:table-cell>
          <table:table-cell table:style-name="ce30" table:formula="of:=SUM([.H15:.L15])" office:value-type="float" office:value="8" calcext:value-type="float">
            <text:p>8</text:p>
          </table:table-cell>
          <table:table-cell table:style-name="ce44" table:formula="of:=IF([.F15]=0;&quot;&quot;;[.E15]-[.F15])" office:value-type="float" office:value="-6" calcext:value-type="float">
            <text:p>-6</text:p>
          </table:table-cell>
          <table:table-cell table:style-name="ce53" table:number-columns-repeated="2"/>
          <table:table-cell table:number-columns-repeated="2" table:style-name="ce53" office:value-type="float" office:value="2" calcext:value-type="float">
            <text:p>2</text:p>
          </table:table-cell>
          <table:table-cell table:style-name="ce53" office:value-type="float" office:value="4" calcext:value-type="float">
            <text:p>4</text:p>
          </table:table-cell>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15:.AK15])&gt;0;SUM([.H15:.AK15]);&quot;&quot;)" office:value-type="float" office:value="8" calcext:value-type="float">
            <text:p>8</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7" table:formula="of:=['Historias de Usuario'.I14]" office:value-type="string" office:string-value="x" calcext:value-type="string">
            <text:p>x</text:p>
          </table:table-cell>
          <table:table-cell table:style-name="ce11" table:formula="of:=IF(['Historias de Usuario'.A14]&lt;&gt;&quot;&quot;;['Historias de Usuario'.A14];&quot;&quot;)" office:value-type="float" office:value="13" calcext:value-type="float">
            <text:p>13</text:p>
          </table:table-cell>
          <table:table-cell table:style-name="ce20" table:formula="of:=IF(['Historias de Usuario'.C14]&lt;&gt;&quot;&quot;;['Historias de Usuario'.C14];&quot;&quot;)" office:value-type="string" office:string-value="Bloquear afiliar" calcext:value-type="string">
            <text:p>Bloquear afiliar</text:p>
          </table:table-cell>
          <table:table-cell table:style-name="ce32" table:formula="of:=IF(['Historias de Usuario'.G14]&lt;&gt;&quot;&quot;;['Historias de Usuario'.G14];&quot;&quot;)" office:value-type="float" office:value="1" calcext:value-type="float">
            <text:p>1</text:p>
          </table:table-cell>
          <table:table-cell table:style-name="ce30" table:formula="of:=SUM([.H16:.L16])" office:value-type="float" office:value="0" calcext:value-type="float">
            <text:p>0</text:p>
          </table:table-cell>
          <table:table-cell table:style-name="ce44" table:formula="of:=IF([.F16]=0;&quot;&quot;;[.E16]-[.F16])">
            <text:p/>
          </table:table-cell>
          <table:table-cell table:style-name="ce53" table:number-columns-repeated="5"/>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16:.AK16])&gt;0;SUM([.H16:.AK16]);&quot;&quot;)">
            <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7" table:formula="of:=['Historias de Usuario'.I15]" office:value-type="string" office:string-value="x" calcext:value-type="string">
            <text:p>x</text:p>
          </table:table-cell>
          <table:table-cell table:style-name="ce11" table:formula="of:=IF(['Historias de Usuario'.A15]&lt;&gt;&quot;&quot;;['Historias de Usuario'.A15];&quot;&quot;)" office:value-type="float" office:value="14" calcext:value-type="float">
            <text:p>14</text:p>
          </table:table-cell>
          <table:table-cell table:style-name="ce20" table:formula="of:=IF(['Historias de Usuario'.C15]&lt;&gt;&quot;&quot;;['Historias de Usuario'.C15];&quot;&quot;)" office:value-type="string" office:string-value="Sustituir afiliar" calcext:value-type="string">
            <text:p>Sustituir afiliar</text:p>
          </table:table-cell>
          <table:table-cell table:style-name="ce32" table:formula="of:=IF(['Historias de Usuario'.G15]&lt;&gt;&quot;&quot;;['Historias de Usuario'.G15];&quot;&quot;)" office:value-type="float" office:value="3" calcext:value-type="float">
            <text:p>3</text:p>
          </table:table-cell>
          <table:table-cell table:style-name="ce30" table:formula="of:=SUM([.H17:.L17])" office:value-type="float" office:value="0" calcext:value-type="float">
            <text:p>0</text:p>
          </table:table-cell>
          <table:table-cell table:style-name="ce44" table:formula="of:=IF([.F17]=0;&quot;&quot;;[.E17]-[.F17])">
            <text:p/>
          </table:table-cell>
          <table:table-cell table:style-name="ce53" table:number-columns-repeated="5"/>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17:.AK17])&gt;0;SUM([.H17:.AK17]);&quot;&quot;)">
            <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7" table:formula="of:=['Historias de Usuario'.I16]" office:value-type="string" office:string-value="x" calcext:value-type="string">
            <text:p>x</text:p>
          </table:table-cell>
          <table:table-cell table:style-name="ce11" table:formula="of:=IF(['Historias de Usuario'.A16]&lt;&gt;&quot;&quot;;['Historias de Usuario'.A16];&quot;&quot;)" office:value-type="float" office:value="15" calcext:value-type="float">
            <text:p>15</text:p>
          </table:table-cell>
          <table:table-cell table:style-name="ce20" table:formula="of:=IF(['Historias de Usuario'.C16]&lt;&gt;&quot;&quot;;['Historias de Usuario'.C16];&quot;&quot;)" office:value-type="string" office:string-value="Borrar afiliar" calcext:value-type="string">
            <text:p>Borrar afiliar</text:p>
          </table:table-cell>
          <table:table-cell table:style-name="ce32" table:formula="of:=IF(['Historias de Usuario'.G16]&lt;&gt;&quot;&quot;;['Historias de Usuario'.G16];&quot;&quot;)" office:value-type="float" office:value="1" calcext:value-type="float">
            <text:p>1</text:p>
          </table:table-cell>
          <table:table-cell table:style-name="ce30" table:formula="of:=SUM([.H18:.L18])" office:value-type="float" office:value="0" calcext:value-type="float">
            <text:p>0</text:p>
          </table:table-cell>
          <table:table-cell table:style-name="ce44" table:formula="of:=IF([.F18]=0;&quot;&quot;;[.E18]-[.F18])">
            <text:p/>
          </table:table-cell>
          <table:table-cell table:style-name="ce53" table:number-columns-repeated="5"/>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18:.AK18])&gt;0;SUM([.H18:.AK18]);&quot;&quot;)">
            <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covered-table-cell table:style-name="ce6"/>
          <table:table-cell table:style-name="ce8" table:formula="of:=['Historias de Usuario'.I17]" office:value-type="string" office:string-value="x" calcext:value-type="string">
            <text:p>x</text:p>
          </table:table-cell>
          <table:table-cell table:style-name="ce11" table:formula="of:=IF(['Historias de Usuario'.A17]&lt;&gt;&quot;&quot;;['Historias de Usuario'.A17];&quot;&quot;)" office:value-type="float" office:value="1" calcext:value-type="float">
            <text:p>1</text:p>
          </table:table-cell>
          <table:table-cell table:style-name="ce20" table:formula="of:=IF(['Historias de Usuario'.C17]&lt;&gt;&quot;&quot;;['Historias de Usuario'.C17];&quot;&quot;)" office:value-type="string" office:string-value="Perfil Recuperar Contraseña" calcext:value-type="string">
            <text:p>Perfil Recuperar Contraseña</text:p>
          </table:table-cell>
          <table:table-cell table:style-name="ce32" table:formula="of:=IF(['Historias de Usuario'.G17]&lt;&gt;&quot;&quot;;['Historias de Usuario'.G17];&quot;&quot;)" office:value-type="float" office:value="2" calcext:value-type="float">
            <text:p>2</text:p>
          </table:table-cell>
          <table:table-cell table:style-name="ce30" table:formula="of:=SUM([.H19:.L19])" office:value-type="float" office:value="9" calcext:value-type="float">
            <text:p>9</text:p>
          </table:table-cell>
          <table:table-cell table:style-name="ce44" table:formula="of:=IF([.F19]=0;&quot;&quot;;[.E19]-[.F19])" office:value-type="float" office:value="-7" calcext:value-type="float">
            <text:p>-7</text:p>
          </table:table-cell>
          <table:table-cell table:style-name="ce53" table:number-columns-repeated="3"/>
          <table:table-cell table:style-name="ce53" office:value-type="float" office:value="8" calcext:value-type="float">
            <text:p>8</text:p>
          </table:table-cell>
          <table:table-cell table:style-name="ce53" office:value-type="float" office:value="1" calcext:value-type="float">
            <text:p>1</text:p>
          </table:table-cell>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19:.AK19])&gt;0;SUM([.H19:.AK19]);&quot;&quot;)" office:value-type="float" office:value="9" calcext:value-type="float">
            <text:p>9</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table-cell table:number-columns-repeated="2"/>
          <table:table-cell table:style-name="ce11" table:formula="of:=IF(['Historias de Usuario'.A20]&lt;&gt;&quot;&quot;;['Historias de Usuario'.A20];&quot;&quot;)">
            <text:p/>
          </table:table-cell>
          <table:table-cell table:style-name="ce21" table:formula="of:=IF(['Historias de Usuario'.C20]&lt;&gt;&quot;&quot;;['Historias de Usuario'.C20];&quot;&quot;)">
            <text:p/>
          </table:table-cell>
          <table:table-cell table:style-name="ce33" table:formula="of:=IF(['Historias de Usuario'.G20]&lt;&gt;&quot;&quot;;['Historias de Usuario'.G20];&quot;&quot;)">
            <text:p/>
          </table:table-cell>
          <table:table-cell table:style-name="ce39"/>
          <table:table-cell table:style-name="ce45"/>
          <table:table-cell table:style-name="ce54" table:number-columns-repeated="5"/>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20:.AK20])&gt;0;SUM([.H20:.AK20]);&quot;&quot;)">
            <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table-cell table:number-columns-repeated="2"/>
          <table:table-cell table:style-name="ce11" table:formula="of:=IF(['Historias de Usuario'.A21]&lt;&gt;&quot;&quot;;['Historias de Usuario'.A21];&quot;&quot;)">
            <text:p/>
          </table:table-cell>
          <table:table-cell table:style-name="ce22" table:formula="of:=IF(['Historias de Usuario'.C21]&lt;&gt;&quot;&quot;;['Historias de Usuario'.C21];&quot;&quot;)">
            <text:p/>
          </table:table-cell>
          <table:table-cell table:style-name="ce34" table:formula="of:=IF(['Historias de Usuario'.G21]&lt;&gt;&quot;&quot;;['Historias de Usuario'.G21];&quot;&quot;)">
            <text:p/>
          </table:table-cell>
          <table:table-cell table:style-name="ce40"/>
          <table:table-cell table:style-name="ce46"/>
          <table:table-cell table:style-name="ce55" table:number-columns-repeated="5"/>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21:.AK21])&gt;0;SUM([.H21:.AK21]);&quot;&quot;)">
            <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table-cell table:number-columns-repeated="2"/>
          <table:table-cell table:style-name="ce11" table:formula="of:=IF(['Historias de Usuario'.A20]&lt;&gt;&quot;&quot;;['Historias de Usuario'.A20];&quot;&quot;)">
            <text:p/>
          </table:table-cell>
          <table:table-cell table:style-name="ce20" table:formula="of:=IF(['Historias de Usuario'.C20]&lt;&gt;&quot;&quot;;['Historias de Usuario'.C20];&quot;&quot;)">
            <text:p/>
          </table:table-cell>
          <table:table-cell table:style-name="ce32" table:formula="of:=IF(['Historias de Usuario'.G20]&lt;&gt;&quot;&quot;;['Historias de Usuario'.G20];&quot;&quot;)">
            <text:p/>
          </table:table-cell>
          <table:table-cell table:style-name="ce41"/>
          <table:table-cell table:style-name="ce47"/>
          <table:table-cell table:style-name="ce53" table:number-columns-repeated="5"/>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22:.AK22])&gt;0;SUM([.H22:.AK22]);&quot;&quot;)">
            <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table-cell table:number-columns-repeated="2"/>
          <table:table-cell table:style-name="ce11" table:formula="of:=IF(['Historias de Usuario'.A21]&lt;&gt;&quot;&quot;;['Historias de Usuario'.A21];&quot;&quot;)">
            <text:p/>
          </table:table-cell>
          <table:table-cell table:style-name="ce20" table:formula="of:=IF(['Historias de Usuario'.C21]&lt;&gt;&quot;&quot;;['Historias de Usuario'.C21];&quot;&quot;)">
            <text:p/>
          </table:table-cell>
          <table:table-cell table:style-name="ce32" table:formula="of:=IF(['Historias de Usuario'.G21]&lt;&gt;&quot;&quot;;['Historias de Usuario'.G21];&quot;&quot;)">
            <text:p/>
          </table:table-cell>
          <table:table-cell table:style-name="ce41"/>
          <table:table-cell table:style-name="ce47"/>
          <table:table-cell table:style-name="ce53" table:number-columns-repeated="5"/>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23:.AK23])&gt;0;SUM([.H23:.AK23]);&quot;&quot;)">
            <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table-cell table:number-columns-repeated="2"/>
          <table:table-cell table:style-name="ce11" table:formula="of:=IF(['Historias de Usuario'.A22]&lt;&gt;&quot;&quot;;['Historias de Usuario'.A22];&quot;&quot;)">
            <text:p/>
          </table:table-cell>
          <table:table-cell table:style-name="ce20" table:formula="of:=IF(['Historias de Usuario'.C22]&lt;&gt;&quot;&quot;;['Historias de Usuario'.C22];&quot;&quot;)">
            <text:p/>
          </table:table-cell>
          <table:table-cell table:style-name="ce32" table:formula="of:=IF(['Historias de Usuario'.G22]&lt;&gt;&quot;&quot;;['Historias de Usuario'.G22];&quot;&quot;)">
            <text:p/>
          </table:table-cell>
          <table:table-cell table:style-name="ce41"/>
          <table:table-cell table:style-name="ce47"/>
          <table:table-cell table:style-name="ce53" table:number-columns-repeated="5"/>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24:.AK24])&gt;0;SUM([.H24:.AK24]);&quot;&quot;)">
            <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table-cell table:number-columns-repeated="2"/>
          <table:table-cell table:style-name="ce11" table:formula="of:=IF(['Historias de Usuario'.A23]&lt;&gt;&quot;&quot;;['Historias de Usuario'.A23];&quot;&quot;)">
            <text:p/>
          </table:table-cell>
          <table:table-cell table:style-name="ce20" table:formula="of:=IF(['Historias de Usuario'.C23]&lt;&gt;&quot;&quot;;['Historias de Usuario'.C23];&quot;&quot;)">
            <text:p/>
          </table:table-cell>
          <table:table-cell table:style-name="ce32" table:formula="of:=IF(['Historias de Usuario'.G23]&lt;&gt;&quot;&quot;;['Historias de Usuario'.G23];&quot;&quot;)">
            <text:p/>
          </table:table-cell>
          <table:table-cell table:style-name="ce41"/>
          <table:table-cell table:style-name="ce47"/>
          <table:table-cell table:style-name="ce53" table:number-columns-repeated="5"/>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25:.AK25])&gt;0;SUM([.H25:.AK25]);&quot;&quot;)">
            <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table-cell table:number-columns-repeated="2"/>
          <table:table-cell table:style-name="ce11" table:formula="of:=IF(['Historias de Usuario'.A24]&lt;&gt;&quot;&quot;;['Historias de Usuario'.A24];&quot;&quot;)">
            <text:p/>
          </table:table-cell>
          <table:table-cell table:style-name="ce20" table:formula="of:=IF(['Historias de Usuario'.C24]&lt;&gt;&quot;&quot;;['Historias de Usuario'.C24];&quot;&quot;)">
            <text:p/>
          </table:table-cell>
          <table:table-cell table:style-name="ce32" table:formula="of:=IF(['Historias de Usuario'.G24]&lt;&gt;&quot;&quot;;['Historias de Usuario'.G24];&quot;&quot;)">
            <text:p/>
          </table:table-cell>
          <table:table-cell table:style-name="ce41"/>
          <table:table-cell table:style-name="ce47"/>
          <table:table-cell table:style-name="ce53" table:number-columns-repeated="5"/>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26:.AK26])&gt;0;SUM([.H26:.AK26]);&quot;&quot;)">
            <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table-cell table:number-columns-repeated="2"/>
          <table:table-cell table:style-name="ce11" table:formula="of:=IF(['Historias de Usuario'.A25]&lt;&gt;&quot;&quot;;['Historias de Usuario'.A25];&quot;&quot;)">
            <text:p/>
          </table:table-cell>
          <table:table-cell table:style-name="ce20" table:formula="of:=IF(['Historias de Usuario'.C25]&lt;&gt;&quot;&quot;;['Historias de Usuario'.C25];&quot;&quot;)">
            <text:p/>
          </table:table-cell>
          <table:table-cell table:style-name="ce32" table:formula="of:=IF(['Historias de Usuario'.G25]&lt;&gt;&quot;&quot;;['Historias de Usuario'.G25];&quot;&quot;)">
            <text:p/>
          </table:table-cell>
          <table:table-cell table:style-name="ce41"/>
          <table:table-cell table:style-name="ce47"/>
          <table:table-cell table:style-name="ce53" table:number-columns-repeated="5"/>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27:.AK27])&gt;0;SUM([.H27:.AK27]);&quot;&quot;)">
            <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table-cell table:number-columns-repeated="2"/>
          <table:table-cell table:style-name="ce11" table:formula="of:=IF(['Historias de Usuario'.A26]&lt;&gt;&quot;&quot;;['Historias de Usuario'.A26];&quot;&quot;)">
            <text:p/>
          </table:table-cell>
          <table:table-cell table:style-name="ce20" table:formula="of:=IF(['Historias de Usuario'.C26]&lt;&gt;&quot;&quot;;['Historias de Usuario'.C26];&quot;&quot;)">
            <text:p/>
          </table:table-cell>
          <table:table-cell table:style-name="ce32" table:formula="of:=IF(['Historias de Usuario'.G26]&lt;&gt;&quot;&quot;;['Historias de Usuario'.G26];&quot;&quot;)">
            <text:p/>
          </table:table-cell>
          <table:table-cell table:style-name="ce41"/>
          <table:table-cell table:style-name="ce47"/>
          <table:table-cell table:style-name="ce53" table:number-columns-repeated="5"/>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28:.AK28])&gt;0;SUM([.H28:.AK28]);&quot;&quot;)">
            <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table-cell table:number-columns-repeated="2"/>
          <table:table-cell table:style-name="ce11" table:formula="of:=IF(['Historias de Usuario'.A27]&lt;&gt;&quot;&quot;;['Historias de Usuario'.A27];&quot;&quot;)">
            <text:p/>
          </table:table-cell>
          <table:table-cell table:style-name="ce20" table:formula="of:=IF(['Historias de Usuario'.C27]&lt;&gt;&quot;&quot;;['Historias de Usuario'.C27];&quot;&quot;)">
            <text:p/>
          </table:table-cell>
          <table:table-cell table:style-name="ce32" table:formula="of:=IF(['Historias de Usuario'.G27]&lt;&gt;&quot;&quot;;['Historias de Usuario'.G27];&quot;&quot;)">
            <text:p/>
          </table:table-cell>
          <table:table-cell table:style-name="ce41"/>
          <table:table-cell table:style-name="ce47"/>
          <table:table-cell table:style-name="ce53" table:number-columns-repeated="5"/>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29:.AK29])&gt;0;SUM([.H29:.AK29]);&quot;&quot;)">
            <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table-cell table:number-columns-repeated="2"/>
          <table:table-cell table:style-name="ce11" table:formula="of:=IF(['Historias de Usuario'.A28]&lt;&gt;&quot;&quot;;['Historias de Usuario'.A28];&quot;&quot;)">
            <text:p/>
          </table:table-cell>
          <table:table-cell table:style-name="ce20" table:formula="of:=IF(['Historias de Usuario'.C28]&lt;&gt;&quot;&quot;;['Historias de Usuario'.C28];&quot;&quot;)">
            <text:p/>
          </table:table-cell>
          <table:table-cell table:style-name="ce32" table:formula="of:=IF(['Historias de Usuario'.G28]&lt;&gt;&quot;&quot;;['Historias de Usuario'.G28];&quot;&quot;)">
            <text:p/>
          </table:table-cell>
          <table:table-cell table:style-name="ce41"/>
          <table:table-cell table:style-name="ce47"/>
          <table:table-cell table:style-name="ce53" table:number-columns-repeated="5"/>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30:.AK30])&gt;0;SUM([.H30:.AK30]);&quot;&quot;)">
            <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table-cell table:number-columns-repeated="2"/>
          <table:table-cell table:style-name="ce11" table:formula="of:=IF(['Historias de Usuario'.A29]&lt;&gt;&quot;&quot;;['Historias de Usuario'.A29];&quot;&quot;)">
            <text:p/>
          </table:table-cell>
          <table:table-cell table:style-name="ce20" table:formula="of:=IF(['Historias de Usuario'.C29]&lt;&gt;&quot;&quot;;['Historias de Usuario'.C29];&quot;&quot;)">
            <text:p/>
          </table:table-cell>
          <table:table-cell table:style-name="ce32" table:formula="of:=IF(['Historias de Usuario'.G29]&lt;&gt;&quot;&quot;;['Historias de Usuario'.G29];&quot;&quot;)">
            <text:p/>
          </table:table-cell>
          <table:table-cell table:style-name="ce41"/>
          <table:table-cell table:style-name="ce47"/>
          <table:table-cell table:style-name="ce53" table:number-columns-repeated="5"/>
          <table:table-cell table:style-name="ce62" table:number-columns-repeated="2"/>
          <table:table-cell table:style-name="ce67"/>
          <table:table-cell table:style-name="ce53" table:number-columns-repeated="4"/>
          <table:table-cell table:style-name="ce62"/>
          <table:table-cell table:style-name="ce71"/>
          <table:table-cell table:style-name="ce72"/>
          <table:table-cell table:style-name="ce53" table:number-columns-repeated="4"/>
          <table:table-cell table:style-name="ce73"/>
          <table:table-cell table:style-name="ce74"/>
          <table:table-cell table:style-name="ce75"/>
          <table:table-cell table:style-name="ce53" table:number-columns-repeated="4"/>
          <table:table-cell table:style-name="ce62" table:number-columns-repeated="2"/>
          <table:table-cell table:style-name="ce76"/>
          <table:table-cell table:style-name="ce77"/>
          <table:table-cell table:style-name="ce80" table:formula="of:=IF(COUNTA([.H31:.AK31])&gt;0;SUM([.H31:.AK31]);&quot;&quot;)">
            <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4">
          <table:table-cell table:number-columns-repeated="2"/>
          <table:table-cell table:style-name="ce12" table:number-columns-spanned="2" table:number-rows-spanned="1"/>
          <table:covered-table-cell table:style-name="ce23"/>
          <table:table-cell table:style-name="ce35" table:number-columns-repeated="3"/>
          <table:table-cell table:style-name="ce56" table:formula="of:=IF(COUNTA([.H4:.H31])&gt;0;SUM([.H4:.H31]);&quot;&quot;)" office:value-type="float" office:value="0" calcext:value-type="float">
            <text:p>0</text:p>
          </table:table-cell>
          <table:table-cell table:style-name="ce56" table:formula="of:=IF(COUNTA([.I4:.I31])&gt;0;SUM([.I4:.I31]);&quot;&quot;)" office:value-type="float" office:value="6" calcext:value-type="float">
            <text:p>6</text:p>
          </table:table-cell>
          <table:table-cell table:style-name="ce56" table:formula="of:=IF(COUNTA([.J4:.J31])&gt;0;SUM([.J4:.J31]);&quot;&quot;)" office:value-type="float" office:value="12" calcext:value-type="float">
            <text:p>12</text:p>
          </table:table-cell>
          <table:table-cell table:style-name="ce56" table:formula="of:=IF(COUNTA([.K4:.K31])&gt;0;SUM([.K4:.K31]);&quot;&quot;)" office:value-type="float" office:value="24" calcext:value-type="float">
            <text:p>24</text:p>
          </table:table-cell>
          <table:table-cell table:style-name="ce56" table:formula="of:=IF(COUNTA([.L4:.L31])&gt;0;SUM([.L4:.L31]);&quot;&quot;)" office:value-type="float" office:value="24" calcext:value-type="float">
            <text:p>24</text:p>
          </table:table-cell>
          <table:table-cell table:style-name="ce56" table:formula="of:=IF(COUNTA([.M4:.M31])&gt;0;SUM([.M4:.M31]);&quot;&quot;)">
            <text:p/>
          </table:table-cell>
          <table:table-cell table:style-name="ce56" table:formula="of:=IF(COUNTA([.N4:.N31])&gt;0;SUM([.N4:.N31]);&quot;&quot;)">
            <text:p/>
          </table:table-cell>
          <table:table-cell table:style-name="ce56" table:formula="of:=IF(COUNTA([.O4:.O31])&gt;0;SUM([.O4:.O31]);&quot;&quot;)">
            <text:p/>
          </table:table-cell>
          <table:table-cell table:style-name="ce56" table:formula="of:=IF(COUNTA([.P4:.P31])&gt;0;SUM([.P4:.P31]);&quot;&quot;)">
            <text:p/>
          </table:table-cell>
          <table:table-cell table:style-name="ce56" table:formula="of:=IF(COUNTA([.Q4:.Q31])&gt;0;SUM([.Q4:.Q31]);&quot;&quot;)">
            <text:p/>
          </table:table-cell>
          <table:table-cell table:style-name="ce56" table:formula="of:=IF(COUNTA([.R4:.R31])&gt;0;SUM([.R4:.R31]);&quot;&quot;)">
            <text:p/>
          </table:table-cell>
          <table:table-cell table:style-name="ce56" table:formula="of:=IF(COUNTA([.S4:.S31])&gt;0;SUM([.S4:.S31]);&quot;&quot;)">
            <text:p/>
          </table:table-cell>
          <table:table-cell table:style-name="ce56" table:formula="of:=IF(COUNTA([.T4:.T31])&gt;0;SUM([.T4:.T31]);&quot;&quot;)">
            <text:p/>
          </table:table-cell>
          <table:table-cell table:style-name="ce56" table:formula="of:=IF(COUNTA([.U4:.U31])&gt;0;SUM([.U4:.U31]);&quot;&quot;)">
            <text:p/>
          </table:table-cell>
          <table:table-cell table:style-name="ce56" table:formula="of:=IF(COUNTA([.V4:.V31])&gt;0;SUM([.V4:.V31]);&quot;&quot;)">
            <text:p/>
          </table:table-cell>
          <table:table-cell table:style-name="ce56" table:formula="of:=IF(COUNTA([.W4:.W31])&gt;0;SUM([.W4:.W31]);&quot;&quot;)">
            <text:p/>
          </table:table-cell>
          <table:table-cell table:style-name="ce56" table:formula="of:=IF(COUNTA([.X4:.X31])&gt;0;SUM([.X4:.X31]);&quot;&quot;)">
            <text:p/>
          </table:table-cell>
          <table:table-cell table:style-name="ce56" table:formula="of:=IF(COUNTA([.Y4:.Y31])&gt;0;SUM([.Y4:.Y31]);&quot;&quot;)">
            <text:p/>
          </table:table-cell>
          <table:table-cell table:style-name="ce56" table:formula="of:=IF(COUNTA([.Z4:.Z31])&gt;0;SUM([.Z4:.Z31]);&quot;&quot;)">
            <text:p/>
          </table:table-cell>
          <table:table-cell table:style-name="ce56" table:formula="of:=IF(COUNTA([.AA4:.AA31])&gt;0;SUM([.AA4:.AA31]);&quot;&quot;)">
            <text:p/>
          </table:table-cell>
          <table:table-cell table:style-name="ce56" table:formula="of:=IF(COUNTA([.AB4:.AB31])&gt;0;SUM([.AB4:.AB31]);&quot;&quot;)">
            <text:p/>
          </table:table-cell>
          <table:table-cell table:style-name="ce56" table:formula="of:=IF(COUNTA([.AC4:.AC31])&gt;0;SUM([.AC4:.AC31]);&quot;&quot;)">
            <text:p/>
          </table:table-cell>
          <table:table-cell table:style-name="ce56" table:formula="of:=IF(COUNTA([.AD4:.AD31])&gt;0;SUM([.AD4:.AD31]);&quot;&quot;)">
            <text:p/>
          </table:table-cell>
          <table:table-cell table:style-name="ce56" table:formula="of:=IF(COUNTA([.AE4:.AE31])&gt;0;SUM([.AE4:.AE31]);&quot;&quot;)">
            <text:p/>
          </table:table-cell>
          <table:table-cell table:style-name="ce56" table:formula="of:=IF(COUNTA([.AF4:.AF31])&gt;0;SUM([.AF4:.AF31]);&quot;&quot;)">
            <text:p/>
          </table:table-cell>
          <table:table-cell table:style-name="ce56" table:formula="of:=IF(COUNTA([.AG4:.AG31])&gt;0;SUM([.AG4:.AG31]);&quot;&quot;)">
            <text:p/>
          </table:table-cell>
          <table:table-cell table:style-name="ce56" table:formula="of:=IF(COUNTA([.AH4:.AH31])&gt;0;SUM([.AH4:.AH31]);&quot;&quot;)">
            <text:p/>
          </table:table-cell>
          <table:table-cell table:style-name="ce56" table:formula="of:=IF(COUNTA([.AI4:.AI31])&gt;0;SUM([.AI4:.AI31]);&quot;&quot;)">
            <text:p/>
          </table:table-cell>
          <table:table-cell table:style-name="ce56" table:formula="of:=IF(COUNTA([.AJ4:.AJ31])&gt;0;SUM([.AJ4:.AJ31]);&quot;&quot;)">
            <text:p/>
          </table:table-cell>
          <table:table-cell table:style-name="ce56" table:formula="of:=IF(COUNTA([.AK4:.AK31])&gt;0;SUM([.AK4:.AK31]);&quot;&quot;)">
            <text:p/>
          </table:table-cell>
          <table:table-cell table:style-name="ce81" table:formula="of:=IF(COUNTA([.AL4:.AL31])&gt;0;SUM([.AL4:.AL31]);&quot;&quot;)" office:value-type="float" office:value="66" calcext:value-type="float">
            <text:p>66</text:p>
          </table:table-cell>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5">
          <table:table-cell table:number-columns-repeated="2"/>
          <table:table-cell table:style-name="Default" table:number-columns-repeated="36"/>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6">
          <table:table-cell table:number-columns-repeated="2"/>
          <table:table-cell table:style-name="Default" table:number-columns-repeated="36"/>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table-cell table:number-columns-repeated="2"/>
          <table:table-cell table:style-name="ce13"/>
          <table:table-cell table:style-name="ce24" office:value-type="string" calcext:value-type="string">
            <text:p>Ideal</text:p>
          </table:table-cell>
          <table:table-cell table:style-name="ce36" table:formula="of:=SUM([.E4:.E19])" office:value-type="float" office:value="52" calcext:value-type="float">
            <text:p>52</text:p>
          </table:table-cell>
          <table:table-cell table:style-name="ce36" table:number-columns-repeated="2"/>
          <table:table-cell table:style-name="ce36" table:formula="of:=[.E35]-([.E35]/5)" office:value-type="float" office:value="41.6" calcext:value-type="float">
            <text:p>41,6</text:p>
          </table:table-cell>
          <table:table-cell table:style-name="ce36" table:formula="of:=[.H35]-([.E35]/5)" office:value-type="float" office:value="31.2" calcext:value-type="float">
            <text:p>31,2</text:p>
          </table:table-cell>
          <table:table-cell table:style-name="ce36" table:formula="of:=[.I35]-([.E35]/5)" office:value-type="float" office:value="20.8" calcext:value-type="float">
            <text:p>20,8</text:p>
          </table:table-cell>
          <table:table-cell table:style-name="ce36" table:formula="of:=[.J35]-([.E35]/5)" office:value-type="float" office:value="10.4" calcext:value-type="float">
            <text:p>10,4</text:p>
          </table:table-cell>
          <table:table-cell table:style-name="ce36" table:formula="of:=[.K35]-([.E35]/5)" office:value-type="float" office:value="0" calcext:value-type="float">
            <text:p>0</text:p>
          </table:table-cell>
          <table:table-cell table:style-name="Default" table:number-columns-repeated="26"/>
          <table:table-cell table:style-name="ce83"/>
          <table:table-cell table:style-name="ce85" table:number-columns-repeated="6"/>
          <table:table-cell table:number-columns-repeated="16"/>
          <table:table-cell table:style-name="ce16" table:number-columns-repeated="22"/>
          <table:table-cell table:number-columns-repeated="179"/>
          <table:table-cell table:style-name="Default" table:number-columns-repeated="22"/>
          <table:table-cell table:number-columns-repeated="740"/>
        </table:table-row>
        <table:table-row table:style-name="ro3">
          <table:table-cell table:number-columns-repeated="2"/>
          <table:table-cell table:style-name="ce14"/>
          <table:table-cell table:style-name="ce24" office:value-type="string" calcext:value-type="string">
            <text:p>Actual</text:p>
          </table:table-cell>
          <table:table-cell table:style-name="ce36" table:formula="of:=SUM([.E4:.E19])" office:value-type="float" office:value="52" calcext:value-type="float">
            <text:p>52</text:p>
          </table:table-cell>
          <table:table-cell table:style-name="ce36" table:number-columns-repeated="2"/>
          <table:table-cell table:style-name="ce36" table:formula="of:=IF([.H32]&lt;&gt;&quot;&quot;;([.E36]-[.H38]);&quot;&quot;)" office:value-type="float" office:value="52" calcext:value-type="float">
            <text:p>52</text:p>
          </table:table-cell>
          <table:table-cell table:style-name="ce36" table:formula="of:=IF([.H36]&lt;&gt;&quot;&quot;;([.H36]-[.I38]);&quot;&quot;)" office:value-type="float" office:value="52" calcext:value-type="float">
            <text:p>52</text:p>
          </table:table-cell>
          <table:table-cell table:style-name="ce36" table:formula="of:=IF([.I36]&lt;&gt;&quot;&quot;;([.I36]-[.J38]);&quot;&quot;)" office:value-type="float" office:value="31" calcext:value-type="float">
            <text:p>31</text:p>
          </table:table-cell>
          <table:table-cell table:style-name="ce36" table:formula="of:=IF([.J36]&lt;&gt;&quot;&quot;;([.J36]-[.K38]);&quot;&quot;)" office:value-type="float" office:value="29" calcext:value-type="float">
            <text:p>29</text:p>
          </table:table-cell>
          <table:table-cell table:style-name="ce36" table:formula="of:=IF([.K36]&lt;&gt;&quot;&quot;;([.K36]-[.L38]);&quot;&quot;)" office:value-type="float" office:value="23" calcext:value-type="float">
            <text:p>23</text:p>
          </table:table-cell>
          <table:table-cell table:number-columns-repeated="27"/>
          <table:table-cell table:style-name="ce85" table:number-columns-repeated="6"/>
          <table:table-cell table:number-columns-repeated="23"/>
          <table:table-cell table:style-name="ce16" table:number-columns-repeated="15"/>
          <table:table-cell table:number-columns-repeated="186"/>
          <table:table-cell table:style-name="Default" table:number-columns-repeated="15"/>
          <table:table-cell table:number-columns-repeated="740"/>
        </table:table-row>
        <table:table-row table:style-name="ro3">
          <table:table-cell table:number-columns-repeated="2"/>
          <table:table-cell table:style-name="ce14" office:value-type="string" calcext:value-type="string">
            <text:p>Sprint #</text:p>
          </table:table-cell>
          <table:table-cell table:number-columns-repeated="36"/>
          <table:table-cell table:style-name="ce85" table:number-columns-repeated="6"/>
          <table:table-cell table:number-columns-repeated="23"/>
          <table:table-cell table:style-name="ce16" table:number-columns-repeated="15"/>
          <table:table-cell table:number-columns-repeated="186"/>
          <table:table-cell table:style-name="Default" table:number-columns-repeated="15"/>
          <table:table-cell table:number-columns-repeated="740"/>
        </table:table-row>
        <table:table-row table:style-name="ro3">
          <table:table-cell table:number-columns-repeated="2"/>
          <table:table-cell table:style-name="ce14" office:value-type="float" office:value="1" calcext:value-type="float">
            <text:p>1</text:p>
          </table:table-cell>
          <table:table-cell table:style-name="ce25" office:value-type="string" calcext:value-type="string" table:number-columns-spanned="3" table:number-rows-spanned="1">
            <text:p>Puntos de Historia Done</text:p>
          </table:table-cell>
          <table:covered-table-cell table:style-name="ce37"/>
          <table:covered-table-cell table:style-name="ce42"/>
          <table:table-cell table:style-name="ce48"/>
          <table:table-cell table:number-columns-repeated="2" table:style-name="ce57" office:value-type="float" office:value="0" calcext:value-type="float">
            <text:p>0</text:p>
          </table:table-cell>
          <table:table-cell table:style-name="ce57" office:value-type="float" office:value="21" calcext:value-type="float">
            <text:p>21</text:p>
          </table:table-cell>
          <table:table-cell table:style-name="ce57" office:value-type="float" office:value="2" calcext:value-type="float">
            <text:p>2</text:p>
          </table:table-cell>
          <table:table-cell table:style-name="ce61" office:value-type="float" office:value="6" calcext:value-type="float">
            <text:p>6</text:p>
          </table:table-cell>
          <table:table-cell table:number-columns-repeated="33"/>
          <table:table-cell table:style-name="ce16"/>
          <table:table-cell table:number-columns-repeated="37"/>
          <table:table-cell table:style-name="ce85"/>
          <table:table-cell table:number-columns-repeated="200"/>
          <table:table-cell table:style-name="ce16"/>
          <table:table-cell table:number-columns-repeated="739"/>
        </table:table-row>
        <table:table-row table:style-name="ro3">
          <table:table-cell table:number-columns-repeated="2"/>
          <table:table-cell table:style-name="ce15"/>
          <table:table-cell table:style-name="ce26" office:value-type="string" calcext:value-type="string" table:number-columns-spanned="3" table:number-rows-spanned="1">
            <text:p>Puntos de Historia Faltantes</text:p>
          </table:table-cell>
          <table:covered-table-cell table:style-name="ce38"/>
          <table:covered-table-cell table:style-name="ce43"/>
          <table:table-cell table:style-name="ce49"/>
          <table:table-cell table:style-name="ce57" table:formula="of:=[.E35]-[.H38]" office:value-type="float" office:value="52" calcext:value-type="float">
            <text:p>52</text:p>
          </table:table-cell>
          <table:table-cell table:style-name="ce57" table:formula="of:=[.H39]-[.I38]" office:value-type="float" office:value="52" calcext:value-type="float">
            <text:p>52</text:p>
          </table:table-cell>
          <table:table-cell table:style-name="ce57" table:formula="of:=[.I39]-[.J38]" office:value-type="float" office:value="31" calcext:value-type="float">
            <text:p>31</text:p>
          </table:table-cell>
          <table:table-cell table:style-name="ce57" table:formula="of:=[.J39]-[.K38]" office:value-type="float" office:value="29" calcext:value-type="float">
            <text:p>29</text:p>
          </table:table-cell>
          <table:table-cell table:style-name="ce61" table:formula="of:=[.K39]-[.L38]" office:value-type="float" office:value="23" calcext:value-type="float">
            <text:p>23</text:p>
          </table:table-cell>
          <table:table-cell table:number-columns-repeated="33"/>
          <table:table-cell table:style-name="ce16"/>
          <table:table-cell table:number-columns-repeated="37"/>
          <table:table-cell table:style-name="ce85"/>
          <table:table-cell table:number-columns-repeated="200"/>
          <table:table-cell table:style-name="ce16"/>
          <table:table-cell table:number-columns-repeated="739"/>
        </table:table-row>
        <table:table-row table:style-name="ro3" table:number-rows-repeated="1048536">
          <table:table-cell table:number-columns-repeated="1024"/>
        </table:table-row>
        <table:table-row table:style-name="ro3">
          <table:table-cell table:number-columns-repeated="1024"/>
        </table:table-row>
        <calcext:conditional-formats>
          <calcext:conditional-format calcext:target-range-address="Backlog.O3:Backlog.AK3">
            <calcext:condition calcext:apply-style-name="Excel_CondFormat_1_4_1" calcext:value="formula-is(#REF!&lt;2)" calcext:base-cell-address="Backlog.O3"/>
          </calcext:conditional-format>
          <calcext:conditional-format calcext:target-range-address="Backlog.C22:Backlog.G31 Backlog.F4:Backlog.G19 Backlog.C7:Backlog.E19 Backlog.C4:Backlog.E5 Backlog.C20:Backlog.C21">
            <calcext:condition calcext:apply-style-name="Excel_CondFormat_1_8_1" calcext:value="formula-is(AND(backlog.$#REF!4=0;COUNTA(backlog.$#REF!4:backlog.$#REF!4)&gt;0))" calcext:base-cell-address="Backlog.C4"/>
            <calcext:condition calcext:apply-style-name="Excel_CondFormat_1_8_2" calcext:value="formula-is(OFFSET([Backlog.$E4];0;COUNTIF(backlog.$#REF!4:backlog.$#REF!4;&quot;&gt;-1&quot;);1;1)=0)" calcext:base-cell-address="Backlog.C4"/>
          </calcext:conditional-format>
          <calcext:conditional-format calcext:target-range-address="Backlog.H32:Backlog.AK32">
            <calcext:condition calcext:apply-style-name="Excel_CondFormat_1_1_1" calcext:value="&gt;#REF!" calcext:base-cell-address="Backlog.H32"/>
            <calcext:condition calcext:apply-style-name="Excel_CondFormat_1_1_2" calcext:value="&lt;#REF!" calcext:base-cell-address="Backlog.H32"/>
          </calcext:conditional-format>
          <calcext:conditional-format calcext:target-range-address="Backlog.H3:Backlog.AK3">
            <calcext:condition calcext:apply-style-name="Excel_CondFormat_1_4_1" calcext:value="formula-is(#REF!&lt;2)" calcext:base-cell-address="Backlog.H3"/>
          </calcext:conditional-format>
          <calcext:conditional-format calcext:target-range-address="Backlog.AD4:Backlog.AI31 Backlog.W4:Backlog.Z31 Backlog.P4:Backlog.T31 Backlog.M4:Backlog.N31 Backlog.H4:Backlog.L19 Backlog.H22:Backlog.L31">
            <calcext:condition calcext:apply-style-name="Excel_CondFormat_1_4_1" calcext:value="formula-is(#REF!&lt;2)" calcext:base-cell-address="Backlog.H4"/>
          </calcext:conditional-format>
          <calcext:conditional-format calcext:target-range-address="Backlog.I4:Backlog.I4">
            <calcext:condition calcext:apply-style-name="Excel_CondFormat_1_4_1" calcext:value="formula-is(#REF!&lt;2)" calcext:base-cell-address="Backlog.I4"/>
          </calcext:conditional-format>
          <calcext:conditional-format calcext:target-range-address="Backlog.AC4:Backlog.AC31">
            <calcext:condition calcext:apply-style-name="Excel_CondFormat_1_4_1" calcext:value="formula-is([Backlog.#REF!#REF!]#REF!#REF!#REF!#REF!#REF!#REF!#REF!#REF!#REF!#REF!#REF!#REF!#REF![.#REF!$1]&lt;2)" calcext:base-cell-address="Backlog.AC4"/>
          </calcext:conditional-format>
          <calcext:conditional-format calcext:target-range-address="Backlog.U4:Backlog.V31">
            <calcext:condition calcext:apply-style-name="Excel_CondFormat_1_4_1" calcext:value="formula-is([Backlog.#REF!#REF!]#REF!#REF!#REF!#REF!#REF!#REF!#REF!#REF!#REF!#REF!#REF!#REF!#REF![.#REF!$1]&lt;2)" calcext:base-cell-address="Backlog.U4"/>
          </calcext:conditional-format>
          <calcext:conditional-format calcext:target-range-address="Backlog.O4:Backlog.O31">
            <calcext:condition calcext:apply-style-name="Excel_CondFormat_1_4_1" calcext:value="formula-is([Backlog.#REF!#REF!]#REF!#REF!#REF!#REF!#REF!#REF!#REF!#REF!#REF!#REF!#REF!#REF!#REF![.#REF!$1]&lt;2)" calcext:base-cell-address="Backlog.O4"/>
          </calcext:conditional-format>
          <calcext:conditional-format calcext:target-range-address="Backlog.AA4:Backlog.AA31">
            <calcext:condition calcext:apply-style-name="Excel_CondFormat_1_4_1" calcext:value="formula-is([Backlog.#REF!#REF!]#REF!#REF!#REF!#REF!#REF!#REF!#REF!#REF!#REF!#REF!#REF!#REF!#REF![.#REF!$1]&lt;2)" calcext:base-cell-address="Backlog.AA4"/>
          </calcext:conditional-format>
          <calcext:conditional-format calcext:target-range-address="Backlog.AB4:Backlog.AB31">
            <calcext:condition calcext:apply-style-name="Excel_CondFormat_1_4_1" calcext:value="formula-is([Backlog.#REF!#REF!]#REF!#REF!#REF!#REF!#REF!#REF!#REF!#REF!#REF!#REF!#REF!#REF!#REF![.#REF!$1]&lt;2)" calcext:base-cell-address="Backlog.AB4"/>
          </calcext:conditional-format>
          <calcext:conditional-format calcext:target-range-address="Backlog.AL32:Backlog.AL32">
            <calcext:condition calcext:apply-style-name="Excel_CondFormat_1_5_1" calcext:value="&gt;[.$E$1]" calcext:base-cell-address="Backlog.AL32"/>
            <calcext:condition calcext:apply-style-name="Excel_CondFormat_1_5_2" calcext:value="&lt;[.$E$1]" calcext:base-cell-address="Backlog.AL32"/>
          </calcext:conditional-format>
          <calcext:conditional-format calcext:target-range-address="Backlog.C7:Backlog.E19 Backlog.E22:Backlog.G31 Backlog.C22:Backlog.E31 Backlog.C20:Backlog.C21 Backlog.E6:Backlog.E19">
            <calcext:condition calcext:apply-style-name="Excel_CondFormat_1_8_1" calcext:value="formula-is(AND(backlog.$#REF!4=0;COUNTA(backlog.$#REF!4:backlog.$#REF!4)&gt;0))" calcext:base-cell-address="Backlog.C6"/>
            <calcext:condition calcext:apply-style-name="Excel_CondFormat_1_8_2" calcext:value="formula-is(OFFSET([Backlog.$E6];0;COUNTIF(backlog.$#REF!4:backlog.$#REF!4;&quot;&gt;-1&quot;);1;1)=0)" calcext:base-cell-address="Backlog.C6"/>
          </calcext:conditional-format>
          <calcext:conditional-format calcext:target-range-address="Backlog.D22:Backlog.D31 Backlog.D6:Backlog.D19">
            <calcext:condition calcext:apply-style-name="Excel_CondFormat_1_8_1" calcext:value="formula-is(AND(backlog.$#REF!4=0;COUNTA(backlog.$#REF!4:backlog.$#REF!4)&gt;0))" calcext:base-cell-address="Backlog.D6"/>
            <calcext:condition calcext:apply-style-name="Excel_CondFormat_1_8_2" calcext:value="formula-is(OFFSET([Backlog.$E6];0;COUNTIF(backlog.$#REF!4:backlog.$#REF!4;&quot;&gt;-1&quot;);1;1)=0)" calcext:base-cell-address="Backlog.D6"/>
          </calcext:conditional-format>
          <calcext:conditional-format calcext:target-range-address="Backlog.C6:Backlog.C31">
            <calcext:condition calcext:apply-style-name="Excel_CondFormat_1_8_1" calcext:value="formula-is(AND(backlog.$#REF!4=0;COUNTA(backlog.$#REF!4:backlog.$#REF!4)&gt;0))" calcext:base-cell-address="Backlog.C6"/>
            <calcext:condition calcext:apply-style-name="Excel_CondFormat_1_8_2" calcext:value="formula-is(OFFSET([Backlog.$E6];0;COUNTIF(backlog.$#REF!4:backlog.$#REF!4;&quot;&gt;-1&quot;);1;1)=0)" calcext:base-cell-address="Backlog.C6"/>
          </calcext:conditional-format>
          <calcext:conditional-format calcext:target-range-address="Backlog.AJ4:Backlog.AJ31">
            <calcext:condition calcext:apply-style-name="Excel_CondFormat_1_4_1" calcext:value="formula-is(#REF!&lt;2)" calcext:base-cell-address="Backlog.AJ4"/>
          </calcext:conditional-format>
          <calcext:conditional-format calcext:target-range-address="Backlog.AK4:Backlog.AK31">
            <calcext:condition calcext:apply-style-name="Excel_CondFormat_1_4_1" calcext:value="formula-is([Backlog.#REF!#REF!]#REF!#REF!#REF!#REF!#REF!#REF!#REF!#REF!#REF!#REF!#REF!#REF!#REF![.#REF!$1]&lt;2)" calcext:base-cell-address="Backlog.AK4"/>
          </calcext:conditional-format>
          <calcext:conditional-format calcext:target-range-address="Backlog.H20:Backlog.L20">
            <calcext:condition calcext:apply-style-name="Excel_CondFormat_1_4_1" calcext:value="formula-is(#REF!&lt;2)" calcext:base-cell-address="Backlog.H20"/>
          </calcext:conditional-format>
          <calcext:conditional-format calcext:target-range-address="Backlog.H21:Backlog.L21">
            <calcext:condition calcext:apply-style-name="Excel_CondFormat_1_4_1" calcext:value="formula-is(#REF!&lt;2)" calcext:base-cell-address="Backlog.H21"/>
          </calcext:conditional-format>
          <calcext:conditional-format calcext:target-range-address="Backlog.D21:Backlog.G21">
            <calcext:condition calcext:apply-style-name="Excel_CondFormat_1_8_1" calcext:value="formula-is(AND(backlog.$#REF!4=0;COUNTA(backlog.$#REF!4:backlog.$#REF!4)&gt;0))" calcext:base-cell-address="Backlog.D21"/>
            <calcext:condition calcext:apply-style-name="Excel_CondFormat_1_8_2" calcext:value="formula-is(OFFSET([Backlog.$E21];0;COUNTIF(backlog.$#REF!4:backlog.$#REF!4;&quot;&gt;-1&quot;);1;1)=0)" calcext:base-cell-address="Backlog.D21"/>
          </calcext:conditional-format>
          <calcext:conditional-format calcext:target-range-address="Backlog.D21:Backlog.E21">
            <calcext:condition calcext:apply-style-name="Excel_CondFormat_1_8_1" calcext:value="formula-is(AND(backlog.$#REF!4=0;COUNTA(backlog.$#REF!4:backlog.$#REF!4)&gt;0))" calcext:base-cell-address="Backlog.D21"/>
            <calcext:condition calcext:apply-style-name="Excel_CondFormat_1_8_2" calcext:value="formula-is(OFFSET([Backlog.$E21];0;COUNTIF(backlog.$#REF!4:backlog.$#REF!4;&quot;&gt;-1&quot;);1;1)=0)" calcext:base-cell-address="Backlog.D21"/>
          </calcext:conditional-format>
          <calcext:conditional-format calcext:target-range-address="Backlog.D21:Backlog.D21">
            <calcext:condition calcext:apply-style-name="Excel_CondFormat_1_8_1" calcext:value="formula-is(AND(backlog.$#REF!4=0;COUNTA(backlog.$#REF!4:backlog.$#REF!4)&gt;0))" calcext:base-cell-address="Backlog.D21"/>
            <calcext:condition calcext:apply-style-name="Excel_CondFormat_1_8_2" calcext:value="formula-is(OFFSET([Backlog.$E21];0;COUNTIF(backlog.$#REF!4:backlog.$#REF!4;&quot;&gt;-1&quot;);1;1)=0)" calcext:base-cell-address="Backlog.D21"/>
          </calcext:conditional-format>
          <calcext:conditional-format calcext:target-range-address="Backlog.D20:Backlog.G20">
            <calcext:condition calcext:apply-style-name="Excel_CondFormat_1_8_1" calcext:value="formula-is(AND(backlog.$#REF!4=0;COUNTA(backlog.$#REF!4:backlog.$#REF!4)&gt;0))" calcext:base-cell-address="Backlog.D20"/>
            <calcext:condition calcext:apply-style-name="Excel_CondFormat_1_8_2" calcext:value="formula-is(OFFSET([Backlog.$E20];0;COUNTIF(backlog.$#REF!4:backlog.$#REF!4;&quot;&gt;-1&quot;);1;1)=0)" calcext:base-cell-address="Backlog.D20"/>
          </calcext:conditional-format>
          <calcext:conditional-format calcext:target-range-address="Backlog.D20:Backlog.E20">
            <calcext:condition calcext:apply-style-name="Excel_CondFormat_1_8_1" calcext:value="formula-is(AND(backlog.$#REF!4=0;COUNTA(backlog.$#REF!4:backlog.$#REF!4)&gt;0))" calcext:base-cell-address="Backlog.D20"/>
            <calcext:condition calcext:apply-style-name="Excel_CondFormat_1_8_2" calcext:value="formula-is(OFFSET([Backlog.$E20];0;COUNTIF(backlog.$#REF!4:backlog.$#REF!4;&quot;&gt;-1&quot;);1;1)=0)" calcext:base-cell-address="Backlog.D20"/>
          </calcext:conditional-format>
          <calcext:conditional-format calcext:target-range-address="Backlog.D20:Backlog.D20">
            <calcext:condition calcext:apply-style-name="Excel_CondFormat_1_8_1" calcext:value="formula-is(AND(backlog.$#REF!4=0;COUNTA(backlog.$#REF!4:backlog.$#REF!4)&gt;0))" calcext:base-cell-address="Backlog.D20"/>
            <calcext:condition calcext:apply-style-name="Excel_CondFormat_1_8_2" calcext:value="formula-is(OFFSET([Backlog.$E20];0;COUNTIF(backlog.$#REF!4:backlog.$#REF!4;&quot;&gt;-1&quot;);1;1)=0)" calcext:base-cell-address="Backlog.D20"/>
          </calcext:conditional-format>
          <calcext:conditional-format calcext:target-range-address="Backlog.H38:Backlog.K39">
            <calcext:condition calcext:apply-style-name="Excel_CondFormat_1_4_1" calcext:value="formula-is(#REF!&lt;2)" calcext:base-cell-address="Backlog.H38"/>
          </calcext:conditional-format>
          <calcext:conditional-format calcext:target-range-address="Backlog.D39:Backlog.E39">
            <calcext:condition calcext:apply-style-name="Excel_CondFormat_1_8_1" calcext:value="formula-is(AND(backlog.$#REF!4=0;COUNTA(backlog.$#REF!4:backlog.$#REF!4)&gt;0))" calcext:base-cell-address="Backlog.D39"/>
            <calcext:condition calcext:apply-style-name="Excel_CondFormat_1_8_2" calcext:value="formula-is(OFFSET([Backlog.$F39];0;COUNTIF(backlog.$#REF!4:backlog.$#REF!4;&quot;&gt;-1&quot;);1;1)=0)" calcext:base-cell-address="Backlog.D39"/>
          </calcext:conditional-format>
          <calcext:conditional-format calcext:target-range-address="Backlog.F39:Backlog.G39">
            <calcext:condition calcext:apply-style-name="Excel_CondFormat_1_4_1" calcext:value="formula-is(#REF!&lt;2)" calcext:base-cell-address="Backlog.F39"/>
          </calcext:conditional-format>
          <calcext:conditional-format calcext:target-range-address="Backlog.D39:Backlog.D39">
            <calcext:condition calcext:apply-style-name="Excel_CondFormat_1_8_1" calcext:value="formula-is(AND(backlog.$#REF!4=0;COUNTA(backlog.$#REF!4:backlog.$#REF!4)&gt;0))" calcext:base-cell-address="Backlog.D39"/>
            <calcext:condition calcext:apply-style-name="Excel_CondFormat_1_8_2" calcext:value="formula-is(OFFSET([Backlog.$F39];0;COUNTIF(backlog.$#REF!4:backlog.$#REF!4;&quot;&gt;-1&quot;);1;1)=0)" calcext:base-cell-address="Backlog.D39"/>
          </calcext:conditional-format>
          <calcext:conditional-format calcext:target-range-address="Backlog.D38:Backlog.E38">
            <calcext:condition calcext:apply-style-name="Excel_CondFormat_1_8_1" calcext:value="formula-is(AND(backlog.$#REF!4=0;COUNTA(backlog.$#REF!4:backlog.$#REF!4)&gt;0))" calcext:base-cell-address="Backlog.D38"/>
            <calcext:condition calcext:apply-style-name="Excel_CondFormat_1_8_2" calcext:value="formula-is(OFFSET([Backlog.$F38];0;COUNTIF(backlog.$#REF!4:backlog.$#REF!4;&quot;&gt;-1&quot;);1;1)=0)" calcext:base-cell-address="Backlog.D38"/>
          </calcext:conditional-format>
          <calcext:conditional-format calcext:target-range-address="Backlog.F38:Backlog.G38">
            <calcext:condition calcext:apply-style-name="Excel_CondFormat_1_4_1" calcext:value="formula-is(#REF!&lt;2)" calcext:base-cell-address="Backlog.F38"/>
          </calcext:conditional-format>
          <calcext:conditional-format calcext:target-range-address="Backlog.D38:Backlog.E38">
            <calcext:condition calcext:apply-style-name="Excel_CondFormat_1_8_1" calcext:value="formula-is(AND(backlog.$#REF!4=0;COUNTA(backlog.$#REF!4:backlog.$#REF!4)&gt;0))" calcext:base-cell-address="Backlog.D38"/>
            <calcext:condition calcext:apply-style-name="Excel_CondFormat_1_8_2" calcext:value="formula-is(OFFSET([Backlog.$F38];0;COUNTIF(backlog.$#REF!4:backlog.$#REF!4;&quot;&gt;-1&quot;);1;1)=0)" calcext:base-cell-address="Backlog.D38"/>
          </calcext:conditional-format>
        </calcext:conditional-formats>
      </table:table>
      <table:table table:name="Historias de Usuario" table:style-name="ta2">
        <office:forms form:automatic-focus="false" form:apply-design-mode="false"/>
        <table:table-column table:style-name="co13" table:default-cell-style-name="ce86"/>
        <table:table-column table:style-name="co14" table:default-cell-style-name="ce86"/>
        <table:table-column table:style-name="co15" table:default-cell-style-name="ce94"/>
        <table:table-column table:style-name="co16" table:default-cell-style-name="ce94"/>
        <table:table-column table:style-name="co17" table:default-cell-style-name="ce86"/>
        <table:table-column table:style-name="co18" table:default-cell-style-name="ce86"/>
        <table:table-column table:style-name="co19" table:default-cell-style-name="Default"/>
        <table:table-column table:style-name="co20" table:default-cell-style-name="ce86"/>
        <table:table-column table:style-name="co21" table:default-cell-style-name="ce86"/>
        <table:table-column table:style-name="co22" table:default-cell-style-name="ce86"/>
        <table:table-column table:style-name="co23" table:default-cell-style-name="ce86"/>
        <table:table-column table:style-name="co11" table:number-columns-repeated="246" table:default-cell-style-name="ce86"/>
        <table:table-column table:style-name="co11" table:number-columns-repeated="767" table:default-cell-style-name="Default"/>
        <table:table-row table:style-name="ro7">
          <table:table-cell table:style-name="ce87" office:value-type="string" calcext:value-type="string">
            <text:p>ID</text:p>
          </table:table-cell>
          <table:table-cell table:style-name="ce87" office:value-type="string" calcext:value-type="string">
            <text:p>Modulo</text:p>
          </table:table-cell>
          <table:table-cell table:style-name="ce87" office:value-type="string" calcext:value-type="string">
            <text:p>Titulo</text:p>
          </table:table-cell>
          <table:table-cell table:style-name="ce87" office:value-type="string" calcext:value-type="string">
            <text:p>Como</text:p>
          </table:table-cell>
          <table:table-cell table:style-name="ce87" office:value-type="string" calcext:value-type="string">
            <text:p>Quiero</text:p>
          </table:table-cell>
          <table:table-cell table:style-name="ce87" office:value-type="string" calcext:value-type="string">
            <text:p>Para</text:p>
          </table:table-cell>
          <table:table-cell table:style-name="ce87" office:value-type="string" calcext:value-type="string">
            <text:p>Estimacion</text:p>
          </table:table-cell>
          <table:table-cell table:style-name="ce87" office:value-type="string" calcext:value-type="string">
            <text:p>Prioridad</text:p>
          </table:table-cell>
          <table:table-cell table:style-name="ce87" office:value-type="string" calcext:value-type="string">
            <text:p>Estado</text:p>
          </table:table-cell>
          <table:table-cell table:style-name="ce87" office:value-type="string" calcext:value-type="string">
            <text:p>Criterios de Aceptación</text:p>
          </table:table-cell>
          <table:table-cell table:style-name="ce87" office:value-type="string" calcext:value-type="string">
            <text:p>Notas</text:p>
          </table:table-cell>
          <table:table-cell table:number-columns-repeated="1013"/>
        </table:table-row>
        <table:table-row table:style-name="ro8">
          <table:table-cell table:style-name="ce88" office:value-type="float" office:value="2" calcext:value-type="float">
            <text:p>2</text:p>
          </table:table-cell>
          <table:table-cell table:style-name="ce89" office:value-type="string" calcext:value-type="string">
            <text:p>Backoffice Afiliar</text:p>
          </table:table-cell>
          <table:table-cell table:style-name="ce91" office:value-type="string" calcext:value-type="string">
            <text:p>Afiliar Registrar Afiliado</text:p>
          </table:table-cell>
          <table:table-cell table:style-name="ce95" office:value-type="string" calcext:value-type="string">
            <text:p>Afiliado</text:p>
          </table:table-cell>
          <table:table-cell table:style-name="ce98" office:value-type="string" calcext:value-type="string">
            <text:p>Afiliar nuevos usuarios a mi red</text:p>
          </table:table-cell>
          <table:table-cell table:style-name="ce98" office:value-type="string" calcext:value-type="string">
            <text:p>Que mi red aumente</text:p>
          </table:table-cell>
          <table:table-cell table:style-name="ce100" office:value-type="float" office:value="8" calcext:value-type="float">
            <text:p>8</text:p>
          </table:table-cell>
          <table:table-cell table:style-name="ce100" office:value-type="float" office:value="13" calcext:value-type="float">
            <text:p>13</text:p>
          </table:table-cell>
          <table:table-cell table:style-name="ce100" office:value-type="string" calcext:value-type="string">
            <text:p>x</text:p>
          </table:table-cell>
          <table:table-cell table:style-name="ce107" office:value-type="string" calcext:value-type="string">
            <text:p>-Debe contener 6 Tipos de Red para seleccionar <text:s text:c="19"/>-El registro debe hacerse en 4 pasos. <text:s text:c="30"/>-Debe seleccionar entre afiliación frontal o afiliación en Profundidad <text:s text:c="67"/>-Debe Seleccionar un tipo de plan y forma de pago.</text:p>
          </table:table-cell>
          <table:table-cell table:style-name="ce98">
            <office:annotation office:display="true" draw:style-name="gr2" draw:text-style-name="P3" svg:width="2.899cm" svg:height="8.496cm" svg:x="50.715cm" svg:y="0.127cm" draw:caption-point-x="-0.61cm" draw:caption-point-y="0.461cm">
              <dc:date>2015-06-23T00:00:00</dc:date>
              <text:p text:style-name="P2"><text:span text:style-name="T1">Tipo de Redes </text:span></text:p>
              <text:p text:style-name="P2"><text:span text:style-name="T2">-PINKOST -VPSKOST -GAMEKOST -KOSTTABLE <text:s/>-APPKOST -KEPEY</text:span></text:p>
              <text:p text:style-name="P2"><text:span text:style-name="T2"/></text:p>
              <text:p text:style-name="P2"><text:span text:style-name="T1">Tipo de Planes</text:span></text:p>
              <text:p text:style-name="P2"><text:span text:style-name="T2">-Plan despegue</text:span></text:p>
              <text:p text:style-name="P2"><text:span text:style-name="T2">-Plan Avance</text:span></text:p>
              <text:p text:style-name="P2"><text:span text:style-name="T2">-Plan Empresarial</text:span></text:p>
              <text:p text:style-name="P2"><text:span text:style-name="T2">-Plan Inversionista.</text:span></text:p>
              <text:p text:style-name="P2"><text:span text:style-name="T1">Tipo de Plan</text:span></text:p>
              <text:p text:style-name="P2"><text:span text:style-name="T2">-Fase 1</text:span></text:p>
              <text:p text:style-name="P2"><text:span text:style-name="T2">-Fase 2</text:span></text:p>
              <text:p text:style-name="P2"><text:span text:style-name="T1">Tipos de Pagos</text:span></text:p>
              <text:p text:style-name="P2"><text:span text:style-name="T2">-???</text:span></text:p>
              <text:p text:style-name="P2"><text:span text:style-name="T2"/></text:p>
            </office:annotation>
          </table:table-cell>
          <table:table-cell table:number-columns-repeated="1013"/>
        </table:table-row>
        <table:table-row table:style-name="ro8">
          <table:table-cell table:style-name="ce88" office:value-type="float" office:value="5" calcext:value-type="float">
            <text:p>5</text:p>
          </table:table-cell>
          <table:table-cell table:style-name="ce89" office:value-type="string" calcext:value-type="string">
            <text:p>Backoffice Mod Comercial</text:p>
          </table:table-cell>
          <table:table-cell table:style-name="ce91" office:value-type="string" calcext:value-type="string">
            <text:p>Cambio grafico Mod Comercial</text:p>
          </table:table-cell>
          <table:table-cell table:style-name="ce95" office:value-type="string" calcext:value-type="string">
            <text:p>Proveedor Software</text:p>
          </table:table-cell>
          <table:table-cell table:style-name="ce98" office:value-type="string" calcext:value-type="string">
            <text:p>Cambiar algunos módulos</text:p>
          </table:table-cell>
          <table:table-cell table:style-name="ce98" office:value-type="string" calcext:value-type="string">
            <text:p>tener una mejor experiencia de usuario</text:p>
          </table:table-cell>
          <table:table-cell table:style-name="ce100" office:value-type="float" office:value="8" calcext:value-type="float">
            <text:p>8</text:p>
          </table:table-cell>
          <table:table-cell table:style-name="ce100" office:value-type="float" office:value="13" calcext:value-type="float">
            <text:p>13</text:p>
          </table:table-cell>
          <table:table-cell table:style-name="ce100" office:value-type="string" calcext:value-type="string">
            <text:p>✓</text:p>
          </table:table-cell>
          <table:table-cell table:style-name="ce108" office:value-type="string" calcext:value-type="string">
            <text:p>- Configurar el submenu con 10 nuevos botones</text:p>
          </table:table-cell>
          <table:table-cell table:style-name="ce98">
            <office:annotation draw:style-name="gr3" draw:text-style-name="P4" svg:width="2.899cm" svg:height="6.521cm" svg:x="50.715cm" svg:y="1.577cm" draw:caption-point-x="-0.61cm" draw:caption-point-y="1.51cm">
              <dc:date>2015-06-22T00:00:00</dc:date>
              <text:p text:style-name="P4"><text:span text:style-name="T3">Modulo Comercial</text:span></text:p>
              <text:p text:style-name="P4"><text:span text:style-name="T4">-Altas /Registro</text:span></text:p>
              <text:p text:style-name="P4"><text:span text:style-name="T4">-Red</text:span></text:p>
              <text:p text:style-name="P4"><text:span text:style-name="T4">-Oficina Virtual</text:span></text:p>
              <text:p text:style-name="P4"><text:span text:style-name="T4">-Puntos de Venta</text:span></text:p>
              <text:p text:style-name="P4"><text:span text:style-name="T4">-Telemarkting</text:span></text:p>
              <text:p text:style-name="P4"><text:span text:style-name="T4">-Promocion y publicidad</text:span></text:p>
              <text:p text:style-name="P4"><text:span text:style-name="T4">-Atencion al Afiliado</text:span></text:p>
              <text:p text:style-name="P4"><text:span text:style-name="T4">-Estudio de Mercado</text:span></text:p>
              <text:p text:style-name="P4"><text:span text:style-name="T4">-Reportes</text:span></text:p>
              <text:p text:style-name="P4"><text:span text:style-name="T4">-Archivero nube</text:span></text:p>
            </office:annotation>
          </table:table-cell>
          <table:table-cell table:number-columns-repeated="1013"/>
        </table:table-row>
        <table:table-row table:style-name="ro8">
          <table:table-cell table:style-name="ce88" office:value-type="float" office:value="6" calcext:value-type="float">
            <text:p>6</text:p>
          </table:table-cell>
          <table:table-cell table:style-name="ce89" office:value-type="string" calcext:value-type="string">
            <text:p>Backoffice Mod Administrativo</text:p>
          </table:table-cell>
          <table:table-cell table:style-name="ce91" office:value-type="string" calcext:value-type="string">
            <text:p>Cambio grafico Mod Administrativo</text:p>
          </table:table-cell>
          <table:table-cell table:style-name="ce95" office:value-type="string" calcext:value-type="string">
            <text:p>Proveedor Software</text:p>
          </table:table-cell>
          <table:table-cell table:style-name="ce98" office:value-type="string" calcext:value-type="string">
            <text:p>Cambiar algunos módulos</text:p>
          </table:table-cell>
          <table:table-cell table:style-name="ce98" office:value-type="string" calcext:value-type="string">
            <text:p>tener una mejor experiencia de usuario</text:p>
          </table:table-cell>
          <table:table-cell table:style-name="ce100" office:value-type="float" office:value="1" calcext:value-type="float">
            <text:p>1</text:p>
          </table:table-cell>
          <table:table-cell table:style-name="ce100" office:value-type="float" office:value="13" calcext:value-type="float">
            <text:p>13</text:p>
          </table:table-cell>
          <table:table-cell table:style-name="ce100" office:value-type="string" calcext:value-type="string">
            <text:p>x</text:p>
          </table:table-cell>
          <table:table-cell table:style-name="ce108" office:value-type="string" calcext:value-type="string">
            <text:p>- Configurar el submenu con 9 nuevos botones</text:p>
          </table:table-cell>
          <table:table-cell table:style-name="ce98">
            <office:annotation draw:style-name="gr4" draw:text-style-name="P4" svg:width="2.899cm" svg:height="5.336cm" svg:x="50.715cm" svg:y="4.077cm" draw:caption-point-x="-0.61cm" draw:caption-point-y="1.51cm">
              <dc:date>2015-06-22T00:00:00</dc:date>
              <text:p text:style-name="P4"><text:span text:style-name="T3">Modulo administrativo</text:span></text:p>
              <text:p text:style-name="P4"><text:span text:style-name="T4">- Altas / Registros</text:span></text:p>
              <text:p text:style-name="P4"><text:span text:style-name="T4">-Pagos</text:span></text:p>
              <text:p text:style-name="P4"><text:span text:style-name="T4">-Cobros</text:span></text:p>
              <text:p text:style-name="P4"><text:span text:style-name="T4">-Facturacion</text:span></text:p>
              <text:p text:style-name="P4"><text:span text:style-name="T4">-Reportes</text:span></text:p>
              <text:p text:style-name="P4"><text:span text:style-name="T4">-Archivos Nube</text:span></text:p>
              <text:p text:style-name="P4"><text:span text:style-name="T4">-Pedidos Proveedores</text:span></text:p>
              <text:p text:style-name="P4"><text:span text:style-name="T4">-Inventarios</text:span></text:p>
              <text:p text:style-name="P4"><text:span text:style-name="T4">-Contabilidad</text:span></text:p>
            </office:annotation>
          </table:table-cell>
          <table:table-cell table:number-columns-repeated="1013"/>
        </table:table-row>
        <table:table-row table:style-name="ro8">
          <table:table-cell table:style-name="ce88" office:value-type="float" office:value="7" calcext:value-type="float">
            <text:p>7</text:p>
          </table:table-cell>
          <table:table-cell table:style-name="ce89" office:value-type="string" calcext:value-type="string">
            <text:p>Backoffice Mod Logistico</text:p>
          </table:table-cell>
          <table:table-cell table:style-name="ce91" office:value-type="string" calcext:value-type="string">
            <text:p>Cambio grafico Mod Logistico</text:p>
          </table:table-cell>
          <table:table-cell table:style-name="ce95" office:value-type="string" calcext:value-type="string">
            <text:p>Proveedor Software</text:p>
          </table:table-cell>
          <table:table-cell table:style-name="ce98" office:value-type="string" calcext:value-type="string">
            <text:p>Cambiar algunos módulos</text:p>
          </table:table-cell>
          <table:table-cell table:style-name="ce98" office:value-type="string" calcext:value-type="string">
            <text:p>tener una mejor experiencia de usuario</text:p>
          </table:table-cell>
          <table:table-cell table:style-name="ce100" office:value-type="float" office:value="1" calcext:value-type="float">
            <text:p>1</text:p>
          </table:table-cell>
          <table:table-cell table:style-name="ce100" office:value-type="float" office:value="13" calcext:value-type="float">
            <text:p>13</text:p>
          </table:table-cell>
          <table:table-cell table:style-name="ce100" office:value-type="string" calcext:value-type="string">
            <text:p>x</text:p>
          </table:table-cell>
          <table:table-cell table:style-name="ce108" office:value-type="string" calcext:value-type="string">
            <text:p>- Configurar el submenu con 6 nuevos botones</text:p>
          </table:table-cell>
          <table:table-cell table:style-name="ce98">
            <office:annotation draw:style-name="gr5" draw:text-style-name="P4" svg:width="2.899cm" svg:height="4.151cm" svg:x="50.715cm" svg:y="6.576cm" draw:caption-point-x="-0.61cm" draw:caption-point-y="1.51cm">
              <dc:date>2015-06-22T00:00:00</dc:date>
              <text:p text:style-name="P4"><text:span text:style-name="T3">Modulo Logistico</text:span></text:p>
              <text:p text:style-name="P4"><text:span text:style-name="T4">-Altas /Registro</text:span></text:p>
              <text:p text:style-name="P4"><text:span text:style-name="T4">-Inventarios</text:span></text:p>
              <text:p text:style-name="P4"><text:span text:style-name="T4">-Bloqueo Inventarios</text:span></text:p>
              <text:p text:style-name="P4"><text:span text:style-name="T4">-Surtidos y Embarques</text:span></text:p>
              <text:p text:style-name="P4"><text:span text:style-name="T4">-Reportes</text:span></text:p>
              <text:p text:style-name="P4"><text:span text:style-name="T4">-Archivero Nube</text:span></text:p>
            </office:annotation>
          </table:table-cell>
          <table:table-cell table:number-columns-repeated="1013"/>
        </table:table-row>
        <table:table-row table:style-name="ro8">
          <table:table-cell table:style-name="ce88" office:value-type="float" office:value="8" calcext:value-type="float">
            <text:p>8</text:p>
          </table:table-cell>
          <table:table-cell table:style-name="ce89" office:value-type="string" calcext:value-type="string">
            <text:p>Backoffice Mod Oficina Virtual</text:p>
          </table:table-cell>
          <table:table-cell table:style-name="ce91" office:value-type="string" calcext:value-type="string">
            <text:p>Cambio grafico Mod Oficina Virtual</text:p>
          </table:table-cell>
          <table:table-cell table:style-name="ce95" office:value-type="string" calcext:value-type="string">
            <text:p>Proveedor Software</text:p>
          </table:table-cell>
          <table:table-cell table:style-name="ce98" office:value-type="string" calcext:value-type="string">
            <text:p>Cambiar algunos módulos</text:p>
          </table:table-cell>
          <table:table-cell table:style-name="ce98" office:value-type="string" calcext:value-type="string">
            <text:p>tener una mejor experiencia de usuario</text:p>
          </table:table-cell>
          <table:table-cell table:style-name="ce100" office:value-type="float" office:value="1" calcext:value-type="float">
            <text:p>1</text:p>
          </table:table-cell>
          <table:table-cell table:style-name="ce100" office:value-type="float" office:value="13" calcext:value-type="float">
            <text:p>13</text:p>
          </table:table-cell>
          <table:table-cell table:style-name="ce100" office:value-type="string" calcext:value-type="string">
            <text:p>✓</text:p>
          </table:table-cell>
          <table:table-cell table:style-name="ce108" office:value-type="string" calcext:value-type="string">
            <text:p>- Poner el formulario de login para cambiar de backoffice a oficina virtual</text:p>
          </table:table-cell>
          <table:table-cell table:style-name="ce98"/>
          <table:table-cell table:number-columns-repeated="1013"/>
        </table:table-row>
        <table:table-row table:style-name="ro8">
          <table:table-cell table:style-name="ce88" office:value-type="float" office:value="9" calcext:value-type="float">
            <text:p>9</text:p>
          </table:table-cell>
          <table:table-cell table:style-name="ce89" office:value-type="string" calcext:value-type="string">
            <text:p>Backoffice Mod Configuracion</text:p>
          </table:table-cell>
          <table:table-cell table:style-name="ce91" office:value-type="string" calcext:value-type="string">
            <text:p>Cambio grafico Mod Configuracion</text:p>
          </table:table-cell>
          <table:table-cell table:style-name="ce95" office:value-type="string" calcext:value-type="string">
            <text:p>Proveedor Software</text:p>
          </table:table-cell>
          <table:table-cell table:style-name="ce98" office:value-type="string" calcext:value-type="string">
            <text:p>Cambiar algunos módulos</text:p>
          </table:table-cell>
          <table:table-cell table:style-name="ce98" office:value-type="string" calcext:value-type="string">
            <text:p>tener una mejor experiencia de usuario</text:p>
          </table:table-cell>
          <table:table-cell table:style-name="ce100" office:value-type="float" office:value="1" calcext:value-type="float">
            <text:p>1</text:p>
          </table:table-cell>
          <table:table-cell table:style-name="ce100" office:value-type="float" office:value="13" calcext:value-type="float">
            <text:p>13</text:p>
          </table:table-cell>
          <table:table-cell table:style-name="ce100" office:value-type="string" calcext:value-type="string">
            <text:p>✓</text:p>
          </table:table-cell>
          <table:table-cell table:style-name="ce109" office:value-type="string" calcext:value-type="string">
            <text:p>- Configurar el submenu con 10 nuevos botones</text:p>
          </table:table-cell>
          <table:table-cell table:style-name="ce98">
            <office:annotation draw:style-name="gr6" draw:text-style-name="P5" svg:width="2.899cm" svg:height="11.656cm" svg:x="50.715cm" svg:y="11.575cm" draw:caption-point-x="-0.61cm" draw:caption-point-y="1.51cm">
              <dc:date>2015-06-22T00:00:00</dc:date>
              <text:p text:style-name="P5"><text:span text:style-name="T3">Modulo Configuracion</text:span></text:p>
              <text:p text:style-name="P5"><text:span text:style-name="T4"/></text:p>
              <text:p text:style-name="P5"><text:span text:style-name="T4">-Pais - Moneda</text:span></text:p>
              <text:p text:style-name="P5"><text:span text:style-name="T4">-Idioma</text:span></text:p>
              <text:p text:style-name="P5"><text:span text:style-name="T4">-Alta Bono y periodo de calculo1</text:span></text:p>
              <text:p text:style-name="P5"><text:span text:style-name="T4">-Alta Bono y periodo de calculo2</text:span></text:p>
              <text:p text:style-name="P5"><text:span text:style-name="T4">-Alta Bono y periodo de calculo3</text:span></text:p>
              <text:p text:style-name="P5"><text:span text:style-name="T4">-Alta Bono y periodo de calculo4</text:span></text:p>
              <text:p text:style-name="P5"><text:span text:style-name="T4">-Alta Bono y periodo de calculo5</text:span></text:p>
              <text:p text:style-name="P5"><text:span text:style-name="T4">-Alta Bono y periodo de calculo6</text:span></text:p>
              <text:p text:style-name="P5"><text:span text:style-name="T4">-Alta Bono y periodo de calculo7</text:span></text:p>
              <text:p text:style-name="P5"><text:span text:style-name="T4">-Alta Bono y periodo de calculo8</text:span></text:p>
            </office:annotation>
          </table:table-cell>
          <table:table-cell table:number-columns-repeated="1013"/>
        </table:table-row>
        <table:table-row table:style-name="ro8">
          <table:table-cell table:style-name="ce88" office:value-type="float" office:value="12" calcext:value-type="float">
            <text:p>12</text:p>
          </table:table-cell>
          <table:table-cell table:style-name="ce89" office:value-type="string" calcext:value-type="string">
            <text:p>Backoffice Mod Configuracion</text:p>
          </table:table-cell>
          <table:table-cell table:style-name="ce91" office:value-type="string" calcext:value-type="string">
            <text:p>Configurar Capacidad de red</text:p>
          </table:table-cell>
          <table:table-cell table:style-name="ce95" office:value-type="string" calcext:value-type="string">
            <text:p>Administrador</text:p>
          </table:table-cell>
          <table:table-cell table:style-name="ce98" office:value-type="string" calcext:value-type="string">
            <text:p>Configurar la capacidad de la red </text:p>
          </table:table-cell>
          <table:table-cell table:style-name="ce98" office:value-type="string" calcext:value-type="string">
            <text:p>Para adaptar la capacidad de la red a mi empresa.</text:p>
          </table:table-cell>
          <table:table-cell table:style-name="ce100" office:value-type="float" office:value="3" calcext:value-type="float">
            <text:p>3</text:p>
          </table:table-cell>
          <table:table-cell table:style-name="ce100" office:value-type="float" office:value="13" calcext:value-type="float">
            <text:p>13</text:p>
          </table:table-cell>
          <table:table-cell table:style-name="ce100" office:value-type="string" calcext:value-type="string">
            <text:p>✓</text:p>
          </table:table-cell>
          <table:table-cell table:style-name="ce108" office:value-type="string" calcext:value-type="string">
            <text:p>-Poder definir profundidad y frontales en dos campos de texto.</text:p>
          </table:table-cell>
          <table:table-cell table:style-name="ce98"/>
          <table:table-cell table:number-columns-repeated="1013"/>
        </table:table-row>
        <table:table-row table:style-name="ro8">
          <table:table-cell table:style-name="ce88" office:value-type="float" office:value="16" calcext:value-type="float">
            <text:p>16</text:p>
          </table:table-cell>
          <table:table-cell table:style-name="ce89" office:value-type="string" calcext:value-type="string">
            <text:p>Backoffice Comercial</text:p>
          </table:table-cell>
          <table:table-cell table:style-name="ce91" office:value-type="string" calcext:value-type="string">
            <text:p>Ver red</text:p>
          </table:table-cell>
          <table:table-cell table:style-name="ce95" office:value-type="string" calcext:value-type="string">
            <text:p>Administrador / Afiliar</text:p>
          </table:table-cell>
          <table:table-cell table:style-name="ce98" office:value-type="string" calcext:value-type="string">
            <text:p>ver la red de un afiliado</text:p>
          </table:table-cell>
          <table:table-cell table:style-name="ce98" office:value-type="string" calcext:value-type="string">
            <text:p>saber como esta compuesta su red</text:p>
          </table:table-cell>
          <table:table-cell table:style-name="ce100" office:value-type="float" office:value="5" calcext:value-type="float">
            <text:p>5</text:p>
          </table:table-cell>
          <table:table-cell table:style-name="ce100" office:value-type="float" office:value="13" calcext:value-type="float">
            <text:p>13</text:p>
          </table:table-cell>
          <table:table-cell table:style-name="ce100" office:value-type="string" calcext:value-type="string">
            <text:p>✓</text:p>
          </table:table-cell>
          <table:table-cell table:style-name="ce108" office:value-type="string" calcext:value-type="string">
            <text:p>- Cuando se seleccione el icon red , muestre la red del afiliado seleccionado</text:p>
          </table:table-cell>
          <table:table-cell table:style-name="ce98"/>
          <table:table-cell table:number-columns-repeated="1013"/>
        </table:table-row>
        <table:table-row table:style-name="ro8">
          <table:table-cell table:style-name="ce88" office:value-type="float" office:value="17" calcext:value-type="float">
            <text:p>17</text:p>
          </table:table-cell>
          <table:table-cell table:style-name="ce89" office:value-type="string" calcext:value-type="string">
            <text:p>BackOffice Comercial</text:p>
          </table:table-cell>
          <table:table-cell table:style-name="ce91" office:value-type="string" calcext:value-type="string">
            <text:p>Registrar Tipo de Red</text:p>
          </table:table-cell>
          <table:table-cell table:style-name="ce95" office:value-type="string" calcext:value-type="string">
            <text:p>Administrador</text:p>
          </table:table-cell>
          <table:table-cell table:style-name="ce98" office:value-type="string" calcext:value-type="string">
            <text:p>registrar un tipo de red</text:p>
          </table:table-cell>
          <table:table-cell table:style-name="ce98" office:value-type="string" calcext:value-type="string">
            <text:p>gestionar los tipo de redes</text:p>
          </table:table-cell>
          <table:table-cell table:style-name="ce100" office:value-type="float" office:value="5" calcext:value-type="float">
            <text:p>5</text:p>
          </table:table-cell>
          <table:table-cell table:style-name="ce100" office:value-type="float" office:value="13" calcext:value-type="float">
            <text:p>13</text:p>
          </table:table-cell>
          <table:table-cell table:style-name="ce100" office:value-type="string" calcext:value-type="string">
            <text:p>✓</text:p>
          </table:table-cell>
          <table:table-cell table:style-name="ce108" office:value-type="string" calcext:value-type="string">
            <text:p>- Registrar un tipo de red , con nombre , descripcion</text:p>
          </table:table-cell>
          <table:table-cell table:style-name="ce98"/>
          <table:table-cell table:number-columns-repeated="1013"/>
        </table:table-row>
        <table:table-row table:style-name="ro8">
          <table:table-cell table:style-name="ce88" office:value-type="float" office:value="3" calcext:value-type="float">
            <text:p>3</text:p>
          </table:table-cell>
          <table:table-cell table:style-name="ce89" office:value-type="string" calcext:value-type="string">
            <text:p>Oficina Virtual Red</text:p>
          </table:table-cell>
          <table:table-cell table:style-name="ce91" office:value-type="string" calcext:value-type="string">
            <text:p>Cambios gráficos Red</text:p>
          </table:table-cell>
          <table:table-cell table:style-name="ce96" office:value-type="string" calcext:value-type="string">
            <text:p>Proveedor Software</text:p>
          </table:table-cell>
          <table:table-cell table:style-name="ce98" office:value-type="string" calcext:value-type="string">
            <text:p>Cambiar algunos módulos</text:p>
          </table:table-cell>
          <table:table-cell table:style-name="ce98" office:value-type="string" calcext:value-type="string">
            <text:p>tener una mejor experiencia de usuario</text:p>
          </table:table-cell>
          <table:table-cell table:style-name="ce100" office:value-type="float" office:value="5" calcext:value-type="float">
            <text:p>5</text:p>
          </table:table-cell>
          <table:table-cell table:style-name="ce100" office:value-type="float" office:value="8" calcext:value-type="float">
            <text:p>8</text:p>
          </table:table-cell>
          <table:table-cell table:style-name="ce100" office:value-type="string" calcext:value-type="string">
            <text:p>x</text:p>
          </table:table-cell>
          <table:table-cell table:style-name="ce108" office:value-type="string" calcext:value-type="string">
            <text:p>-Cambiar Red/dinámico <text:s/>y pasarlo a reportes. <text:s text:c="16"/>-Copiar <text:s/>Red/árbol dejando la info básica <text:s/>y agregando nueva info</text:p>
          </table:table-cell>
          <table:table-cell table:style-name="ce98">
            <office:annotation draw:style-name="gr4" draw:text-style-name="P6" svg:width="2.899cm" svg:height="5.336cm" svg:x="50.715cm" svg:y="21.962cm" draw:caption-point-x="-0.61cm" draw:caption-point-y="1.121cm">
              <dc:date>2015-06-21T00:00:00</dc:date>
              <text:p text:style-name="P6"><text:span text:style-name="T5">Informacion Basica</text:span></text:p>
              <text:p text:style-name="P6"><text:span text:style-name="T6">-????</text:span></text:p>
              <text:p text:style-name="P6"><text:span text:style-name="T5">Nueva Informacion</text:span></text:p>
              <text:p text:style-name="P6"><text:span text:style-name="T6"><text:s/></text:span><text:span text:style-name="T6">-rango(nivel)</text:span></text:p>
              <text:p text:style-name="P6"><text:span text:style-name="T6">-puntos personales</text:span></text:p>
              <text:p text:style-name="P6"><text:span text:style-name="T6">-compras personales</text:span></text:p>
              <text:p text:style-name="P6"><text:span text:style-name="T6">-puntos red</text:span></text:p>
              <text:p text:style-name="P6"><text:span text:style-name="T6">-compras red</text:span></text:p>
              <text:p text:style-name="P6"><text:span text:style-name="T6">-comisión</text:span></text:p>
            </office:annotation>
          </table:table-cell>
          <table:table-cell table:number-columns-repeated="1013"/>
        </table:table-row>
        <table:table-row table:style-name="ro8">
          <table:table-cell table:style-name="ce88" office:value-type="float" office:value="4" calcext:value-type="float">
            <text:p>4</text:p>
          </table:table-cell>
          <table:table-cell table:style-name="ce89" office:value-type="string" calcext:value-type="string">
            <text:p>Backoffice Menu</text:p>
          </table:table-cell>
          <table:table-cell table:style-name="ce91" office:value-type="string" calcext:value-type="string">
            <text:p>Cambio grafico Backoffice</text:p>
          </table:table-cell>
          <table:table-cell table:style-name="ce95" office:value-type="string" calcext:value-type="string">
            <text:p>Proveedor Software</text:p>
          </table:table-cell>
          <table:table-cell table:style-name="ce98" office:value-type="string" calcext:value-type="string">
            <text:p>Cambiar algunos módulos</text:p>
          </table:table-cell>
          <table:table-cell table:style-name="ce98" office:value-type="string" calcext:value-type="string">
            <text:p>tener una mejor experiencia de usuario</text:p>
          </table:table-cell>
          <table:table-cell table:style-name="ce100" office:value-type="float" office:value="5" calcext:value-type="float">
            <text:p>5</text:p>
          </table:table-cell>
          <table:table-cell table:style-name="ce100" office:value-type="float" office:value="8" calcext:value-type="float">
            <text:p>8</text:p>
          </table:table-cell>
          <table:table-cell table:style-name="ce100" office:value-type="string" calcext:value-type="string">
            <text:p>x</text:p>
          </table:table-cell>
          <table:table-cell table:style-name="ce108" office:value-type="string" calcext:value-type="string">
            <text:p>-Configurar el menu con botones con los 6 modulos</text:p>
          </table:table-cell>
          <table:table-cell table:style-name="ce98">
            <office:annotation draw:style-name="gr4" draw:text-style-name="P5" svg:width="2.899cm" svg:height="5.336cm" svg:x="50.715cm" svg:y="24.072cm" draw:caption-point-x="-0.61cm" draw:caption-point-y="1.51cm">
              <dc:date>2015-06-22T00:00:00</dc:date>
              <text:p text:style-name="P5"><text:span text:style-name="T3">Modulos</text:span></text:p>
              <text:p text:style-name="P5"><text:span text:style-name="T4">-Mod Configuracion(solo accede nosotros)</text:span></text:p>
              <text:p text:style-name="P5"><text:span text:style-name="T4">-Mod Comercial</text:span></text:p>
              <text:p text:style-name="P5"><text:span text:style-name="T4">-Mod Administrativo</text:span></text:p>
              <text:p text:style-name="P5"><text:span text:style-name="T4">-Modulo Oficina Virtual</text:span></text:p>
              <text:p text:style-name="P5"><text:span text:style-name="T4">-Mod Reportes</text:span></text:p>
              <text:p text:style-name="P5"><text:span text:style-name="T4">-Mod Logistico</text:span></text:p>
              <text:p text:style-name="P5"><text:span text:style-name="T4"/></text:p>
            </office:annotation>
          </table:table-cell>
          <table:table-cell table:number-columns-repeated="1013"/>
        </table:table-row>
        <table:table-row table:style-name="ro8">
          <table:table-cell table:style-name="ce88" office:value-type="float" office:value="18" calcext:value-type="float">
            <text:p>18</text:p>
          </table:table-cell>
          <table:table-cell table:style-name="ce89" office:value-type="string" calcext:value-type="string">
            <text:p>BackOffice Comercial</text:p>
          </table:table-cell>
          <table:table-cell table:style-name="ce91" office:value-type="string" calcext:value-type="string">
            <text:p>Sutituir Tipo de Red</text:p>
          </table:table-cell>
          <table:table-cell table:style-name="ce95" office:value-type="string" calcext:value-type="string">
            <text:p>Administrador</text:p>
          </table:table-cell>
          <table:table-cell table:style-name="ce98" office:value-type="string" calcext:value-type="string">
            <text:p>sustituir un tipo de red</text:p>
          </table:table-cell>
          <table:table-cell table:style-name="ce98" office:value-type="string" calcext:value-type="string">
            <text:p>sustituir los tipo de redes</text:p>
          </table:table-cell>
          <table:table-cell table:style-name="ce100" office:value-type="float" office:value="2" calcext:value-type="float">
            <text:p>2</text:p>
          </table:table-cell>
          <table:table-cell table:style-name="ce100" office:value-type="float" office:value="8" calcext:value-type="float">
            <text:p>8</text:p>
          </table:table-cell>
          <table:table-cell table:style-name="ce100" office:value-type="string" calcext:value-type="string">
            <text:p>x</text:p>
          </table:table-cell>
          <table:table-cell table:style-name="ce108" office:value-type="string" calcext:value-type="string">
            <text:p>- Sustituir nombre y Descripcion</text:p>
          </table:table-cell>
          <table:table-cell table:style-name="ce98"/>
          <table:table-cell table:number-columns-repeated="1013"/>
        </table:table-row>
        <table:table-row table:style-name="ro8">
          <table:table-cell table:style-name="ce88" office:value-type="float" office:value="13" calcext:value-type="float">
            <text:p>13</text:p>
          </table:table-cell>
          <table:table-cell table:style-name="ce89" office:value-type="string" calcext:value-type="string">
            <text:p>Backoffice Mod Comercial </text:p>
          </table:table-cell>
          <table:table-cell table:style-name="ce91" office:value-type="string" calcext:value-type="string">
            <text:p>Bloquear afiliar</text:p>
          </table:table-cell>
          <table:table-cell table:style-name="ce95" office:value-type="string" calcext:value-type="string">
            <text:p>Adminstrador</text:p>
          </table:table-cell>
          <table:table-cell table:style-name="ce98" office:value-type="string" calcext:value-type="string">
            <text:p>bloquear un afilido</text:p>
          </table:table-cell>
          <table:table-cell table:style-name="ce98" office:value-type="string" calcext:value-type="string">
            <text:p>evitar que tenga acceso a la plataforma</text:p>
          </table:table-cell>
          <table:table-cell table:style-name="ce100" office:value-type="float" office:value="1" calcext:value-type="float">
            <text:p>1</text:p>
          </table:table-cell>
          <table:table-cell table:style-name="ce100" office:value-type="float" office:value="3" calcext:value-type="float">
            <text:p>3</text:p>
          </table:table-cell>
          <table:table-cell table:style-name="ce100" office:value-type="string" calcext:value-type="string">
            <text:p>x</text:p>
          </table:table-cell>
          <table:table-cell table:style-name="ce108" office:value-type="string" calcext:value-type="string">
            <text:p>-El afiliado no puede ingresar a la plataforma</text:p>
          </table:table-cell>
          <table:table-cell table:style-name="ce98"/>
          <table:table-cell table:number-columns-repeated="1013"/>
        </table:table-row>
        <table:table-row table:style-name="ro8">
          <table:table-cell table:style-name="ce88" office:value-type="float" office:value="14" calcext:value-type="float">
            <text:p>14</text:p>
          </table:table-cell>
          <table:table-cell table:style-name="ce89" office:value-type="string" calcext:value-type="string">
            <text:p>Backoffice Mod Comercial</text:p>
          </table:table-cell>
          <table:table-cell table:style-name="ce91" office:value-type="string" calcext:value-type="string">
            <text:p>Sustituir afiliar</text:p>
          </table:table-cell>
          <table:table-cell table:style-name="ce95" office:value-type="string" calcext:value-type="string">
            <text:p>Administrador</text:p>
          </table:table-cell>
          <table:table-cell table:style-name="ce98" office:value-type="string" calcext:value-type="string">
            <text:p>sustiruir a un afiliado</text:p>
          </table:table-cell>
          <table:table-cell table:style-name="ce98" office:value-type="string" calcext:value-type="string">
            <text:p>cambiarlo por otro afiliado</text:p>
          </table:table-cell>
          <table:table-cell table:number-columns-repeated="2" table:style-name="ce100" office:value-type="float" office:value="3" calcext:value-type="float">
            <text:p>3</text:p>
          </table:table-cell>
          <table:table-cell table:style-name="ce100" office:value-type="string" calcext:value-type="string">
            <text:p>x</text:p>
          </table:table-cell>
          <table:table-cell table:style-name="ce108" office:value-type="string" calcext:value-type="string">
            <text:p>- El afiliado sera sustituido por uno nuevo</text:p>
          </table:table-cell>
          <table:table-cell table:style-name="ce98"/>
          <table:table-cell table:number-columns-repeated="1013"/>
        </table:table-row>
        <table:table-row table:style-name="ro8">
          <table:table-cell table:style-name="ce88" office:value-type="float" office:value="15" calcext:value-type="float">
            <text:p>15</text:p>
          </table:table-cell>
          <table:table-cell table:style-name="ce89" office:value-type="string" calcext:value-type="string">
            <text:p>Backoffice Comercial</text:p>
          </table:table-cell>
          <table:table-cell table:style-name="ce91" office:value-type="string" calcext:value-type="string">
            <text:p>Borrar afiliar</text:p>
          </table:table-cell>
          <table:table-cell table:style-name="ce95" office:value-type="string" calcext:value-type="string">
            <text:p>adminstrador</text:p>
          </table:table-cell>
          <table:table-cell table:style-name="ce98" office:value-type="string" calcext:value-type="string">
            <text:p>Eliminar afiliado</text:p>
          </table:table-cell>
          <table:table-cell table:style-name="ce98" office:value-type="string" calcext:value-type="string">
            <text:p>Eliminar sus datos de la base de datos</text:p>
          </table:table-cell>
          <table:table-cell table:style-name="ce100" office:value-type="float" office:value="1" calcext:value-type="float">
            <text:p>1</text:p>
          </table:table-cell>
          <table:table-cell table:style-name="ce100" office:value-type="float" office:value="3" calcext:value-type="float">
            <text:p>3</text:p>
          </table:table-cell>
          <table:table-cell table:style-name="ce104" office:value-type="string" calcext:value-type="string">
            <text:p>x</text:p>
          </table:table-cell>
          <table:table-cell table:style-name="ce108" office:value-type="string" calcext:value-type="string">
            <text:p>- Los datos del afiliado seran eliminados de la base de datos</text:p>
          </table:table-cell>
          <table:table-cell table:style-name="ce98"/>
          <table:table-cell table:number-columns-repeated="1013"/>
        </table:table-row>
        <table:table-row table:style-name="ro8">
          <table:table-cell table:style-name="ce88" office:value-type="float" office:value="1" calcext:value-type="float">
            <text:p>1</text:p>
          </table:table-cell>
          <table:table-cell table:style-name="ce89" office:value-type="string" calcext:value-type="string">
            <text:p>Oficina Virtual</text:p>
          </table:table-cell>
          <table:table-cell table:style-name="ce92" office:value-type="string" calcext:value-type="string">
            <text:p>Perfil Recuperar Contraseña</text:p>
          </table:table-cell>
          <table:table-cell table:style-name="ce95" office:value-type="string" calcext:value-type="string">
            <text:p>Usuario</text:p>
          </table:table-cell>
          <table:table-cell table:style-name="ce98" office:value-type="string" calcext:value-type="string">
            <text:p>Recuperar mi contraseña</text:p>
          </table:table-cell>
          <table:table-cell table:style-name="ce96" office:value-type="string" calcext:value-type="string">
            <text:p>Poder ingresar a la plataforma por olvido de contraseña</text:p>
          </table:table-cell>
          <table:table-cell table:style-name="ce100" office:value-type="float" office:value="2" calcext:value-type="float">
            <text:p>2</text:p>
          </table:table-cell>
          <table:table-cell table:style-name="ce100" office:value-type="float" office:value="1" calcext:value-type="float">
            <text:p>1</text:p>
          </table:table-cell>
          <table:table-cell table:style-name="ce100" office:value-type="string" calcext:value-type="string">
            <text:p>x</text:p>
          </table:table-cell>
          <table:table-cell table:style-name="ce98" office:value-type="string" calcext:value-type="string">
            <text:p>-Enviar al correo del usuario un link que permita recuperar una nueva contraseña</text:p>
          </table:table-cell>
          <table:table-cell table:style-name="ce111"/>
          <table:table-cell table:number-columns-repeated="1013"/>
        </table:table-row>
        <table:table-row table:style-name="ro8">
          <table:table-cell table:style-name="ce88" office:value-type="float" office:value="10" calcext:value-type="float">
            <text:p>10</text:p>
          </table:table-cell>
          <table:table-cell table:style-name="ce89" office:value-type="string" calcext:value-type="string">
            <text:p>Backoffice Mod Comercial</text:p>
          </table:table-cell>
          <table:table-cell table:style-name="ce91" office:value-type="string" calcext:value-type="string">
            <text:p>Ingresar Usuario</text:p>
          </table:table-cell>
          <table:table-cell table:style-name="ce95" office:value-type="string" calcext:value-type="string">
            <text:p>Administrador</text:p>
          </table:table-cell>
          <table:table-cell table:style-name="ce98" office:value-type="string" calcext:value-type="string">
            <text:p>Agregar un nuevo usuario</text:p>
          </table:table-cell>
          <table:table-cell table:style-name="ce98" office:value-type="string" calcext:value-type="string">
            <text:p>que los usuarios tenga acceso a la oficina virtual</text:p>
          </table:table-cell>
          <table:table-cell table:style-name="ce100" office:value-type="float" office:value="3" calcext:value-type="float">
            <text:p>3</text:p>
          </table:table-cell>
          <table:table-cell table:style-name="ce100" office:value-type="float" office:value="0" calcext:value-type="float">
            <text:p>0</text:p>
          </table:table-cell>
          <table:table-cell table:style-name="ce100" office:value-type="string" calcext:value-type="string">
            <text:p>x</text:p>
          </table:table-cell>
          <table:table-cell table:style-name="ce108" office:value-type="string" calcext:value-type="string">
            <text:p>- enviar correo electronico al usuario registrado. <text:s text:c="16"/>-Debe seleccionar tipo de usuario</text:p>
          </table:table-cell>
          <table:table-cell table:style-name="ce98"/>
          <table:table-cell table:number-columns-repeated="1013"/>
        </table:table-row>
        <table:table-row table:style-name="ro8">
          <table:table-cell table:style-name="ce88" office:value-type="float" office:value="11" calcext:value-type="float">
            <text:p>11</text:p>
          </table:table-cell>
          <table:table-cell table:style-name="ce89" office:value-type="string" calcext:value-type="string">
            <text:p>Backoffice Mod Comercial</text:p>
          </table:table-cell>
          <table:table-cell table:style-name="ce91" office:value-type="string" calcext:value-type="string">
            <text:p>Ingresar Provedor</text:p>
          </table:table-cell>
          <table:table-cell table:style-name="ce95" office:value-type="string" calcext:value-type="string">
            <text:p>Adminstrador</text:p>
          </table:table-cell>
          <table:table-cell table:style-name="ce98" office:value-type="string" calcext:value-type="string">
            <text:p>Agregar un nuevo proveedor</text:p>
          </table:table-cell>
          <table:table-cell table:style-name="ce98" office:value-type="string" calcext:value-type="string">
            <text:p>configurar nuestros proveedores</text:p>
          </table:table-cell>
          <table:table-cell table:style-name="ce100" office:value-type="float" office:value="3" calcext:value-type="float">
            <text:p>3</text:p>
          </table:table-cell>
          <table:table-cell table:style-name="ce100" office:value-type="float" office:value="0" calcext:value-type="float">
            <text:p>0</text:p>
          </table:table-cell>
          <table:table-cell table:style-name="ce100" office:value-type="string" calcext:value-type="string">
            <text:p>✓</text:p>
          </table:table-cell>
          <table:table-cell table:style-name="ce108" office:value-type="string" calcext:value-type="string">
            <text:p>-debe crear un usuario proveedor <text:s text:c="30"/>-Debe agregar empresa</text:p>
          </table:table-cell>
          <table:table-cell table:style-name="ce98"/>
          <table:table-cell table:number-columns-repeated="1013"/>
        </table:table-row>
        <table:table-row table:style-name="ro8" table:number-rows-repeated="31">
          <table:table-cell table:style-name="ce88"/>
          <table:table-cell table:style-name="ce89"/>
          <table:table-cell table:style-name="ce91"/>
          <table:table-cell table:style-name="ce95"/>
          <table:table-cell table:style-name="ce98" table:number-columns-repeated="2"/>
          <table:table-cell table:style-name="ce100" table:number-columns-repeated="2"/>
          <table:table-cell table:style-name="ce105"/>
          <table:table-cell table:style-name="ce108"/>
          <table:table-cell table:style-name="ce98"/>
          <table:table-cell table:number-columns-repeated="1013"/>
        </table:table-row>
        <table:table-row table:style-name="ro8" table:number-rows-repeated="7">
          <table:table-cell table:style-name="ce88"/>
          <table:table-cell table:style-name="ce90"/>
          <table:table-cell table:style-name="ce93"/>
          <table:table-cell table:style-name="ce97"/>
          <table:table-cell table:style-name="ce99" table:number-columns-repeated="2"/>
          <table:table-cell table:style-name="ce101" table:number-columns-repeated="2"/>
          <table:table-cell table:style-name="ce106"/>
          <table:table-cell table:style-name="ce110"/>
          <table:table-cell table:style-name="ce99"/>
          <table:table-cell table:number-columns-repeated="1013"/>
        </table:table-row>
        <table:table-row table:style-name="ro9" table:number-rows-repeated="13">
          <table:table-cell table:number-columns-repeated="6"/>
          <table:table-cell table:style-name="ce102"/>
          <table:table-cell table:style-name="ce103"/>
          <table:table-cell table:number-columns-repeated="1016"/>
        </table:table-row>
        <table:table-row table:style-name="ro9" table:number-rows-repeated="1048505">
          <table:table-cell table:number-columns-repeated="1024"/>
        </table:table-row>
        <table:table-row table:style-name="ro9">
          <table:table-cell table:number-columns-repeated="1024"/>
        </table:table-row>
      </table:table>
      <table:table table:name="Preguntas" table:style-name="ta3">
        <office:forms form:automatic-focus="false" form:apply-design-mode="false"/>
        <table:table-column table:style-name="co24" table:default-cell-style-name="ce114"/>
        <table:table-column table:style-name="co25" table:default-cell-style-name="Default"/>
        <table:table-column table:style-name="co26" table:default-cell-style-name="ce114"/>
        <table:table-column table:style-name="co27" table:default-cell-style-name="ce114"/>
        <table:table-column table:style-name="co28" table:number-columns-repeated="1020" table:default-cell-style-name="Default"/>
        <table:table-row table:style-name="ro10">
          <table:table-cell table:style-name="ce112" office:value-type="string" calcext:value-type="string">
            <text:p>ID</text:p>
          </table:table-cell>
          <table:table-cell table:style-name="ce112" office:value-type="string" calcext:value-type="string">
            <text:p>Preguntas</text:p>
          </table:table-cell>
          <table:table-cell table:style-name="ce112" office:value-type="string" calcext:value-type="string">
            <text:p>Estado</text:p>
          </table:table-cell>
          <table:table-cell table:style-name="Default"/>
          <table:table-cell table:number-columns-repeated="1020"/>
        </table:table-row>
        <table:table-row table:style-name="ro11">
          <table:table-cell table:style-name="ce113" office:value-type="float" office:value="1" calcext:value-type="float">
            <text:p>1</text:p>
          </table:table-cell>
          <table:table-cell table:style-name="ce107" office:value-type="string" calcext:value-type="string">
            <text:p>¿ Como es el registro de los planes del afiliado ?</text:p>
          </table:table-cell>
          <table:table-cell table:style-name="ce100" office:value-type="string" calcext:value-type="string">
            <text:p>x</text:p>
          </table:table-cell>
          <table:table-cell table:style-name="Default"/>
          <table:table-cell table:number-columns-repeated="1020"/>
        </table:table-row>
        <table:table-row table:style-name="ro11">
          <table:table-cell table:style-name="ce113" office:value-type="float" office:value="2" calcext:value-type="float">
            <text:p>2</text:p>
          </table:table-cell>
          <table:table-cell table:style-name="ce107" office:value-type="string" calcext:value-type="string">
            <text:p>¿ Cuales son los tipos de pagos del afiliado y como se maneja. ?</text:p>
          </table:table-cell>
          <table:table-cell table:style-name="ce100" office:value-type="string" calcext:value-type="string">
            <text:p>x</text:p>
          </table:table-cell>
          <table:table-cell table:style-name="Default"/>
          <table:table-cell table:number-columns-repeated="1020"/>
        </table:table-row>
        <table:table-row table:style-name="ro12">
          <table:table-cell table:style-name="ce113" office:value-type="float" office:value="3" calcext:value-type="float">
            <text:p>3</text:p>
          </table:table-cell>
          <table:table-cell table:style-name="ce107" office:value-type="string" calcext:value-type="string">
            <text:p>¿ un proveedor puede ser usuario <text:s/>y si si , que permisos tiene?</text:p>
          </table:table-cell>
          <table:table-cell table:style-name="ce100" office:value-type="string" calcext:value-type="string">
            <text:p>x</text:p>
          </table:table-cell>
          <table:table-cell table:style-name="Default"/>
          <table:table-cell table:number-columns-repeated="1020"/>
        </table:table-row>
        <table:table-row table:style-name="ro12">
          <table:table-cell table:style-name="ce113" office:value-type="float" office:value="4" calcext:value-type="float">
            <text:p>4</text:p>
          </table:table-cell>
          <table:table-cell table:style-name="ce107"/>
          <table:table-cell table:style-name="ce111"/>
          <table:table-cell table:style-name="Default"/>
          <table:table-cell table:number-columns-repeated="1020"/>
        </table:table-row>
        <table:table-row table:style-name="ro12">
          <table:table-cell table:style-name="ce113" office:value-type="float" office:value="5" calcext:value-type="float">
            <text:p>5</text:p>
          </table:table-cell>
          <table:table-cell table:style-name="ce107"/>
          <table:table-cell table:style-name="ce111"/>
          <table:table-cell table:style-name="Default"/>
          <table:table-cell table:number-columns-repeated="1020"/>
        </table:table-row>
        <table:table-row table:style-name="ro12">
          <table:table-cell table:style-name="ce113" office:value-type="float" office:value="6" calcext:value-type="float">
            <text:p>6</text:p>
          </table:table-cell>
          <table:table-cell table:style-name="ce107"/>
          <table:table-cell table:style-name="ce111"/>
          <table:table-cell table:style-name="Default"/>
          <table:table-cell table:number-columns-repeated="1020"/>
        </table:table-row>
        <table:table-row table:style-name="ro12">
          <table:table-cell table:style-name="ce113" office:value-type="float" office:value="7" calcext:value-type="float">
            <text:p>7</text:p>
          </table:table-cell>
          <table:table-cell table:style-name="ce107"/>
          <table:table-cell table:style-name="ce111"/>
          <table:table-cell table:style-name="Default"/>
          <table:table-cell table:number-columns-repeated="1020"/>
        </table:table-row>
        <table:table-row table:style-name="ro1" table:number-rows-repeated="1048567">
          <table:table-cell table:number-columns-repeated="1024"/>
        </table:table-row>
        <table:table-row table:style-name="ro1">
          <table:table-cell table:number-columns-repeated="1024"/>
        </table:table-row>
      </table:table>
      <table:table table:name="Por mejorar" table:style-name="ta4">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row table:style-name="ro13">
          <table:table-cell table:style-name="ce112" office:value-type="string" calcext:value-type="string">
            <text:p>ID</text:p>
          </table:table-cell>
          <table:table-cell table:style-name="ce112" office:value-type="string" calcext:value-type="string">
            <text:p>Lugar</text:p>
          </table:table-cell>
          <table:table-cell table:style-name="ce112" office:value-type="string" calcext:value-type="string">
            <text:p>Que toca hacer</text:p>
          </table:table-cell>
          <table:table-cell table:style-name="ce112" office:value-type="string" calcext:value-type="string">
            <text:p>Estado</text:p>
          </table:table-cell>
        </table:table-row>
        <table:table-row table:style-name="ro14">
          <table:table-cell table:style-name="ce113" office:value-type="float" office:value="1" calcext:value-type="float">
            <text:p>1</text:p>
          </table:table-cell>
          <table:table-cell table:style-name="ce107" office:value-type="string" calcext:value-type="string">
            <text:p>Backoffice /Modulo logistico /Altas/ Almacen</text:p>
          </table:table-cell>
          <table:table-cell table:style-name="ce107" office:value-type="string" calcext:value-type="string">
            <text:p>-cuando se agrega un nuevo almacen no aparce mensaje de almacen agregado.</text:p>
          </table:table-cell>
          <table:table-cell table:style-name="ce115" office:value-type="string" calcext:value-type="string">
            <text:p>x</text:p>
          </table:table-cell>
        </table:table-row>
        <table:table-row table:style-name="ro14">
          <table:table-cell table:style-name="ce113" office:value-type="float" office:value="2" calcext:value-type="float">
            <text:p>2</text:p>
          </table:table-cell>
          <table:table-cell table:style-name="ce107" office:value-type="string" calcext:value-type="string">
            <text:p>Backoffice / Modulo Altas / Carrito de Compras /</text:p>
          </table:table-cell>
          <table:table-cell table:style-name="ce107" office:value-type="string" calcext:value-type="string">
            <text:p>-Cuando activamos una mercancia no aparece mensaje de mercancia activada.</text:p>
          </table:table-cell>
          <table:table-cell table:style-name="ce115" office:value-type="string" calcext:value-type="string">
            <text:p>x</text:p>
          </table:table-cell>
        </table:table-row>
        <table:table-row table:style-name="ro13" table:number-rows-repeated="1048571">
          <table:table-cell table:number-columns-repeated="4"/>
        </table:table-row>
        <table:table-row table:style-name="ro13">
          <table:table-cell table:number-columns-repeated="4"/>
        </table:table-row>
      </table:table>
      <table:table table:name="Hoja5" table:style-name="ta4">
        <table:table-column table:style-name="co29" table:default-cell-style-name="ce116"/>
        <table:table-column table:style-name="co33" table:default-cell-style-name="ce112"/>
        <table:table-column table:style-name="co34" table:default-cell-style-name="ce107"/>
        <table:table-column table:style-name="co35" table:default-cell-style-name="ce115"/>
        <table:table-row table:style-name="ro13">
          <table:table-cell table:style-name="ce112" office:value-type="string" calcext:value-type="string">
            <text:p>ID</text:p>
          </table:table-cell>
          <table:table-cell office:value-type="string" calcext:value-type="string">
            <text:p>Funcionalidad</text:p>
          </table:table-cell>
          <table:table-cell table:style-name="ce112" office:value-type="string" calcext:value-type="string">
            <text:p>Que toca hacer</text:p>
          </table:table-cell>
          <table:table-cell table:style-name="ce112" office:value-type="string" calcext:value-type="string">
            <text:p>Estado</text:p>
          </table:table-cell>
        </table:table-row>
        <table:table-row table:style-name="ro14">
          <table:table-cell office:value-type="float" office:value="1" calcext:value-type="float">
            <text:p>1</text:p>
          </table:table-cell>
          <table:table-cell table:style-name="ce117" office:value-type="string" calcext:value-type="string">
            <text:p>Altas / Registro</text:p>
          </table:table-cell>
          <table:table-cell office:value-type="string" calcext:value-type="string">
            <text:p>-Cuando activamos una mercancia no aparece mensaje de mercancia activada.</text:p>
          </table:table-cell>
          <table:table-cell office:value-type="string" calcext:value-type="string">
            <text:p>x</text:p>
          </table:table-cell>
        </table:table-row>
        <table:table-row table:style-name="ro14">
          <table:table-cell office:value-type="float" office:value="2" calcext:value-type="float">
            <text:p>2</text:p>
          </table:table-cell>
          <table:table-cell table:style-name="ce107" office:value-type="string" calcext:value-type="string">
            <text:p>Backoffice / Modulo Altas / Carrito de Compras /</text:p>
          </table:table-cell>
          <table:table-cell office:value-type="string" calcext:value-type="string">
            <text:p>-Cuando activamos una mercancia no aparece mensaje de mercancia activada.</text:p>
          </table:table-cell>
          <table:table-cell office:value-type="string" calcext:value-type="string">
            <text:p>x</text:p>
          </table:table-cell>
        </table:table-row>
      </table:table>
      <table:table table:name="Hoja6" table:style-name="ta4">
        <table:table-column table:style-name="co29" table:number-columns-repeated="2" table:default-cell-style-name="Default"/>
        <table:table-column table:style-name="co36" table:default-cell-style-name="Default"/>
        <table:table-column table:style-name="co29" table:number-columns-repeated="3" table:default-cell-style-name="Default"/>
        <table:table-row table:style-name="ro15" table:number-rows-repeated="2">
          <table:table-cell table:number-columns-repeated="6"/>
        </table:table-row>
        <table:table-row table:style-name="ro15">
          <table:table-cell table:number-columns-repeated="2"/>
          <table:table-cell office:value-type="string" calcext:value-type="string">
            <text:p>Mod configuracino</text:p>
          </table:table-cell>
          <table:table-cell table:number-columns-repeated="3"/>
        </table:table-row>
        <table:table-row table:style-name="ro15">
          <table:table-cell table:number-columns-repeated="6"/>
        </table:table-row>
        <table:table-row table:style-name="ro13">
          <table:table-cell table:number-columns-repeated="2"/>
          <table:table-cell table:style-name="ce118" office:value-type="string" calcext:value-type="string">
            <text:p>Pais - Moneda</text:p>
          </table:table-cell>
          <table:table-cell table:number-columns-repeated="3"/>
        </table:table-row>
        <table:table-row table:style-name="ro15">
          <table:table-cell table:number-columns-repeated="2"/>
          <table:table-cell office:value-type="string" calcext:value-type="string">
            <text:p>Idioma</text:p>
          </table:table-cell>
          <table:table-cell table:number-columns-repeated="3"/>
        </table:table-row>
        <table:table-row table:style-name="ro15">
          <table:table-cell table:number-columns-repeated="2"/>
          <table:table-cell office:value-type="string" calcext:value-type="string">
            <text:p>Alta Bono y periodo de calculo</text:p>
          </table:table-cell>
          <table:table-cell table:number-columns-repeated="3"/>
        </table:table-row>
        <table:table-row table:style-name="ro15">
          <table:table-cell table:number-columns-repeated="2"/>
          <table:table-cell office:value-type="string" calcext:value-type="string">
            <text:p>Alta Bono y periodo de calculo</text:p>
          </table:table-cell>
          <table:table-cell table:number-columns-repeated="3"/>
        </table:table-row>
        <table:table-row table:style-name="ro15">
          <table:table-cell table:number-columns-repeated="2"/>
          <table:table-cell office:value-type="string" calcext:value-type="string">
            <text:p>Alta Bono y periodo de calculo</text:p>
          </table:table-cell>
          <table:table-cell table:number-columns-repeated="3"/>
        </table:table-row>
        <table:table-row table:style-name="ro15">
          <table:table-cell table:number-columns-repeated="2"/>
          <table:table-cell office:value-type="string" calcext:value-type="string">
            <text:p>Alta Bono y periodo de calculo</text:p>
          </table:table-cell>
          <table:table-cell table:number-columns-repeated="3"/>
        </table:table-row>
        <table:table-row table:style-name="ro15">
          <table:table-cell table:number-columns-repeated="2"/>
          <table:table-cell office:value-type="string" calcext:value-type="string">
            <text:p>Alta Bono y periodo de calculo</text:p>
          </table:table-cell>
          <table:table-cell table:number-columns-repeated="3"/>
        </table:table-row>
        <table:table-row table:style-name="ro15">
          <table:table-cell table:number-columns-repeated="2"/>
          <table:table-cell office:value-type="string" calcext:value-type="string">
            <text:p>Alta Bono y periodo de calculo</text:p>
          </table:table-cell>
          <table:table-cell table:number-columns-repeated="3"/>
        </table:table-row>
        <table:table-row table:style-name="ro15">
          <table:table-cell table:number-columns-repeated="2"/>
          <table:table-cell office:value-type="string" calcext:value-type="string">
            <text:p>Alta Bono y periodo de calculo</text:p>
          </table:table-cell>
          <table:table-cell table:number-columns-repeated="3"/>
        </table:table-row>
        <table:table-row table:style-name="ro15">
          <table:table-cell table:number-columns-repeated="2"/>
          <table:table-cell office:value-type="string" calcext:value-type="string">
            <text:p>Alta Bono y periodo de calculo</text:p>
          </table:table-cell>
          <table:table-cell table:number-columns-repeated="3"/>
        </table:table-row>
        <table:table-row table:style-name="ro15" table:number-rows-repeated="2">
          <table:table-cell table:number-columns-repeated="6"/>
        </table:table-row>
        <table:table-row table:style-name="ro13" table:number-rows-repeated="2">
          <table:table-cell table:number-columns-repeated="6"/>
        </table:table-row>
        <table:table-row table:style-name="ro13">
          <table:table-cell table:number-columns-repeated="2"/>
          <table:table-cell table:style-name="ce118"/>
          <table:table-cell/>
          <table:table-cell office:value-type="string" calcext:value-type="string">
            <text:p>SIO</text:p>
          </table:table-cell>
          <table:table-cell/>
        </table:table-row>
        <table:table-row table:style-name="ro13">
          <table:table-cell table:number-columns-repeated="4"/>
          <table:table-cell office:value-type="string" calcext:value-type="string">
            <text:p>Telemarketing</text:p>
          </table:table-cell>
          <table:table-cell/>
        </table:table-row>
        <table:table-row table:style-name="ro13">
          <table:table-cell table:number-columns-repeated="4"/>
          <table:table-cell office:value-type="string" calcext:value-type="string">
            <text:p>CEDI</text:p>
          </table:table-cell>
          <table:table-cell/>
        </table:table-row>
        <table:table-row table:style-name="ro13">
          <table:table-cell table:number-columns-repeated="2"/>
          <table:table-cell table:style-name="ce118"/>
          <table:table-cell table:number-columns-repeated="3"/>
        </table:table-row>
        <table:table-row table:style-name="ro13">
          <table:table-cell table:number-columns-repeated="2"/>
          <table:table-cell table:style-name="ce118"/>
          <table:table-cell/>
          <table:table-cell office:value-type="string" calcext:value-type="string">
            <text:p>Producto</text:p>
          </table:table-cell>
          <table:table-cell office:value-type="string" calcext:value-type="string">
            <text:p>Cuando se registra que redireccione a el carrito de compras para activar o desactivar</text:p>
          </table:table-cell>
        </table:table-row>
        <table:table-row table:style-name="ro13">
          <table:table-cell table:number-columns-repeated="4"/>
          <table:table-cell office:value-type="string" calcext:value-type="string">
            <text:p>Servicio</text:p>
          </table:table-cell>
          <table:table-cell/>
        </table:table-row>
        <table:table-row table:style-name="ro13">
          <table:table-cell table:number-columns-repeated="4"/>
          <table:table-cell office:value-type="string" calcext:value-type="string">
            <text:p>Promocion</text:p>
          </table:table-cell>
          <table:table-cell/>
        </table:table-row>
        <table:table-row table:style-name="ro13">
          <table:table-cell table:number-columns-repeated="2"/>
          <table:table-cell table:style-name="ce118"/>
          <table:table-cell/>
          <table:table-cell office:value-type="string" calcext:value-type="string">
            <text:p>Paquete de Afiliacion</text:p>
          </table:table-cell>
          <table:table-cell/>
        </table:table-row>
        <table:table-row table:style-name="ro13" table:number-rows-repeated="3">
          <table:table-cell table:number-columns-repeated="6"/>
        </table:table-row>
        <table:table-row table:style-name="ro15" table:number-rows-repeated="2">
          <table:table-cell table:number-columns-repeated="6"/>
        </table:table-row>
        <table:table-row table:style-name="ro13">
          <table:table-cell table:number-columns-repeated="6"/>
        </table:table-row>
        <table:table-row table:style-name="ro15">
          <table:table-cell table:number-columns-repeated="2"/>
          <table:table-cell office:value-type="string" calcext:value-type="string">
            <text:p>Mod administrativo</text:p>
          </table:table-cell>
          <table:table-cell table:number-columns-repeated="3"/>
        </table:table-row>
        <table:table-row table:style-name="ro15">
          <table:table-cell table:number-columns-repeated="6"/>
        </table:table-row>
        <table:table-row table:style-name="ro13">
          <table:table-cell table:number-columns-repeated="2"/>
          <table:table-cell table:style-name="ce118" office:value-type="string" calcext:value-type="string">
            <text:p>Usuarios:</text:p>
          </table:table-cell>
          <table:table-cell table:number-columns-repeated="3"/>
        </table:table-row>
        <table:table-row table:style-name="ro13">
          <table:table-cell table:number-columns-repeated="2"/>
          <table:table-cell table:style-name="ce118" office:value-type="string" calcext:value-type="string">
            <text:p>Proveedor</text:p>
          </table:table-cell>
          <table:table-cell table:number-columns-repeated="3"/>
        </table:table-row>
        <table:table-row table:style-name="ro13">
          <table:table-cell table:number-columns-repeated="2"/>
          <table:table-cell table:style-name="ce118" office:value-type="string" calcext:value-type="string">
            <text:p>Producto / Servicio / Combinados</text:p>
          </table:table-cell>
          <table:table-cell table:number-columns-repeated="3"/>
        </table:table-row>
        <table:table-row table:style-name="ro13">
          <table:table-cell table:number-columns-repeated="2"/>
          <table:table-cell table:style-name="ce118" office:value-type="string" calcext:value-type="string">
            <text:p>Carrito de compras (OV)</text:p>
          </table:table-cell>
          <table:table-cell table:number-columns-repeated="3"/>
        </table:table-row>
        <table:table-row table:style-name="ro13">
          <table:table-cell table:number-columns-repeated="6"/>
        </table:table-row>
        <table:table-row table:style-name="ro15">
          <table:table-cell table:number-columns-repeated="2"/>
          <table:table-cell office:value-type="string" calcext:value-type="string">
            <text:p>Proveedor Mensajeria</text:p>
          </table:table-cell>
          <table:table-cell table:number-columns-repeated="3"/>
        </table:table-row>
        <table:table-row table:style-name="ro15">
          <table:table-cell table:number-columns-repeated="2"/>
          <table:table-cell office:value-type="string" calcext:value-type="string">
            <text:p>Almacen </text:p>
          </table:table-cell>
          <table:table-cell table:number-columns-repeated="3"/>
        </table:table-row>
        <table:table-row table:style-name="ro15">
          <table:table-cell table:number-columns-repeated="2"/>
          <table:table-cell office:value-type="string" calcext:value-type="string">
            <text:p>CEDI</text:p>
          </table:table-cell>
          <table:table-cell table:number-columns-repeated="3"/>
        </table:table-row>
        <table:table-row table:style-name="ro15">
          <table:table-cell table:number-columns-repeated="2"/>
          <table:table-cell office:value-type="string" calcext:value-type="string">
            <text:p>Movimiento al inventario</text:p>
          </table:table-cell>
          <table:table-cell table:number-columns-repeated="3"/>
        </table:table-row>
        <table:table-row table:style-name="ro15">
          <table:table-cell table:number-columns-repeated="2"/>
          <table:table-cell office:value-type="string" calcext:value-type="string">
            <text:p>Embarques</text:p>
          </table:table-cell>
          <table:table-cell table:number-columns-repeated="3"/>
        </table:table-row>
        <table:table-row table:style-name="ro15">
          <table:table-cell table:number-columns-repeated="2"/>
          <table:table-cell office:value-type="string" calcext:value-type="string">
            <text:p>Impuestos</text:p>
          </table:table-cell>
          <table:table-cell table:number-columns-repeated="3"/>
        </table:table-row>
        <table:table-row table:style-name="ro15">
          <table:table-cell table:number-columns-repeated="2"/>
          <table:table-cell office:value-type="string" calcext:value-type="string">
            <text:p>Orden de compra - Proveedores </text:p>
          </table:table-cell>
          <table:table-cell table:number-columns-repeated="3"/>
        </table:table-row>
        <table:table-row table:style-name="ro15">
          <table:table-cell table:number-columns-repeated="2"/>
          <table:table-cell office:value-type="string" calcext:value-type="string">
            <text:p>Requisicion de compra</text:p>
          </table:table-cell>
          <table:table-cell table:number-columns-repeated="3"/>
        </table:table-row>
        <table:table-row table:style-name="ro15">
          <table:table-cell table:number-columns-repeated="2"/>
          <table:table-cell office:value-type="string" calcext:value-type="string">
            <text:p>Factura</text:p>
          </table:table-cell>
          <table:table-cell table:number-columns-repeated="3"/>
        </table:table-row>
        <table:table-row table:style-name="ro15">
          <table:table-cell table:number-columns-repeated="2"/>
          <table:table-cell office:value-type="string" calcext:value-type="string">
            <text:p>Bancos</text:p>
          </table:table-cell>
          <table:table-cell table:number-columns-repeated="3"/>
        </table:table-row>
        <table:table-row table:style-name="ro15">
          <table:table-cell table:number-columns-repeated="2"/>
          <table:table-cell office:value-type="string" calcext:value-type="string">
            <text:p>Cuentas contables</text:p>
          </table:table-cell>
          <table:table-cell table:number-columns-repeated="3"/>
        </table:table-row>
      </table:table>
      <table:named-expressions>
        <table:named-expression table:name="ActualDaysRemaining" table:base-cell-address="$Backlog.$A$1" table:expression="OFFSET([$Backlog.$J$32];0;0;1;COUNTIF([$Backlog.$H$32:.$AL$32];&quot;&gt;-1&quot;))"/>
        <table:named-expression table:name="EffortDaysSpent" table:base-cell-address="$Backlog.$A$1" table:expression="OFFSET([$Backlog.$J$33];0;0;1;COUNTIF([$Backlog.$H$32:.$AL$32];&quot;&gt;-1&quot;))"/>
      </table:named-expressions>
      <table:database-ranges>
        <table:database-range table:name="__Anonymous_Sheet_DB__1" table:target-range-address="'Historias de Usuario'.A1:'Historias de Usuario'.K19" table:contains-header="false">
          <table:sort>
            <table:sort-by table:field-number="7"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CO"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CO"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loext:fill-character> </loext:fill-character>
      <number:number number:decimal-places="0" number:min-integer-digits="1" number:grouping="true"/>
      <number:text> </number:text>
    </number:number-style>
    <number:number-style style:name="N120P1" style:volatile="true">
      <loext:fill-character> </loext:fill-character>
      <number:text>(</number:text>
      <number:number number:decimal-places="0" number:min-integer-digits="1" number:grouping="true"/>
      <number:text>)</number:text>
    </number:number-style>
    <number:number-style style:name="N120P2" style:volatile="true">
      <loext:fill-character> </loext:fill-character>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 $</number:text>
      <loext:fill-character> </loext:fill-character>
      <number:text>(</number:text>
      <number:number number:decimal-places="0" number:min-integer-digits="1" number:grouping="true"/>
      <number:text>)</number:text>
    </number:number-style>
    <number:number-style style:name="N124P2" style:volatile="true">
      <number:text> $</number:text>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fill-character> </loext:fill-character>
      <number:number number:decimal-places="2" number:min-integer-digits="1" number:grouping="true"/>
      <number:text> </number:text>
    </number:number-style>
    <number:number-style style:name="N128P1" style:volatile="true">
      <loext:fill-character> </loext:fill-character>
      <number:text>(</number:text>
      <number:number number:decimal-places="2" number:min-integer-digits="1" number:grouping="true"/>
      <number:text>)</number:text>
    </number:number-style>
    <number:number-style style:name="N128P2" style:volatile="true">
      <loext:fill-character> </loext:fill-character>
      <number:text>-</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loext:fill-character> </loext:fill-character>
      <number:number number:decimal-places="2" number:min-integer-digits="1" number:grouping="true"/>
      <number:text> </number:text>
    </number:number-style>
    <number:number-style style:name="N132P1" style:volatile="true">
      <number:text> $</number:text>
      <loext:fill-character> </loext:fill-character>
      <number:text>(</number:text>
      <number:number number:decimal-places="2" number:min-integer-digits="1" number:grouping="true"/>
      <number:text>)</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text>Day #</number:text>
      <number:number number:decimal-places="0" number:min-integer-digits="1"/>
    </number:number-style>
    <number:number-style style:name="N138">
      <number:text>#</number:text>
      <number:number number:decimal-places="0" number:min-integer-digits="1"/>
    </number:number-style>
    <number:number-style style:name="N139">
      <number:text>R#</number:text>
      <number:number number:decimal-places="0" number:min-integer-digits="1"/>
    </number:number-style>
    <number:number-style style:name="N140">
      <number:text>S#</number:text>
      <number:number number:decimal-places="0" number:min-integer-digits="1"/>
    </number:number-style>
    <number:number-style style:name="N141">
      <number:text>Hours Per Day = </number:text>
      <number:number number:decimal-places="0" number:min-integer-digits="1"/>
    </number:number-style>
    <number:number-style style:name="N142">
      <number:text>Number of Tasks = </number:text>
      <number:number number:decimal-places="0" number:min-integer-digits="1"/>
    </number:number-style>
    <number:date-style style:name="N144P0" style:volatile="true">
      <number:month/>
      <number:text>/</number:text>
      <number:day/>
    </number:date-style>
    <number:text-style style:name="N144">
      <number:text-content/>
      <style:map style:condition="value()&gt;=0" style:apply-style-name="N144P0"/>
    </number:text-style>
    <number:currency-style style:name="N146P0" style:volatile="true">
      <number:text>Week Beginning : </number:text>
      <number:currency-symbol>-409</number:currency-symbol>
      <number:text>d-mmm</number:text>
    </number:currency-style>
    <number:text-style style:name="N146">
      <number:text-content/>
      <style:map style:condition="value()&gt;=0" style:apply-style-name="N146P0"/>
    </number:text-style>
    <number:number-style style:name="N147">
      <number:text>Hours Per Day : </number:text>
      <number:number number:decimal-places="0" number:min-integer-digits="1"/>
    </number:number-style>
    <number:number-style style:name="N148">
      <number:text>Days this week : </number:text>
      <number:number number:decimal-places="0" number:min-integer-digits="1"/>
    </number:number-style>
    <number:number-style style:name="N149">
      <number:text>Days available this week : </number:text>
      <number:number number:decimal-places="0" number:min-integer-digits="1"/>
    </number:number-style>
    <number:number-style style:name="N150">
      <number:text>Available Hours : </number:text>
      <number:number number:decimal-places="0" number:min-integer-digits="1"/>
    </number:number-style>
    <number:number-style style:name="N152P0" style:volatile="true">
      <number:text>Available Hours : </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3P0" style:volatile="true">
      <number:text>Available Hours : </number:text>
      <number:number number:decimal-places="0" number:min-integer-digits="1" number:grouping="true"/>
      <number:text> </number:text>
    </number:number-style>
    <number:number-style style:name="N153">
      <style:text-properties fo:color="#ff0000"/>
      <number:text>Overallocation Hours : (</number:text>
      <number:number number:decimal-places="0" number:min-integer-digits="1" number:grouping="true"/>
      <number:text>)</number:text>
      <style:map style:condition="value()&gt;=0" style:apply-style-name="N153P0"/>
    </number:number-style>
    <number:number-style style:name="N154">
      <number:text>Effort remaining : </number:text>
      <number:number number:decimal-places="0" number:min-integer-digits="1"/>
    </number:number-style>
    <number:number-style style:name="N155">
      <number:text>Hours available : </number:text>
    </number:number-style>
    <number:number-style style:name="N156">
      <number:text>Hours available : </number:text>
      <number:number number:decimal-places="0" number:min-integer-digits="1"/>
    </number:number-style>
    <number:number-style style:name="N158P0" style:volatile="true">
      <number:text>Slack : </number:text>
      <number:number number:decimal-places="0" number:min-integer-digits="1" number:grouping="true"/>
      <number:text> </number:text>
    </number:number-style>
    <number:number-style style:name="N158">
      <style:text-properties fo:color="#ff0000"/>
      <number:text>Overallocated : (</number:text>
      <number:number number:decimal-places="0" number:min-integer-digits="1" number:grouping="true"/>
      <number:text>)</number:text>
      <style:map style:condition="value()&gt;=0" style:apply-style-name="N158P0"/>
    </number:number-style>
    <number:number-style style:name="N159">
      <number:text>Effort Remaining for week# </number:text>
      <number:number number:decimal-places="0" number:min-integer-digits="1"/>
    </number:number-style>
    <number:number-style style:name="N160">
      <number:text>Week# </number:text>
      <number:number number:decimal-places="0" number:min-integer-digits="1"/>
      <number:text> - effort remaining</number:text>
    </number:number-style>
    <number:currency-style style:name="N162P0" style:volatile="true">
      <number:text>Week of : </number:text>
      <number:currency-symbol>-409</number:currency-symbol>
      <number:text>d-mmm</number:text>
    </number:currency-style>
    <number:text-style style:name="N162">
      <number:text-content/>
      <style:map style:condition="value()&gt;=0" style:apply-style-name="N162P0"/>
    </number:text-style>
    <number:number-style style:name="N163">
      <number:text>Week# </number:text>
      <number:number number:decimal-places="0" number:min-integer-digits="1"/>
      <number:text> - effort remaining as of day #</number:text>
    </number:number-style>
    <number:number-style style:name="N164">
      <number:text>Week# </number:text>
      <number:number number:decimal-places="0" number:min-integer-digits="1"/>
      <number:text> - effort remaining as of day </number:text>
    </number:number-style>
    <number:number-style style:name="N165">
      <number:text>Week# </number:text>
      <number:number number:decimal-places="0" number:min-integer-digits="1"/>
      <number:text> - effort remaining on day </number:text>
    </number:number-style>
    <number:number-style style:name="N167P0" style:volatile="true">
      <number:text>Slack : </number:text>
      <number:number number:decimal-places="0" number:min-integer-digits="1" number:grouping="true"/>
      <number:text> hours</number:text>
    </number:number-style>
    <number:number-style style:name="N167">
      <style:text-properties fo:color="#ff0000"/>
      <number:text>Overallocated : (</number:text>
      <number:number number:decimal-places="0" number:min-integer-digits="1" number:grouping="true"/>
      <number:text>)hours</number:text>
      <style:map style:condition="value()&gt;=0" style:apply-style-name="N167P0"/>
    </number:number-style>
    <number:number-style style:name="N169P0" style:volatile="true">
      <style:text-properties fo:color="#00ff00"/>
      <number:number number:decimal-places="0" number:min-integer-digits="1" number:grouping="true"/>
    </number:number-style>
    <number:number-style style:name="N169">
      <style:text-properties fo:color="#ff0000"/>
      <number:text>-</number:text>
      <number:number number:decimal-places="0" number:min-integer-digits="1" number:grouping="true"/>
      <style:map style:condition="value()&gt;=0" style:apply-style-name="N169P0"/>
    </number:number-style>
    <number:number-style style:name="N171P0" style:volatile="true">
      <style:text-properties fo:color="#0000ff"/>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style:style style:name="Default" style:family="table-cell">
      <style:table-cell-properties fo:padding="0.071cm" style:rotation-align="none"/>
      <style:text-properties style:font-name="Arial" fo:font-family="Arial"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ext-properties fo:color="#ff0000"/>
    </style:style>
    <style:style style:name="Excel_5f_CondFormat_5f_1_5f_1_5f_2" style:display-name="Excel_CondFormat_1_1_2" style:family="table-cell" style:parent-style-name="Default">
      <style:text-properties fo:color="#008000"/>
    </style:style>
    <style:style style:name="Excel_5f_CondFormat_5f_1_5f_2_5f_1" style:display-name="Excel_CondFormat_1_2_1" style:family="table-cell" style:parent-style-name="Default">
      <style:text-properties fo:color="#ff0000"/>
    </style:style>
    <style:style style:name="Excel_5f_CondFormat_5f_1_5f_2_5f_2" style:display-name="Excel_CondFormat_1_2_2" style:family="table-cell" style:parent-style-name="Default">
      <style:text-properties fo:color="#008000"/>
    </style:style>
    <style:style style:name="Excel_5f_CondFormat_5f_1_5f_3_5f_1" style:display-name="Excel_CondFormat_1_3_1" style:family="table-cell" style:parent-style-name="Default">
      <style:table-cell-properties fo:background-color="#cccccc"/>
    </style:style>
    <style:style style:name="Excel_5f_CondFormat_5f_1_5f_4_5f_1" style:display-name="Excel_CondFormat_1_4_1" style:family="table-cell" style:parent-style-name="Default">
      <style:table-cell-properties fo:background-color="#cccccc"/>
    </style:style>
    <style:style style:name="Excel_5f_CondFormat_5f_1_5f_5_5f_1" style:display-name="Excel_CondFormat_1_5_1" style:family="table-cell" style:parent-style-name="Default">
      <style:text-properties fo:color="#ff0000"/>
    </style:style>
    <style:style style:name="Excel_5f_CondFormat_5f_1_5f_5_5f_2" style:display-name="Excel_CondFormat_1_5_2" style:family="table-cell" style:parent-style-name="Default">
      <style:text-properties fo:color="#008000"/>
    </style:style>
    <style:style style:name="Excel_5f_CondFormat_5f_1_5f_6_5f_1" style:display-name="Excel_CondFormat_1_6_1" style:family="table-cell" style:parent-style-name="Default">
      <style:table-cell-properties fo:background-color="#f0afaf"/>
    </style:style>
    <style:style style:name="Excel_5f_CondFormat_5f_1_5f_7_5f_1" style:display-name="Excel_CondFormat_1_7_1" style:family="table-cell" style:parent-style-name="Default">
      <style:table-cell-properties fo:background-color="#cccccc"/>
      <style:text-properties fo:color="#969696"/>
    </style:style>
    <style:style style:name="Excel_5f_CondFormat_5f_1_5f_8_5f_1" style:display-name="Excel_CondFormat_1_8_1" style:family="table-cell" style:parent-style-name="Default">
      <style:table-cell-properties fo:background-color="#f0afaf"/>
    </style:style>
    <style:style style:name="Excel_5f_CondFormat_5f_1_5f_8_5f_2" style:display-name="Excel_CondFormat_1_8_2" style:family="table-cell" style:parent-style-name="Default">
      <style:text-properties fo:color="#008000"/>
    </style:style>
    <style:style style:name="Excel_5f_CondFormat_5f_2_5f_1_5f_1" style:display-name="Excel_CondFormat_2_1_1" style:family="table-cell" style:parent-style-name="Default">
      <style:table-cell-properties fo:background-color="#cccccc"/>
    </style:style>
    <style:style style:name="Excel_5f_CondFormat_5f_2_5f_2_5f_1" style:display-name="Excel_CondFormat_2_2_1" style:family="table-cell" style:parent-style-name="Default">
      <style:table-cell-properties fo:background-color="#f0afaf"/>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9">00/00/0000</text:date>, <text:time style:data-style-name="N2" text:time-value="09:34:25.339970154">00:00:00</text:time></text:p>
        </style:region-right>
      </style:header>
      <style:header-left style:display="false"/>
      <style:footer>
        <text:p>Página <text:page-number>1</text:page-number> / <text:page-count>99</text:page-count></text:p>
      </style:footer>
      <style:footer-left style:display="false"/>
    </style:master-page>
    <style:master-page style:name="PageStyle_5f_Burndown" style:display-name="PageStyle_Burndown" style:page-layout-name="Mpm3">
      <style:header>
        <style:region-left>
          <text:p><text:span text:style-name="MT1">Page </text:span><text:span text:style-name="MT1"><text:page-number>1</text:page-number></text:span></text:p>
        </style:region-left>
        <style:region-center>
          <text:p><text:span text:style-name="MT1">Weekly Task Tracker</text:span></text:p>
        </style:region-center>
        <style:region-right>
          <text:p><text:span text:style-name="MT1"><text:date style:data-style-name="N2" text:date-value="2015-06-29">00/00/0000</text:date></text:span></text:p>
        </style:region-right>
      </style:header>
      <style:header-left style:display="false">
        <style:region-left>
          <text:p><text:span text:style-name="MT1">Page </text:span><text:span text:style-name="MT1"><text:page-number>1</text:page-number></text:span></text:p>
        </style:region-left>
        <style:region-center>
          <text:p><text:span text:style-name="MT1">Weekly Task Tracker</text:span></text:p>
        </style:region-center>
        <style:region-right>
          <text:p><text:span text:style-name="MT1"><text:date style:data-style-name="N2" text:date-value="2015-06-29">00/00/0000</text:date></text:span></text:p>
        </style:region-right>
      </style:header-left>
      <style:footer>
        <text:p><text:span text:style-name="MT1">Satheesh Babu Vattekkat </text:span></text:p>
      </style:footer>
      <style:footer-left style:display="false">
        <text:p><text:span text:style-name="MT1">Satheesh Babu Vattekkat </text:span></text:p>
      </style:footer-left>
    </style:master-page>
    <style:master-page style:name="PageStyle_5f_Backlog" style:display-name="PageStyle_Backlog" style:page-layout-name="Mpm4">
      <style:header style:display="false"/>
      <style:header-left style:display="false"/>
      <style:footer style:display="false"/>
      <style:footer-left style:display="false"/>
    </style:master-page>
    <style:master-page style:name="PageStyle_5f_Impediments" style:display-name="PageStyle_Impediment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ekly Task Tracker</dc:title>
    <dc:subject>Scrum For Self</dc:subject>
    <dc:description>As a rule, stuff in italics are calculated.
1) Update your availability this week, in hours for each day in the top row.
2) Add items to be done in the first column, priority in the second and estimate in the 3rd.
3) Every beginning of the day, update how many hours of estimated work is remaining for each item, and the hours spent the previous day. During the remainder of the day, unless you've a very good reason, don't change these!
4) You can see how over/under allocated you are. Based on that, you might consider moving few things to the backlog.
5) End of the week, whatever is not completed should be copied to backlog.

When you get to next week, create a new file, plan by moving stuff from backlog to this sheet.</dc:description>
    <meta:initial-creator>Satheesh Babu Vattekkat</meta:initial-creator>
    <meta:creation-date>2006-12-21T10:39:33</meta:creation-date>
    <dc:date>2015-06-29T17:48:08.334064364</dc:date>
    <meta:print-date>2006-12-25T07:10:32</meta:print-date>
    <meta:generator>LibreOffice/4.2.8.2$Linux_X86_64 LibreOffice_project/420m0$Build-2</meta:generator>
    <meta:editing-duration>PT4H45M25S</meta:editing-duration>
    <meta:editing-cycles>34</meta:editing-cycles>
    <dc:creator>edixon </dc:creator>
    <meta:document-statistic meta:table-count="6" meta:cell-count="590"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ff3333" draw:fill-color="#ff3333"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998cm" svg:height="6.233cm" xlink:href=".." xlink:type="simple" chart:class="chart:line" chart:style-name="ch1">
        <chart:title svg:x="5.463cm" svg:y="0.26cm" chart:style-name="ch2">
          <text:p>Sprint # 1</text:p>
        </chart:title>
        <chart:legend chart:legend-position="end" svg:x="10.622cm" svg:y="2.568cm" style:legend-expansion="high" chart:style-name="ch3"/>
        <chart:plot-area chart:style-name="ch4" table:cell-range-address="Backlog.B1:Backlog.B1 Backlog.H35:Backlog.L35 Backlog.H39:Backlog.L39" chart:data-source-has-labels="column" svg:x="0.908cm" svg:y="0.907cm" svg:width="9.49cm" svg:height="4.784cm">
          <chartooo:coordinate-region svg:x="1.529cm" svg:y="1.106cm" svg:width="8.775cm" svg:height="3.938cm"/>
          <chart:axis chart:dimension="x" chart:name="primary-x" chart:style-name="ch5">
            <chart:title svg:x="5.265cm" svg:y="5.673cm" chart:style-name="ch6">
              <text:p>Dias</text:p>
            </chart:title>
          </chart:axis>
          <chart:axis chart:dimension="y" chart:name="primary-y" chart:style-name="ch5">
            <chart:title svg:x="0.089cm" svg:y="3.859cm" chart:style-name="ch7">
              <text:p>Puntos</text:p>
            </chart:title>
            <chart:grid chart:style-name="ch8" chart:class="major"/>
          </chart:axis>
          <chart:series chart:style-name="ch9" chart:values-cell-range-address="Backlog.H35:Backlog.L35" chart:label-cell-address="Backlog.B1:Backlog.B1" chart:class="chart:line">
            <chart:data-point chart:repeated="5"/>
          </chart:series>
          <chart:series chart:style-name="ch10" chart:values-cell-range-address="Backlog.H39:Backlog.L39" chart:label-cell-address="Backlog.B1:Backlog.B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draw:g>
                  <svg:desc>Backlog.B1:Backlog.B1</svg:desc>
                </draw:g>
              </table:table-cell>
              <table:table-cell office:value-type="float" office:value="41.6">
                <text:p>41.6</text:p>
                <draw:g>
                  <svg:desc>Backlog.H35:Backlog.L35</svg:desc>
                </draw:g>
              </table:table-cell>
              <table:table-cell office:value-type="float" office:value="31.2">
                <text:p>31.2</text:p>
              </table:table-cell>
              <table:table-cell office:value-type="float" office:value="20.8">
                <text:p>20.8</text:p>
              </table:table-cell>
              <table:table-cell office:value-type="float" office:value="10.4">
                <text:p>10.4</text:p>
              </table:table-cell>
              <table:table-cell office:value-type="float" office:value="0">
                <text:p>0</text:p>
              </table:table-cell>
            </table:table-row>
            <table:table-row>
              <table:table-cell office:value-type="string">
                <text:p/>
                <draw:g>
                  <svg:desc>Backlog.B1:Backlog.B1</svg:desc>
                </draw:g>
              </table:table-cell>
              <table:table-cell office:value-type="float" office:value="52">
                <text:p>52</text:p>
                <draw:g>
                  <svg:desc>Backlog.H39:Backlog.L39</svg:desc>
                </draw:g>
              </table:table-cell>
              <table:table-cell office:value-type="float" office:value="52">
                <text:p>52</text:p>
              </table:table-cell>
              <table:table-cell office:value-type="float" office:value="31">
                <text:p>31</text:p>
              </table:table-cell>
              <table:table-cell office:value-type="float" office:value="29">
                <text:p>29</text:p>
              </table:table-cell>
              <table:table-cell office:value-type="float" office:value="23">
                <text:p>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